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2.55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1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14">
      <style:table-cell-properties fo:padding="0.071cm"/>
    </style:style>
    <style:style style:name="ce15" style:family="table-cell" style:parent-style-name="Default" style:data-style-name="N2">
      <style:table-cell-properties fo:padding="0.071cm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Лист1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table:number-columns-repeated="4"/>
          <table:table-cell table:style-name="ce2" office:value-type="float" office:value="1812" calcext:value-type="float">
            <text:p>1812</text:p>
          </table:table-cell>
          <table:table-cell table:style-name="ce5" office:value-type="string" calcext:value-type="string">
            <text:p>£ 5.48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813" calcext:value-type="float">
            <text:p>1813</text:p>
          </table:table-cell>
          <table:table-cell table:style-name="ce5" office:value-type="string" calcext:value-type="string">
            <text:p>£ 5.76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814" calcext:value-type="float">
            <text:p>1814</text:p>
          </table:table-cell>
          <table:table-cell table:style-name="ce5" office:value-type="string" calcext:value-type="string">
            <text:p>£ 5.2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815" calcext:value-type="float">
            <text:p>1815</text:p>
          </table:table-cell>
          <table:table-cell table:style-name="ce5" office:value-type="string" calcext:value-type="string">
            <text:p>£ 4.99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816" calcext:value-type="float">
            <text:p>1816</text:p>
          </table:table-cell>
          <table:table-cell table:style-name="ce5" office:value-type="string" calcext:value-type="string">
            <text:p>£ 4.36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817" calcext:value-type="float">
            <text:p>1817</text:p>
          </table:table-cell>
          <table:table-cell table:style-name="ce5" office:value-type="string" calcext:value-type="string">
            <text:p>£ 4.33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818" calcext:value-type="float">
            <text:p>1818</text:p>
          </table:table-cell>
          <table:table-cell table:style-name="ce5" office:value-type="string" calcext:value-type="string">
            <text:p>£ 4.44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819" calcext:value-type="float">
            <text:p>1819</text:p>
          </table:table-cell>
          <table:table-cell table:style-name="ce5" office:value-type="string" calcext:value-type="string">
            <text:p>£ 4.36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string" calcext:value-type="string">
            <text:p>1820-1918</text:p>
          </table:table-cell>
          <table:table-cell table:style-name="ce5" office:value-type="string" calcext:value-type="string">
            <text:p>£ 4.2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20" calcext:value-type="float">
            <text:p>1920</text:p>
          </table:table-cell>
          <table:table-cell table:style-name="ce5" office:value-type="string" calcext:value-type="string">
            <text:p>£ 5.6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21" calcext:value-type="float">
            <text:p>1921</text:p>
          </table:table-cell>
          <table:table-cell table:style-name="ce5" office:value-type="string" calcext:value-type="string">
            <text:p>£ 5.3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22" calcext:value-type="float">
            <text:p>1922</text:p>
          </table:table-cell>
          <table:table-cell table:style-name="ce5" office:value-type="string" calcext:value-type="string">
            <text:p>£ 4.67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string" calcext:value-type="string">
            <text:p>1940-49</text:p>
          </table:table-cell>
          <table:table-cell table:style-name="ce5" office:value-type="string" calcext:value-type="string">
            <text:p>£ 8.40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3" office:value-type="string" calcext:value-type="string" table:number-columns-spanned="2" table:number-rows-spanned="1">
            <text:p>С 1950 года международная цена золота стала исчисляться в американских долларах</text:p>
          </table:table-cell>
          <table:covered-table-cell table:style-name="ce6"/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50" calcext:value-type="float">
            <text:p>1950</text:p>
          </table:table-cell>
          <table:table-cell table:style-name="ce5" office:value-type="string" calcext:value-type="string">
            <text:p>$ 34.7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51" calcext:value-type="float">
            <text:p>1951</text:p>
          </table:table-cell>
          <table:table-cell table:style-name="ce5" office:value-type="string" calcext:value-type="string">
            <text:p>$ 34.7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52" calcext:value-type="float">
            <text:p>1952</text:p>
          </table:table-cell>
          <table:table-cell table:style-name="ce5" office:value-type="string" calcext:value-type="string">
            <text:p>$ 34.7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53" calcext:value-type="float">
            <text:p>1953</text:p>
          </table:table-cell>
          <table:table-cell table:style-name="ce5" office:value-type="string" calcext:value-type="string">
            <text:p>$ 34.7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54" calcext:value-type="float">
            <text:p>1954</text:p>
          </table:table-cell>
          <table:table-cell table:style-name="ce5" office:value-type="string" calcext:value-type="string">
            <text:p>$ 34.96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55" calcext:value-type="float">
            <text:p>1955</text:p>
          </table:table-cell>
          <table:table-cell table:style-name="ce5" office:value-type="string" calcext:value-type="string">
            <text:p>$ 35.0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56" calcext:value-type="float">
            <text:p>1956</text:p>
          </table:table-cell>
          <table:table-cell table:style-name="ce5" office:value-type="string" calcext:value-type="string">
            <text:p>$ 35.00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57" calcext:value-type="float">
            <text:p>1957</text:p>
          </table:table-cell>
          <table:table-cell table:style-name="ce5" office:value-type="string" calcext:value-type="string">
            <text:p>$ 34.9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58" calcext:value-type="float">
            <text:p>1958</text:p>
          </table:table-cell>
          <table:table-cell table:style-name="ce5" office:value-type="string" calcext:value-type="string">
            <text:p>$ 35.10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59" calcext:value-type="float">
            <text:p>1959</text:p>
          </table:table-cell>
          <table:table-cell table:style-name="ce5" office:value-type="string" calcext:value-type="string">
            <text:p>$ 35.09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60" calcext:value-type="float">
            <text:p>1960</text:p>
          </table:table-cell>
          <table:table-cell table:style-name="ce5" office:value-type="string" calcext:value-type="string">
            <text:p>$ 35.28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61" calcext:value-type="float">
            <text:p>1961</text:p>
          </table:table-cell>
          <table:table-cell table:style-name="ce5" office:value-type="string" calcext:value-type="string">
            <text:p>$ 35.1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62" calcext:value-type="float">
            <text:p>1962</text:p>
          </table:table-cell>
          <table:table-cell table:style-name="ce5" office:value-type="string" calcext:value-type="string">
            <text:p>$ 35.10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63" calcext:value-type="float">
            <text:p>1963</text:p>
          </table:table-cell>
          <table:table-cell table:style-name="ce5" office:value-type="string" calcext:value-type="string">
            <text:p>$ 35.09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64" calcext:value-type="float">
            <text:p>1964</text:p>
          </table:table-cell>
          <table:table-cell table:style-name="ce5" office:value-type="string" calcext:value-type="string">
            <text:p>$ 35.09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65" calcext:value-type="float">
            <text:p>1965</text:p>
          </table:table-cell>
          <table:table-cell table:style-name="ce5" office:value-type="string" calcext:value-type="string">
            <text:p>$ 35.13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66" calcext:value-type="float">
            <text:p>1966</text:p>
          </table:table-cell>
          <table:table-cell table:style-name="ce5" office:value-type="string" calcext:value-type="string">
            <text:p>$ 35.17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67" calcext:value-type="float">
            <text:p>1967</text:p>
          </table:table-cell>
          <table:table-cell table:style-name="ce5" office:value-type="string" calcext:value-type="string">
            <text:p>$ 35.19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68" calcext:value-type="float">
            <text:p>1968</text:p>
          </table:table-cell>
          <table:table-cell table:style-name="ce5" office:value-type="string" calcext:value-type="string">
            <text:p>$ 38.69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69" calcext:value-type="float">
            <text:p>1969</text:p>
          </table:table-cell>
          <table:table-cell table:style-name="ce5" office:value-type="string" calcext:value-type="string">
            <text:p>$ 41.09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70" calcext:value-type="float">
            <text:p>1970</text:p>
          </table:table-cell>
          <table:table-cell table:style-name="ce5" office:value-type="string" calcext:value-type="string">
            <text:p>$ 35.94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71" calcext:value-type="float">
            <text:p>1971</text:p>
          </table:table-cell>
          <table:table-cell table:style-name="ce5" office:value-type="string" calcext:value-type="string">
            <text:p>$ 40.80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72" calcext:value-type="float">
            <text:p>1972</text:p>
          </table:table-cell>
          <table:table-cell table:style-name="ce5" office:value-type="string" calcext:value-type="string">
            <text:p>$ 58.16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73" calcext:value-type="float">
            <text:p>1973</text:p>
          </table:table-cell>
          <table:table-cell table:style-name="ce5" office:value-type="string" calcext:value-type="string">
            <text:p>$ 97.32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74" calcext:value-type="float">
            <text:p>1974</text:p>
          </table:table-cell>
          <table:table-cell table:style-name="ce5" office:value-type="string" calcext:value-type="string">
            <text:p>$ 159.26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75" calcext:value-type="float">
            <text:p>1975</text:p>
          </table:table-cell>
          <table:table-cell table:style-name="ce5" office:value-type="string" calcext:value-type="string">
            <text:p>$ 161.02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76" calcext:value-type="float">
            <text:p>1976</text:p>
          </table:table-cell>
          <table:table-cell table:style-name="ce5" office:value-type="string" calcext:value-type="string">
            <text:p>$ 124.84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77" calcext:value-type="float">
            <text:p>1977</text:p>
          </table:table-cell>
          <table:table-cell table:style-name="ce5" office:value-type="string" calcext:value-type="string">
            <text:p>$ 147.7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78" calcext:value-type="float">
            <text:p>1978</text:p>
          </table:table-cell>
          <table:table-cell table:style-name="ce5" office:value-type="string" calcext:value-type="string">
            <text:p>$ 193.22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79" calcext:value-type="float">
            <text:p>1979</text:p>
          </table:table-cell>
          <table:table-cell table:style-name="ce5" office:value-type="string" calcext:value-type="string">
            <text:p>$ 306.68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80" calcext:value-type="float">
            <text:p>1980</text:p>
          </table:table-cell>
          <table:table-cell table:style-name="ce5" office:value-type="string" calcext:value-type="string">
            <text:p>$ 612.56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81" calcext:value-type="float">
            <text:p>1981</text:p>
          </table:table-cell>
          <table:table-cell table:style-name="ce5" office:value-type="string" calcext:value-type="string">
            <text:p>$ 460.03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82" calcext:value-type="float">
            <text:p>1982</text:p>
          </table:table-cell>
          <table:table-cell table:style-name="ce5" office:value-type="string" calcext:value-type="string">
            <text:p>$ 375.67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83" calcext:value-type="float">
            <text:p>1983</text:p>
          </table:table-cell>
          <table:table-cell table:style-name="ce5" office:value-type="string" calcext:value-type="string">
            <text:p>$ 424.3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84" calcext:value-type="float">
            <text:p>1984</text:p>
          </table:table-cell>
          <table:table-cell table:style-name="ce5" office:value-type="string" calcext:value-type="string">
            <text:p>$ 360.48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85" calcext:value-type="float">
            <text:p>1985</text:p>
          </table:table-cell>
          <table:table-cell table:style-name="ce5" office:value-type="string" calcext:value-type="string">
            <text:p>$ 317.28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86" calcext:value-type="float">
            <text:p>1986</text:p>
          </table:table-cell>
          <table:table-cell table:style-name="ce5" office:value-type="string" calcext:value-type="string">
            <text:p>$ 367.5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87" calcext:value-type="float">
            <text:p>1987</text:p>
          </table:table-cell>
          <table:table-cell table:style-name="ce5" office:value-type="string" calcext:value-type="string">
            <text:p>$ 446.47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88" calcext:value-type="float">
            <text:p>1988</text:p>
          </table:table-cell>
          <table:table-cell table:style-name="ce5" office:value-type="string" calcext:value-type="string">
            <text:p>$ 437.0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89" calcext:value-type="float">
            <text:p>1989</text:p>
          </table:table-cell>
          <table:table-cell table:style-name="ce5" office:value-type="string" calcext:value-type="string">
            <text:p>$ 381.43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90" calcext:value-type="float">
            <text:p>1990</text:p>
          </table:table-cell>
          <table:table-cell table:style-name="ce5" office:value-type="string" calcext:value-type="string">
            <text:p>$ 383.47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91" calcext:value-type="float">
            <text:p>1991</text:p>
          </table:table-cell>
          <table:table-cell table:style-name="ce5" office:value-type="string" calcext:value-type="string">
            <text:p>$ 362.18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92" calcext:value-type="float">
            <text:p>1992</text:p>
          </table:table-cell>
          <table:table-cell table:style-name="ce5" office:value-type="string" calcext:value-type="string">
            <text:p>$ 343.73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93" calcext:value-type="float">
            <text:p>1993</text:p>
          </table:table-cell>
          <table:table-cell table:style-name="ce5" office:value-type="string" calcext:value-type="string">
            <text:p>$ 359.77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94" calcext:value-type="float">
            <text:p>1994</text:p>
          </table:table-cell>
          <table:table-cell table:style-name="ce5" office:value-type="string" calcext:value-type="string">
            <text:p>$ 384.0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95" calcext:value-type="float">
            <text:p>1995</text:p>
          </table:table-cell>
          <table:table-cell table:style-name="ce5" office:value-type="string" calcext:value-type="string">
            <text:p>$ 384.16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96" calcext:value-type="float">
            <text:p>1996</text:p>
          </table:table-cell>
          <table:table-cell table:style-name="ce5" office:value-type="string" calcext:value-type="string">
            <text:p>$ 387.69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97" calcext:value-type="float">
            <text:p>1997</text:p>
          </table:table-cell>
          <table:table-cell table:style-name="ce5" office:value-type="string" calcext:value-type="string">
            <text:p>$ 331.10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98" calcext:value-type="float">
            <text:p>1998</text:p>
          </table:table-cell>
          <table:table-cell table:style-name="ce5" office:value-type="string" calcext:value-type="string">
            <text:p>$ 294.16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1999" calcext:value-type="float">
            <text:p>1999</text:p>
          </table:table-cell>
          <table:table-cell table:style-name="ce5" office:value-type="string" calcext:value-type="string">
            <text:p>$ 278.64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2000" calcext:value-type="float">
            <text:p>2000</text:p>
          </table:table-cell>
          <table:table-cell table:style-name="ce5" office:value-type="string" calcext:value-type="string">
            <text:p>$ 279.03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$ 271.04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2002" calcext:value-type="float">
            <text:p>2002</text:p>
          </table:table-cell>
          <table:table-cell table:style-name="ce5" office:value-type="string" calcext:value-type="string">
            <text:p>$ 309.68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$ 363.32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2004" calcext:value-type="float">
            <text:p>2004</text:p>
          </table:table-cell>
          <table:table-cell table:style-name="ce5" office:value-type="string" calcext:value-type="string">
            <text:p>$ 409.17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2005" calcext:value-type="float">
            <text:p>2005</text:p>
          </table:table-cell>
          <table:table-cell table:style-name="ce5" office:value-type="string" calcext:value-type="string">
            <text:p>$ 444.4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$ 603.77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$ 695.39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$ 871.96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$ 972.3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$ 1224.53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$ 1571.97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4" office:value-type="string" calcext:value-type="string">
            <text:p>13.11.2012</text:p>
          </table:table-cell>
          <table:table-cell table:style-name="ce5" office:value-type="string" calcext:value-type="string">
            <text:p>$ 1725.21</text:p>
          </table:table-cell>
          <table:table-cell table:number-columns-repeated="251"/>
        </table:table-row>
        <table:table-row table:style-name="ro3" table:number-rows-repeated="1048498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Лист2" table:style-name="ta2">
        <office:forms form:automatic-focus="false" form:apply-design-mode="false"/>
        <table:shapes>
          <draw:frame draw:z-index="0" draw:name="Chart 1" draw:style-name="gr1" draw:text-style-name="P1" svg:width="16cm" svg:height="11.851cm" svg:x="24.946cm" svg:y="47.976cm">
            <draw:object draw:notify-on-update-of-ranges="Лист2.B91:Лист2.B157 Лист2.I91:Лист2.I157 Лист2.T91:Лист2.T1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draw:text-style-name="P1" svg:width="16.001cm" svg:height="9.265cm" svg:x="24.937cm" svg:y="60.239cm">
            <draw:object draw:notify-on-update-of-ranges="Лист2.B91:Лист2.B157 Лист2.J91:Лист2.J157 Лист2.U91:Лист2.U15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3" draw:style-name="gr1" draw:text-style-name="P1" svg:width="16.002cm" svg:height="9.55cm" svg:x="24.836cm" svg:y="69.447cm">
            <draw:object draw:notify-on-update-of-ranges="Лист2.B91:Лист2.B157 Лист2.J91:Лист2.J157 Лист2.U91:Лист2.U15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4" draw:style-name="gr1" draw:text-style-name="P1" svg:width="16.003cm" svg:height="9.55cm" svg:x="24.807cm" svg:y="79.098cm">
            <draw:object draw:notify-on-update-of-ranges="Лист2.B91:Лист2.B157 Лист2.J91:Лист2.J157 Лист2.U91:Лист2.U15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Chart 5" draw:style-name="gr1" draw:text-style-name="P1" svg:width="16.003cm" svg:height="8.999cm" svg:x="24.851cm" svg:y="88.997cm">
            <draw:object draw:notify-on-update-of-ranges="Лист2.J171:Лист2.J176 Лист2.F171:Лист2.F17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57" table:default-cell-style-name="ce1"/>
        <table:table-row table:style-name="ro3">
          <table:table-cell/>
          <table:table-cell table:style-name="ce7" office:value-type="string" calcext:value-type="string">
            <text:p>Год</text:p>
          </table:table-cell>
          <table:table-cell table:style-name="ce7" office:value-type="string" calcext:value-type="string">
            <text:p>OD</text:p>
          </table:table-cell>
          <table:table-cell table:style-name="ce7" office:value-type="string" calcext:value-type="string">
            <text:p>ID</text:p>
          </table:table-cell>
          <table:table-cell office:value-type="string" calcext:value-type="string">
            <text:p>Золото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61" calcext:value-type="float">
            <text:p>1861</text:p>
          </table:table-cell>
          <table:table-cell table:style-name="ce8" office:value-type="string" calcext:value-type="string">
            <text:p>0.49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"/>
          <table:table-cell office:value-type="string" calcext:value-type="string">
            <text:p>http://ruxpert.ru/%D0%A1%D1%82%D0%B0%D1%82%D0%B8%D1%81%D1%82%D0%B8%D0%BA%D0%B0:%D0%98%D1%81%D1%82%D0%BE%D1%80%D0%B8%D1%8F_%D1%86%D0%B5%D0%BD_%D0%BD%D0%B0_%D0%BD%D0%B5%D1%84%D1%82%D1%8C</text:p>
          </table:table-cell>
          <table:table-cell table:number-columns-repeated="249"/>
        </table:table-row>
        <table:table-row table:style-name="ro1">
          <table:table-cell/>
          <table:table-cell table:style-name="ce7" office:value-type="float" office:value="1862" calcext:value-type="float">
            <text:p>1862</text:p>
          </table:table-cell>
          <table:table-cell table:style-name="ce8" office:value-type="string" calcext:value-type="string">
            <text:p>1.05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"/>
          <table:table-cell office:value-type="string" calcext:value-type="string">
            <text:p>http://www.opoccuu.com/cena-zolota.htm</text:p>
          </table:table-cell>
          <table:table-cell table:number-columns-repeated="249"/>
        </table:table-row>
        <table:table-row table:style-name="ro1">
          <table:table-cell/>
          <table:table-cell table:style-name="ce7" office:value-type="float" office:value="1863" calcext:value-type="float">
            <text:p>1863</text:p>
          </table:table-cell>
          <table:table-cell table:style-name="ce8" office:value-type="string" calcext:value-type="string">
            <text:p>3.15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"/>
          <table:table-cell office:value-type="string" calcext:value-type="string">
            <text:p>цена тройской унции золота за 1812-2012 годы</text:p>
          </table:table-cell>
          <table:table-cell table:number-columns-repeated="249"/>
        </table:table-row>
        <table:table-row table:style-name="ro1">
          <table:table-cell/>
          <table:table-cell table:style-name="ce7" office:value-type="float" office:value="1864" calcext:value-type="float">
            <text:p>1864</text:p>
          </table:table-cell>
          <table:table-cell table:style-name="ce8" office:value-type="string" calcext:value-type="string">
            <text:p>8.06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"/>
          <table:table-cell office:value-type="string" calcext:value-type="string">
            <text:p>В столбце OD находятся данные сайта OpenData</text:p>
          </table:table-cell>
          <table:table-cell table:number-columns-repeated="249"/>
        </table:table-row>
        <table:table-row table:style-name="ro1">
          <table:table-cell/>
          <table:table-cell table:style-name="ce7" office:value-type="float" office:value="1865" calcext:value-type="float">
            <text:p>1865</text:p>
          </table:table-cell>
          <table:table-cell table:style-name="ce8" office:value-type="string" calcext:value-type="string">
            <text:p>6.59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"/>
          <table:table-cell office:value-type="string" calcext:value-type="string">
            <text:p>В столбце ID приведены данные сайта InflationData</text:p>
          </table:table-cell>
          <table:table-cell table:number-columns-repeated="249"/>
        </table:table-row>
        <table:table-row table:style-name="ro1">
          <table:table-cell/>
          <table:table-cell table:style-name="ce7" office:value-type="float" office:value="1866" calcext:value-type="float">
            <text:p>1866</text:p>
          </table:table-cell>
          <table:table-cell table:style-name="ce8" office:value-type="string" calcext:value-type="string">
            <text:p>3.74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"/>
          <table:table-cell office:value-type="string" calcext:value-type="string">
            <text:p>Цифры из обоих источников выглядят странно. Так, согласно данным OpenData, на периоде 1961—1970 цена на нефть не изменялась. Аналогичные периоды «остановившейся» цены есть и в таблице InflationData.</text:p>
          </table:table-cell>
          <table:table-cell table:number-columns-repeated="249"/>
        </table:table-row>
        <table:table-row table:style-name="ro1">
          <table:table-cell/>
          <table:table-cell table:style-name="ce7" office:value-type="float" office:value="1867" calcext:value-type="float">
            <text:p>1867</text:p>
          </table:table-cell>
          <table:table-cell table:style-name="ce8" office:value-type="string" calcext:value-type="string">
            <text:p>2.41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68" calcext:value-type="float">
            <text:p>1868</text:p>
          </table:table-cell>
          <table:table-cell table:style-name="ce8" office:value-type="string" calcext:value-type="string">
            <text:p>3.63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69" calcext:value-type="float">
            <text:p>1869</text:p>
          </table:table-cell>
          <table:table-cell table:style-name="ce8" office:value-type="string" calcext:value-type="string">
            <text:p>3.64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70" calcext:value-type="float">
            <text:p>1870</text:p>
          </table:table-cell>
          <table:table-cell table:style-name="ce8" office:value-type="string" calcext:value-type="string">
            <text:p>3.86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71" calcext:value-type="float">
            <text:p>1871</text:p>
          </table:table-cell>
          <table:table-cell table:style-name="ce8" office:value-type="string" calcext:value-type="string">
            <text:p>4.34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72" calcext:value-type="float">
            <text:p>1872</text:p>
          </table:table-cell>
          <table:table-cell table:style-name="ce8" office:value-type="string" calcext:value-type="string">
            <text:p>3.64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73" calcext:value-type="float">
            <text:p>1873</text:p>
          </table:table-cell>
          <table:table-cell table:style-name="ce8" office:value-type="string" calcext:value-type="string">
            <text:p>1.83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74" calcext:value-type="float">
            <text:p>1874</text:p>
          </table:table-cell>
          <table:table-cell table:style-name="ce8" office:value-type="string" calcext:value-type="string">
            <text:p>1.17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75" calcext:value-type="float">
            <text:p>1875</text:p>
          </table:table-cell>
          <table:table-cell table:style-name="ce8" office:value-type="string" calcext:value-type="string">
            <text:p>1.35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76" calcext:value-type="float">
            <text:p>1876</text:p>
          </table:table-cell>
          <table:table-cell table:style-name="ce8" office:value-type="string" calcext:value-type="string">
            <text:p>2.56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77" calcext:value-type="float">
            <text:p>1877</text:p>
          </table:table-cell>
          <table:table-cell table:style-name="ce8" office:value-type="string" calcext:value-type="string">
            <text:p>2.42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78" calcext:value-type="float">
            <text:p>1878</text:p>
          </table:table-cell>
          <table:table-cell table:style-name="ce8" office:value-type="string" calcext:value-type="string">
            <text:p>1.19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79" calcext:value-type="float">
            <text:p>1879</text:p>
          </table:table-cell>
          <table:table-cell table:style-name="ce8" office:value-type="string" calcext:value-type="string">
            <text:p>0.86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80" calcext:value-type="float">
            <text:p>1880</text:p>
          </table:table-cell>
          <table:table-cell table:style-name="ce8" office:value-type="string" calcext:value-type="string">
            <text:p>0.95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81" calcext:value-type="float">
            <text:p>1881</text:p>
          </table:table-cell>
          <table:table-cell table:style-name="ce8" office:value-type="string" calcext:value-type="string">
            <text:p>0.86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82" calcext:value-type="float">
            <text:p>1882</text:p>
          </table:table-cell>
          <table:table-cell table:style-name="ce8" office:value-type="string" calcext:value-type="string">
            <text:p>0.78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83" calcext:value-type="float">
            <text:p>1883</text:p>
          </table:table-cell>
          <table:table-cell table:style-name="ce8" office:value-type="string" calcext:value-type="string">
            <text:p>1.00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84" calcext:value-type="float">
            <text:p>1884</text:p>
          </table:table-cell>
          <table:table-cell table:style-name="ce8" office:value-type="string" calcext:value-type="string">
            <text:p>0.84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85" calcext:value-type="float">
            <text:p>1885</text:p>
          </table:table-cell>
          <table:table-cell table:style-name="ce8" office:value-type="string" calcext:value-type="string">
            <text:p>0.88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86" calcext:value-type="float">
            <text:p>1886</text:p>
          </table:table-cell>
          <table:table-cell table:style-name="ce8" office:value-type="string" calcext:value-type="string">
            <text:p>0.71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87" calcext:value-type="float">
            <text:p>1887</text:p>
          </table:table-cell>
          <table:table-cell table:style-name="ce8" office:value-type="string" calcext:value-type="string">
            <text:p>0.67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88" calcext:value-type="float">
            <text:p>1888</text:p>
          </table:table-cell>
          <table:table-cell table:style-name="ce8" office:value-type="string" calcext:value-type="string">
            <text:p>0.88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89" calcext:value-type="float">
            <text:p>1889</text:p>
          </table:table-cell>
          <table:table-cell table:style-name="ce8" office:value-type="string" calcext:value-type="string">
            <text:p>0.94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90" calcext:value-type="float">
            <text:p>1890</text:p>
          </table:table-cell>
          <table:table-cell table:style-name="ce8" office:value-type="string" calcext:value-type="string">
            <text:p>0.87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91" calcext:value-type="float">
            <text:p>1891</text:p>
          </table:table-cell>
          <table:table-cell table:style-name="ce8" office:value-type="string" calcext:value-type="string">
            <text:p>0.67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92" calcext:value-type="float">
            <text:p>1892</text:p>
          </table:table-cell>
          <table:table-cell table:style-name="ce8" office:value-type="string" calcext:value-type="string">
            <text:p>0.56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93" calcext:value-type="float">
            <text:p>1893</text:p>
          </table:table-cell>
          <table:table-cell table:style-name="ce8" office:value-type="string" calcext:value-type="string">
            <text:p>0.64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94" calcext:value-type="float">
            <text:p>1894</text:p>
          </table:table-cell>
          <table:table-cell table:style-name="ce8" office:value-type="string" calcext:value-type="string">
            <text:p>0.84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95" calcext:value-type="float">
            <text:p>1895</text:p>
          </table:table-cell>
          <table:table-cell table:style-name="ce8" office:value-type="string" calcext:value-type="string">
            <text:p>1.36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96" calcext:value-type="float">
            <text:p>1896</text:p>
          </table:table-cell>
          <table:table-cell table:style-name="ce8" office:value-type="string" calcext:value-type="string">
            <text:p>1.18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97" calcext:value-type="float">
            <text:p>1897</text:p>
          </table:table-cell>
          <table:table-cell table:style-name="ce8" office:value-type="string" calcext:value-type="string">
            <text:p>0.79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98" calcext:value-type="float">
            <text:p>1898</text:p>
          </table:table-cell>
          <table:table-cell table:style-name="ce8" office:value-type="string" calcext:value-type="string">
            <text:p>0.91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899" calcext:value-type="float">
            <text:p>1899</text:p>
          </table:table-cell>
          <table:table-cell table:style-name="ce8" office:value-type="string" calcext:value-type="string">
            <text:p>1.29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00" calcext:value-type="float">
            <text:p>1900</text:p>
          </table:table-cell>
          <table:table-cell table:style-name="ce8" office:value-type="string" calcext:value-type="string">
            <text:p>1.19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01" calcext:value-type="float">
            <text:p>1901</text:p>
          </table:table-cell>
          <table:table-cell table:style-name="ce8" office:value-type="string" calcext:value-type="string">
            <text:p>0.96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02" calcext:value-type="float">
            <text:p>1902</text:p>
          </table:table-cell>
          <table:table-cell table:style-name="ce8" office:value-type="string" calcext:value-type="string">
            <text:p>0.80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03" calcext:value-type="float">
            <text:p>1903</text:p>
          </table:table-cell>
          <table:table-cell table:style-name="ce8" office:value-type="string" calcext:value-type="string">
            <text:p>0.94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04" calcext:value-type="float">
            <text:p>1904</text:p>
          </table:table-cell>
          <table:table-cell table:style-name="ce8" office:value-type="string" calcext:value-type="string">
            <text:p>0.86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05" calcext:value-type="float">
            <text:p>1905</text:p>
          </table:table-cell>
          <table:table-cell table:style-name="ce8" office:value-type="string" calcext:value-type="string">
            <text:p>0.62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06" calcext:value-type="float">
            <text:p>1906</text:p>
          </table:table-cell>
          <table:table-cell table:style-name="ce8" office:value-type="string" calcext:value-type="string">
            <text:p>0.73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07" calcext:value-type="float">
            <text:p>1907</text:p>
          </table:table-cell>
          <table:table-cell table:style-name="ce8" office:value-type="string" calcext:value-type="string">
            <text:p>0.72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08" calcext:value-type="float">
            <text:p>1908</text:p>
          </table:table-cell>
          <table:table-cell table:style-name="ce8" office:value-type="string" calcext:value-type="string">
            <text:p>0.72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09" calcext:value-type="float">
            <text:p>1909</text:p>
          </table:table-cell>
          <table:table-cell table:style-name="ce8" office:value-type="string" calcext:value-type="string">
            <text:p>0.70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10" calcext:value-type="float">
            <text:p>1910</text:p>
          </table:table-cell>
          <table:table-cell table:style-name="ce8" office:value-type="string" calcext:value-type="string">
            <text:p>0.61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11" calcext:value-type="float">
            <text:p>1911</text:p>
          </table:table-cell>
          <table:table-cell table:style-name="ce8" office:value-type="string" calcext:value-type="string">
            <text:p>0.61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12" calcext:value-type="float">
            <text:p>1912</text:p>
          </table:table-cell>
          <table:table-cell table:style-name="ce8" office:value-type="string" calcext:value-type="string">
            <text:p>0.74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13" calcext:value-type="float">
            <text:p>1913</text:p>
          </table:table-cell>
          <table:table-cell table:style-name="ce8" office:value-type="string" calcext:value-type="string">
            <text:p>0.95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14" calcext:value-type="float">
            <text:p>1914</text:p>
          </table:table-cell>
          <table:table-cell table:style-name="ce8" office:value-type="string" calcext:value-type="string">
            <text:p>0.81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15" calcext:value-type="float">
            <text:p>1915</text:p>
          </table:table-cell>
          <table:table-cell table:style-name="ce8" office:value-type="string" calcext:value-type="string">
            <text:p>0.64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16" calcext:value-type="float">
            <text:p>1916</text:p>
          </table:table-cell>
          <table:table-cell table:style-name="ce8" office:value-type="string" calcext:value-type="string">
            <text:p>1.10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17" calcext:value-type="float">
            <text:p>1917</text:p>
          </table:table-cell>
          <table:table-cell table:style-name="ce8" office:value-type="string" calcext:value-type="string">
            <text:p>1.56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18" calcext:value-type="float">
            <text:p>1918</text:p>
          </table:table-cell>
          <table:table-cell table:style-name="ce8" office:value-type="string" calcext:value-type="string">
            <text:p>1.98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19" calcext:value-type="float">
            <text:p>1919</text:p>
          </table:table-cell>
          <table:table-cell table:style-name="ce8" office:value-type="string" calcext:value-type="string">
            <text:p>2.01</text:p>
          </table:table-cell>
          <table:table-cell table:style-name="ce9"/>
          <table:table-cell table:style-name="ce5" office:value-type="string" calcext:value-type="string">
            <text:p>£ 4.2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20" calcext:value-type="float">
            <text:p>1920</text:p>
          </table:table-cell>
          <table:table-cell table:style-name="ce8" office:value-type="string" calcext:value-type="string">
            <text:p>3.07</text:p>
          </table:table-cell>
          <table:table-cell table:style-name="ce9"/>
          <table:table-cell table:style-name="ce5" office:value-type="string" calcext:value-type="string">
            <text:p>£ 5.6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21" calcext:value-type="float">
            <text:p>1921</text:p>
          </table:table-cell>
          <table:table-cell table:style-name="ce8" office:value-type="string" calcext:value-type="string">
            <text:p>1.73</text:p>
          </table:table-cell>
          <table:table-cell table:style-name="ce9"/>
          <table:table-cell table:style-name="ce5" office:value-type="string" calcext:value-type="string">
            <text:p>£ 5.35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22" calcext:value-type="float">
            <text:p>1922</text:p>
          </table:table-cell>
          <table:table-cell table:style-name="ce8" office:value-type="string" calcext:value-type="string">
            <text:p>1.61</text:p>
          </table:table-cell>
          <table:table-cell table:style-name="ce9"/>
          <table:table-cell table:style-name="ce5" office:value-type="string" calcext:value-type="string">
            <text:p>£ 4.67</text:p>
          </table:table-cell>
          <table:table-cell table:number-columns-repeated="252"/>
        </table:table-row>
        <table:table-row table:style-name="ro3">
          <table:table-cell/>
          <table:table-cell table:style-name="ce7" office:value-type="float" office:value="1923" calcext:value-type="float">
            <text:p>1923</text:p>
          </table:table-cell>
          <table:table-cell table:style-name="ce8" office:value-type="string" calcext:value-type="string">
            <text:p>1.34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24" calcext:value-type="float">
            <text:p>1924</text:p>
          </table:table-cell>
          <table:table-cell table:style-name="ce8" office:value-type="string" calcext:value-type="string">
            <text:p>1.43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25" calcext:value-type="float">
            <text:p>1925</text:p>
          </table:table-cell>
          <table:table-cell table:style-name="ce8" office:value-type="string" calcext:value-type="string">
            <text:p>1.68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26" calcext:value-type="float">
            <text:p>1926</text:p>
          </table:table-cell>
          <table:table-cell table:style-name="ce8" office:value-type="string" calcext:value-type="string">
            <text:p>1.88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27" calcext:value-type="float">
            <text:p>1927</text:p>
          </table:table-cell>
          <table:table-cell table:style-name="ce8" office:value-type="string" calcext:value-type="string">
            <text:p>1.30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28" calcext:value-type="float">
            <text:p>1928</text:p>
          </table:table-cell>
          <table:table-cell table:style-name="ce8" office:value-type="string" calcext:value-type="string">
            <text:p>1.17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29" calcext:value-type="float">
            <text:p>1929</text:p>
          </table:table-cell>
          <table:table-cell table:style-name="ce8" office:value-type="string" calcext:value-type="string">
            <text:p>1.27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30" calcext:value-type="float">
            <text:p>1930</text:p>
          </table:table-cell>
          <table:table-cell table:style-name="ce8" office:value-type="string" calcext:value-type="string">
            <text:p>1.19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31" calcext:value-type="float">
            <text:p>1931</text:p>
          </table:table-cell>
          <table:table-cell table:style-name="ce8" office:value-type="string" calcext:value-type="string">
            <text:p>0.65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32" calcext:value-type="float">
            <text:p>1932</text:p>
          </table:table-cell>
          <table:table-cell table:style-name="ce8" office:value-type="string" calcext:value-type="string">
            <text:p>0.87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33" calcext:value-type="float">
            <text:p>1933</text:p>
          </table:table-cell>
          <table:table-cell table:style-name="ce8" office:value-type="string" calcext:value-type="string">
            <text:p>0.67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34" calcext:value-type="float">
            <text:p>1934</text:p>
          </table:table-cell>
          <table:table-cell table:style-name="ce8" office:value-type="string" calcext:value-type="string">
            <text:p>1.00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35" calcext:value-type="float">
            <text:p>1935</text:p>
          </table:table-cell>
          <table:table-cell table:style-name="ce8" office:value-type="string" calcext:value-type="string">
            <text:p>0.97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36" calcext:value-type="float">
            <text:p>1936</text:p>
          </table:table-cell>
          <table:table-cell table:style-name="ce8" office:value-type="string" calcext:value-type="string">
            <text:p>1.09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37" calcext:value-type="float">
            <text:p>1937</text:p>
          </table:table-cell>
          <table:table-cell table:style-name="ce8" office:value-type="string" calcext:value-type="string">
            <text:p>1.18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38" calcext:value-type="float">
            <text:p>1938</text:p>
          </table:table-cell>
          <table:table-cell table:style-name="ce8" office:value-type="string" calcext:value-type="string">
            <text:p>1.13</text:p>
          </table:table-cell>
          <table:table-cell table:style-name="ce9"/>
          <table:table-cell table:number-columns-repeated="253"/>
        </table:table-row>
        <table:table-row table:style-name="ro3">
          <table:table-cell/>
          <table:table-cell table:style-name="ce7" office:value-type="float" office:value="1939" calcext:value-type="float">
            <text:p>1939</text:p>
          </table:table-cell>
          <table:table-cell table:style-name="ce8" office:value-type="string" calcext:value-type="string">
            <text:p>1.02</text:p>
          </table:table-cell>
          <table:table-cell table:style-name="ce9"/>
          <table:table-cell table:number-columns-repeated="253"/>
        </table:table-row>
        <table:table-row table:style-name="ro1">
          <table:table-cell/>
          <table:table-cell table:style-name="ce7" office:value-type="float" office:value="1940" calcext:value-type="float">
            <text:p>1940</text:p>
          </table:table-cell>
          <table:table-cell table:style-name="ce8" office:value-type="string" calcext:value-type="string">
            <text:p>1.02</text:p>
          </table:table-cell>
          <table:table-cell table:style-name="ce9"/>
          <table:table-cell table:style-name="ce5" office:value-type="string" calcext:value-type="string">
            <text:p>£ 8.40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41" calcext:value-type="float">
            <text:p>1941</text:p>
          </table:table-cell>
          <table:table-cell table:style-name="ce8" office:value-type="string" calcext:value-type="string">
            <text:p>1.14</text:p>
          </table:table-cell>
          <table:table-cell table:style-name="ce9"/>
          <table:table-cell table:style-name="ce5" office:value-type="string" calcext:value-type="string">
            <text:p>£ 8.40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42" calcext:value-type="float">
            <text:p>1942</text:p>
          </table:table-cell>
          <table:table-cell table:style-name="ce8" office:value-type="string" calcext:value-type="string">
            <text:p>1.19</text:p>
          </table:table-cell>
          <table:table-cell table:style-name="ce9"/>
          <table:table-cell table:style-name="ce5" office:value-type="string" calcext:value-type="string">
            <text:p>£ 8.40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43" calcext:value-type="float">
            <text:p>1943</text:p>
          </table:table-cell>
          <table:table-cell table:style-name="ce8" office:value-type="string" calcext:value-type="string">
            <text:p>1.20</text:p>
          </table:table-cell>
          <table:table-cell table:style-name="ce9"/>
          <table:table-cell table:style-name="ce5" office:value-type="string" calcext:value-type="string">
            <text:p>£ 8.40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44" calcext:value-type="float">
            <text:p>1944</text:p>
          </table:table-cell>
          <table:table-cell table:style-name="ce8" office:value-type="string" calcext:value-type="string">
            <text:p>1.21</text:p>
          </table:table-cell>
          <table:table-cell table:style-name="ce9"/>
          <table:table-cell table:style-name="ce5" office:value-type="string" calcext:value-type="string">
            <text:p>£ 8.40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45" calcext:value-type="float">
            <text:p>1945</text:p>
          </table:table-cell>
          <table:table-cell table:style-name="ce8" office:value-type="string" calcext:value-type="string">
            <text:p>1.05</text:p>
          </table:table-cell>
          <table:table-cell table:style-name="ce9"/>
          <table:table-cell table:style-name="ce5" office:value-type="string" calcext:value-type="string">
            <text:p>£ 8.40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46" calcext:value-type="float">
            <text:p>1946</text:p>
          </table:table-cell>
          <table:table-cell table:style-name="ce8" office:value-type="string" calcext:value-type="string">
            <text:p>1.12</text:p>
          </table:table-cell>
          <table:table-cell table:style-name="ce8" office:value-type="string" calcext:value-type="string">
            <text:p>1.63</text:p>
          </table:table-cell>
          <table:table-cell table:style-name="ce5" office:value-type="string" calcext:value-type="string">
            <text:p>£ 8.40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47" calcext:value-type="float">
            <text:p>1947</text:p>
          </table:table-cell>
          <table:table-cell table:style-name="ce8" office:value-type="string" calcext:value-type="string">
            <text:p>1.90</text:p>
          </table:table-cell>
          <table:table-cell table:style-name="ce8" office:value-type="string" calcext:value-type="string">
            <text:p>2.16</text:p>
          </table:table-cell>
          <table:table-cell table:style-name="ce5" office:value-type="string" calcext:value-type="string">
            <text:p>£ 8.40</text:p>
          </table:table-cell>
          <table:table-cell/>
          <table:table-cell table:style-name="ce13" office:value-type="string" calcext:value-type="string">
            <text:p>С 1950 года международная цена золота стала исчисляться в американских долларах</text:p>
          </table:table-cell>
          <table:table-cell table:number-columns-repeated="250"/>
        </table:table-row>
        <table:table-row table:style-name="ro1">
          <table:table-cell/>
          <table:table-cell table:style-name="ce7" office:value-type="float" office:value="1948" calcext:value-type="float">
            <text:p>1948</text:p>
          </table:table-cell>
          <table:table-cell table:style-name="ce8" office:value-type="string" calcext:value-type="string">
            <text:p>1.99</text:p>
          </table:table-cell>
          <table:table-cell table:style-name="ce8" office:value-type="string" calcext:value-type="string">
            <text:p>2.77</text:p>
          </table:table-cell>
          <table:table-cell table:style-name="ce5" office:value-type="string" calcext:value-type="string">
            <text:p>£ 8.40</text:p>
          </table:table-cell>
          <table:table-cell table:number-columns-repeated="252"/>
        </table:table-row>
        <table:table-row table:style-name="ro1">
          <table:table-cell/>
          <table:table-cell table:style-name="ce7" office:value-type="float" office:value="1949" calcext:value-type="float">
            <text:p>1949</text:p>
          </table:table-cell>
          <table:table-cell table:style-name="ce8" office:value-type="string" calcext:value-type="string">
            <text:p>1.78</text:p>
          </table:table-cell>
          <table:table-cell table:style-name="ce8" office:value-type="string" calcext:value-type="string">
            <text:p>2.77</text:p>
          </table:table-cell>
          <table:table-cell table:style-name="ce5" office:value-type="string" calcext:value-type="string">
            <text:p>£ 8.40</text:p>
          </table:table-cell>
          <table:table-cell/>
          <table:table-cell table:style-name="ce13" office:value-type="string" calcext:value-type="string">
            <text:p>Среднее (OD+ID)</text:p>
          </table:table-cell>
          <table:table-cell/>
          <table:table-cell office:value-type="string" calcext:value-type="string">
            <text:p>Золото/Нефть</text:p>
          </table:table-cell>
          <table:table-cell office:value-type="string" calcext:value-type="string">
            <text:p>Изменение,%</text:p>
          </table:table-cell>
          <table:table-cell table:number-columns-repeated="9"/>
          <table:table-cell office:value-type="string" calcext:value-type="string">
            <text:p>Среднее Золото/Нефть за 10 лет</text:p>
          </table:table-cell>
          <table:table-cell table:number-columns-repeated="237"/>
        </table:table-row>
        <table:table-row table:style-name="ro1">
          <table:table-cell/>
          <table:table-cell table:style-name="ce7" office:value-type="float" office:value="1950" calcext:value-type="float">
            <text:p>1950</text:p>
          </table:table-cell>
          <table:table-cell table:style-name="ce8" office:value-type="float" office:value="1.71" calcext:value-type="float">
            <text:p>1,71</text:p>
          </table:table-cell>
          <table:table-cell table:style-name="ce8" office:value-type="float" office:value="2.77" calcext:value-type="float">
            <text:p>2,77</text:p>
          </table:table-cell>
          <table:table-cell table:style-name="ce5" office:value-type="float" office:value="34.71" calcext:value-type="float">
            <text:p>34,71</text:p>
          </table:table-cell>
          <table:table-cell/>
          <table:table-cell table:style-name="ce13" table:formula="of:=[.C91]+[.D91]" office:value-type="float" office:value="4.48" calcext:value-type="float">
            <text:p>4,48</text:p>
          </table:table-cell>
          <table:table-cell table:formula="of:=[.E91]" office:value-type="float" office:value="34.71" calcext:value-type="float">
            <text:p>34,71</text:p>
          </table:table-cell>
          <table:table-cell table:style-name="ce14" table:formula="of:=[.H91]/[.G91]" office:value-type="float" office:value="7.74776785714286" calcext:value-type="float">
            <text:p>7,74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[.B91]" office:value-type="float" office:value="1950" calcext:value-type="float">
            <text:p>1950</text:p>
          </table:table-cell>
          <table:table-cell table:style-name="ce14" table:formula="of:=[.I91]" office:value-type="float" office:value="7.74776785714286" calcext:value-type="float">
            <text:p>7,748</text:p>
          </table:table-cell>
          <table:table-cell table:style-name="ce15" office:value-type="float" office:value="0" calcext:value-type="float">
            <text:p>0,00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51" calcext:value-type="float">
            <text:p>1951</text:p>
          </table:table-cell>
          <table:table-cell table:style-name="ce8" office:value-type="float" office:value="1.71" calcext:value-type="float">
            <text:p>1,71</text:p>
          </table:table-cell>
          <table:table-cell table:style-name="ce8" office:value-type="float" office:value="2.77" calcext:value-type="float">
            <text:p>2,77</text:p>
          </table:table-cell>
          <table:table-cell table:style-name="ce5" office:value-type="float" office:value="34.71" calcext:value-type="float">
            <text:p>34,71</text:p>
          </table:table-cell>
          <table:table-cell/>
          <table:table-cell table:style-name="ce13" table:formula="of:=[.C92]+[.D92]" office:value-type="float" office:value="4.48" calcext:value-type="float">
            <text:p>4,48</text:p>
          </table:table-cell>
          <table:table-cell table:formula="of:=[.E92]" office:value-type="float" office:value="34.71" calcext:value-type="float">
            <text:p>34,71</text:p>
          </table:table-cell>
          <table:table-cell table:style-name="ce14" table:formula="of:=[.H92]/[.G92]" office:value-type="float" office:value="7.74776785714286" calcext:value-type="float">
            <text:p>7,748</text:p>
          </table:table-cell>
          <table:table-cell table:style-name="ce15" table:formula="of:=(([.I92]-[.I91])/[.I91])*100" office:value-type="float" office:value="0" calcext:value-type="float">
            <text:p>0,00</text:p>
          </table:table-cell>
          <table:table-cell table:style-name="ce15"/>
          <table:table-cell table:number-columns-repeated="7"/>
          <table:table-cell table:formula="of:=[.B92]" office:value-type="float" office:value="1951" calcext:value-type="float">
            <text:p>1951</text:p>
          </table:table-cell>
          <table:table-cell table:style-name="ce14" table:formula="of:=SUM([.I91:.I92])/2" office:value-type="float" office:value="7.74776785714286" calcext:value-type="float">
            <text:p>7,748</text:p>
          </table:table-cell>
          <table:table-cell table:style-name="ce15" table:formula="of:=(([.T92]-[.T91])/[.T91])*100" office:value-type="float" office:value="0" calcext:value-type="float">
            <text:p>0,00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52" calcext:value-type="float">
            <text:p>1952</text:p>
          </table:table-cell>
          <table:table-cell table:style-name="ce8" office:value-type="float" office:value="1.71" calcext:value-type="float">
            <text:p>1,71</text:p>
          </table:table-cell>
          <table:table-cell table:style-name="ce8" office:value-type="float" office:value="2.77" calcext:value-type="float">
            <text:p>2,77</text:p>
          </table:table-cell>
          <table:table-cell table:style-name="ce5" office:value-type="float" office:value="34.71" calcext:value-type="float">
            <text:p>34,71</text:p>
          </table:table-cell>
          <table:table-cell/>
          <table:table-cell table:style-name="ce13" table:formula="of:=[.C93]+[.D93]" office:value-type="float" office:value="4.48" calcext:value-type="float">
            <text:p>4,48</text:p>
          </table:table-cell>
          <table:table-cell table:formula="of:=[.E93]" office:value-type="float" office:value="34.71" calcext:value-type="float">
            <text:p>34,71</text:p>
          </table:table-cell>
          <table:table-cell table:style-name="ce14" table:formula="of:=[.H93]/[.G93]" office:value-type="float" office:value="7.74776785714286" calcext:value-type="float">
            <text:p>7,748</text:p>
          </table:table-cell>
          <table:table-cell table:style-name="ce15" table:formula="of:=(([.I93]-[.I92])/[.I92])*100" office:value-type="float" office:value="0" calcext:value-type="float">
            <text:p>0,00</text:p>
          </table:table-cell>
          <table:table-cell table:style-name="ce15"/>
          <table:table-cell table:number-columns-repeated="7"/>
          <table:table-cell table:formula="of:=[.B93]" office:value-type="float" office:value="1952" calcext:value-type="float">
            <text:p>1952</text:p>
          </table:table-cell>
          <table:table-cell table:style-name="ce14" table:formula="of:=SUM([.I91:.I93])/3" office:value-type="float" office:value="7.74776785714286" calcext:value-type="float">
            <text:p>7,748</text:p>
          </table:table-cell>
          <table:table-cell table:style-name="ce15" table:formula="of:=(([.T93]-[.T92])/[.T92])*100" office:value-type="float" office:value="0" calcext:value-type="float">
            <text:p>0,00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53" calcext:value-type="float">
            <text:p>1953</text:p>
          </table:table-cell>
          <table:table-cell table:style-name="ce8" office:value-type="float" office:value="1.93" calcext:value-type="float">
            <text:p>1,93</text:p>
          </table:table-cell>
          <table:table-cell table:style-name="ce8" office:value-type="float" office:value="2.92" calcext:value-type="float">
            <text:p>2,92</text:p>
          </table:table-cell>
          <table:table-cell table:style-name="ce5" office:value-type="float" office:value="34.71" calcext:value-type="float">
            <text:p>34,71</text:p>
          </table:table-cell>
          <table:table-cell/>
          <table:table-cell table:style-name="ce13" table:formula="of:=[.C94]+[.D94]" office:value-type="float" office:value="4.85" calcext:value-type="float">
            <text:p>4,85</text:p>
          </table:table-cell>
          <table:table-cell table:formula="of:=[.E94]" office:value-type="float" office:value="34.71" calcext:value-type="float">
            <text:p>34,71</text:p>
          </table:table-cell>
          <table:table-cell table:style-name="ce14" table:formula="of:=[.H94]/[.G94]" office:value-type="float" office:value="7.15670103092784" calcext:value-type="float">
            <text:p>7,157</text:p>
          </table:table-cell>
          <table:table-cell table:style-name="ce15" table:formula="of:=(([.I94]-[.I93])/[.I93])*100" office:value-type="float" office:value="-7.62886597938143" calcext:value-type="float">
            <text:p>-7,63</text:p>
          </table:table-cell>
          <table:table-cell table:style-name="ce15"/>
          <table:table-cell table:number-columns-repeated="7"/>
          <table:table-cell table:formula="of:=[.B94]" office:value-type="float" office:value="1953" calcext:value-type="float">
            <text:p>1953</text:p>
          </table:table-cell>
          <table:table-cell table:style-name="ce14" table:formula="of:=SUM([.I91:.I94])/4" office:value-type="float" office:value="7.6000011505891" calcext:value-type="float">
            <text:p>7,600</text:p>
          </table:table-cell>
          <table:table-cell table:style-name="ce15" table:formula="of:=(([.T94]-[.T93])/[.T93])*100" office:value-type="float" office:value="-1.90721649484536" calcext:value-type="float">
            <text:p>-1,91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54" calcext:value-type="float">
            <text:p>1954</text:p>
          </table:table-cell>
          <table:table-cell table:style-name="ce8" office:value-type="float" office:value="1.93" calcext:value-type="float">
            <text:p>1,93</text:p>
          </table:table-cell>
          <table:table-cell table:style-name="ce8" office:value-type="float" office:value="2.99" calcext:value-type="float">
            <text:p>2,99</text:p>
          </table:table-cell>
          <table:table-cell table:style-name="ce5" office:value-type="float" office:value="34.96" calcext:value-type="float">
            <text:p>34,96</text:p>
          </table:table-cell>
          <table:table-cell/>
          <table:table-cell table:style-name="ce13" table:formula="of:=[.C95]+[.D95]" office:value-type="float" office:value="4.92" calcext:value-type="float">
            <text:p>4,92</text:p>
          </table:table-cell>
          <table:table-cell table:formula="of:=[.E95]" office:value-type="float" office:value="34.96" calcext:value-type="float">
            <text:p>34,96</text:p>
          </table:table-cell>
          <table:table-cell table:style-name="ce14" table:formula="of:=[.H95]/[.G95]" office:value-type="float" office:value="7.10569105691057" calcext:value-type="float">
            <text:p>7,106</text:p>
          </table:table-cell>
          <table:table-cell table:style-name="ce15" table:formula="of:=(([.I95]-[.I94])/[.I94])*100" office:value-type="float" office:value="-0.712758207962368" calcext:value-type="float">
            <text:p>-0,71</text:p>
          </table:table-cell>
          <table:table-cell table:style-name="ce15"/>
          <table:table-cell table:number-columns-repeated="7"/>
          <table:table-cell table:formula="of:=[.B95]" office:value-type="float" office:value="1954" calcext:value-type="float">
            <text:p>1954</text:p>
          </table:table-cell>
          <table:table-cell table:style-name="ce14" table:formula="of:=SUM([.I91:.I95])/5" office:value-type="float" office:value="7.5011391318534" calcext:value-type="float">
            <text:p>7,501</text:p>
          </table:table-cell>
          <table:table-cell table:style-name="ce15" table:formula="of:=(([.T95]-[.T94])/[.T94])*100" office:value-type="float" office:value="-1.30081583906132" calcext:value-type="float">
            <text:p>-1,30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55" calcext:value-type="float">
            <text:p>1955</text:p>
          </table:table-cell>
          <table:table-cell table:style-name="ce8" office:value-type="float" office:value="1.93" calcext:value-type="float">
            <text:p>1,93</text:p>
          </table:table-cell>
          <table:table-cell table:style-name="ce8" office:value-type="float" office:value="2.93" calcext:value-type="float">
            <text:p>2,93</text:p>
          </table:table-cell>
          <table:table-cell table:style-name="ce5" office:value-type="float" office:value="35.01" calcext:value-type="float">
            <text:p>35,01</text:p>
          </table:table-cell>
          <table:table-cell/>
          <table:table-cell table:style-name="ce13" table:formula="of:=[.C96]+[.D96]" office:value-type="float" office:value="4.86" calcext:value-type="float">
            <text:p>4,86</text:p>
          </table:table-cell>
          <table:table-cell table:formula="of:=[.E96]" office:value-type="float" office:value="35.01" calcext:value-type="float">
            <text:p>35,01</text:p>
          </table:table-cell>
          <table:table-cell table:style-name="ce14" table:formula="of:=[.H96]/[.G96]" office:value-type="float" office:value="7.2037037037037" calcext:value-type="float">
            <text:p>7,204</text:p>
          </table:table-cell>
          <table:table-cell table:style-name="ce15" table:formula="of:=(([.I96]-[.I95])/[.I95])*100" office:value-type="float" office:value="1.37935418255782" calcext:value-type="float">
            <text:p>1,38</text:p>
          </table:table-cell>
          <table:table-cell table:style-name="ce15"/>
          <table:table-cell table:number-columns-repeated="7"/>
          <table:table-cell table:formula="of:=[.B96]" office:value-type="float" office:value="1955" calcext:value-type="float">
            <text:p>1955</text:p>
          </table:table-cell>
          <table:table-cell table:style-name="ce14" table:formula="of:=SUM([.I91:.I96])/6" office:value-type="float" office:value="7.45156656049511" calcext:value-type="float">
            <text:p>7,452</text:p>
          </table:table-cell>
          <table:table-cell table:style-name="ce15" table:formula="of:=(([.T96]-[.T95])/[.T95])*100" office:value-type="float" office:value="-0.66086724278681" calcext:value-type="float">
            <text:p>-0,66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56" calcext:value-type="float">
            <text:p>1956</text:p>
          </table:table-cell>
          <table:table-cell table:style-name="ce8" office:value-type="float" office:value="1.93" calcext:value-type="float">
            <text:p>1,93</text:p>
          </table:table-cell>
          <table:table-cell table:style-name="ce8" office:value-type="float" office:value="2.94" calcext:value-type="float">
            <text:p>2,94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13" table:formula="of:=[.C97]+[.D97]" office:value-type="float" office:value="4.87" calcext:value-type="float">
            <text:p>4,87</text:p>
          </table:table-cell>
          <table:table-cell table:formula="of:=[.E97]" office:value-type="float" office:value="35" calcext:value-type="float">
            <text:p>35</text:p>
          </table:table-cell>
          <table:table-cell table:style-name="ce14" table:formula="of:=[.H97]/[.G97]" office:value-type="float" office:value="7.18685831622177" calcext:value-type="float">
            <text:p>7,187</text:p>
          </table:table-cell>
          <table:table-cell table:style-name="ce15" table:formula="of:=(([.I97]-[.I96])/[.I96])*100" office:value-type="float" office:value="-0.233843425199116" calcext:value-type="float">
            <text:p>-0,23</text:p>
          </table:table-cell>
          <table:table-cell table:style-name="ce15"/>
          <table:table-cell table:number-columns-repeated="7"/>
          <table:table-cell table:formula="of:=[.B97]" office:value-type="float" office:value="1956" calcext:value-type="float">
            <text:p>1956</text:p>
          </table:table-cell>
          <table:table-cell table:style-name="ce14" table:formula="of:=SUM([.I91:.I97])/7" office:value-type="float" office:value="7.41375109702749" calcext:value-type="float">
            <text:p>7,414</text:p>
          </table:table-cell>
          <table:table-cell table:style-name="ce15" table:formula="of:=(([.T97]-[.T96])/[.T96])*100" office:value-type="float" office:value="-0.50748340178697" calcext:value-type="float">
            <text:p>-0,51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57" calcext:value-type="float">
            <text:p>1957</text:p>
          </table:table-cell>
          <table:table-cell table:style-name="ce8" office:value-type="float" office:value="1.9" calcext:value-type="float">
            <text:p>1,9</text:p>
          </table:table-cell>
          <table:table-cell table:style-name="ce8" office:value-type="float" office:value="3.14" calcext:value-type="float">
            <text:p>3,14</text:p>
          </table:table-cell>
          <table:table-cell table:style-name="ce5" office:value-type="float" office:value="34.95" calcext:value-type="float">
            <text:p>34,95</text:p>
          </table:table-cell>
          <table:table-cell/>
          <table:table-cell table:style-name="ce13" table:formula="of:=[.C98]+[.D98]" office:value-type="float" office:value="5.04" calcext:value-type="float">
            <text:p>5,04</text:p>
          </table:table-cell>
          <table:table-cell table:formula="of:=[.E98]" office:value-type="float" office:value="34.95" calcext:value-type="float">
            <text:p>34,95</text:p>
          </table:table-cell>
          <table:table-cell table:style-name="ce14" table:formula="of:=[.H98]/[.G98]" office:value-type="float" office:value="6.93452380952381" calcext:value-type="float">
            <text:p>6,935</text:p>
          </table:table-cell>
          <table:table-cell table:style-name="ce15" table:formula="of:=(([.I98]-[.I97])/[.I97])*100" office:value-type="float" office:value="-3.5110544217687" calcext:value-type="float">
            <text:p>-3,51</text:p>
          </table:table-cell>
          <table:table-cell table:style-name="ce15"/>
          <table:table-cell table:number-columns-repeated="7"/>
          <table:table-cell table:formula="of:=[.B98]" office:value-type="float" office:value="1957" calcext:value-type="float">
            <text:p>1957</text:p>
          </table:table-cell>
          <table:table-cell table:style-name="ce14" table:formula="of:=SUM([.I91:.I98])/8" office:value-type="float" office:value="7.35384768608953" calcext:value-type="float">
            <text:p>7,354</text:p>
          </table:table-cell>
          <table:table-cell table:style-name="ce15" table:formula="of:=(([.T98]-[.T97])/[.T97])*100" office:value-type="float" office:value="-0.808004074509304" calcext:value-type="float">
            <text:p>-0,81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58" calcext:value-type="float">
            <text:p>1958</text:p>
          </table:table-cell>
          <table:table-cell table:style-name="ce8" office:value-type="float" office:value="2.08" calcext:value-type="float">
            <text:p>2,08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35.1" calcext:value-type="float">
            <text:p>35,1</text:p>
          </table:table-cell>
          <table:table-cell/>
          <table:table-cell table:style-name="ce13" table:formula="of:=[.C99]+[.D99]" office:value-type="float" office:value="5.08" calcext:value-type="float">
            <text:p>5,08</text:p>
          </table:table-cell>
          <table:table-cell table:formula="of:=[.E99]" office:value-type="float" office:value="35.1" calcext:value-type="float">
            <text:p>35,1</text:p>
          </table:table-cell>
          <table:table-cell table:style-name="ce14" table:formula="of:=[.H99]/[.G99]" office:value-type="float" office:value="6.90944881889764" calcext:value-type="float">
            <text:p>6,909</text:p>
          </table:table-cell>
          <table:table-cell table:style-name="ce15" table:formula="of:=(([.I99]-[.I98])/[.I98])*100" office:value-type="float" office:value="-0.361596431347377" calcext:value-type="float">
            <text:p>-0,36</text:p>
          </table:table-cell>
          <table:table-cell table:style-name="ce15"/>
          <table:table-cell table:number-columns-repeated="7"/>
          <table:table-cell table:formula="of:=[.B99]" office:value-type="float" office:value="1958" calcext:value-type="float">
            <text:p>1958</text:p>
          </table:table-cell>
          <table:table-cell table:style-name="ce14" table:formula="of:=SUM([.I91:.I99])/9" office:value-type="float" office:value="7.30447003417932" calcext:value-type="float">
            <text:p>7,304</text:p>
          </table:table-cell>
          <table:table-cell table:style-name="ce15" table:formula="of:=(([.T99]-[.T98])/[.T98])*100" office:value-type="float" office:value="-0.671453285653609" calcext:value-type="float">
            <text:p>-0,67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59" calcext:value-type="float">
            <text:p>1959</text:p>
          </table:table-cell>
          <table:table-cell table:style-name="ce8" office:value-type="float" office:value="2.08" calcext:value-type="float">
            <text:p>2,08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35.09" calcext:value-type="float">
            <text:p>35,09</text:p>
          </table:table-cell>
          <table:table-cell/>
          <table:table-cell table:style-name="ce13" table:formula="of:=[.C100]+[.D100]" office:value-type="float" office:value="5.08" calcext:value-type="float">
            <text:p>5,08</text:p>
          </table:table-cell>
          <table:table-cell table:formula="of:=[.E100]" office:value-type="float" office:value="35.09" calcext:value-type="float">
            <text:p>35,09</text:p>
          </table:table-cell>
          <table:table-cell table:style-name="ce14" table:formula="of:=[.H100]/[.G100]" office:value-type="float" office:value="6.90748031496063" calcext:value-type="float">
            <text:p>6,907</text:p>
          </table:table-cell>
          <table:table-cell table:style-name="ce15" table:formula="of:=(([.I100]-[.I99])/[.I99])*100" office:value-type="float" office:value="-0.028490028490022" calcext:value-type="float">
            <text:p>-0,03</text:p>
          </table:table-cell>
          <table:table-cell table:style-name="ce15"/>
          <table:table-cell table:number-columns-repeated="7"/>
          <table:table-cell table:formula="of:=[.B100]" office:value-type="float" office:value="1959" calcext:value-type="float">
            <text:p>1959</text:p>
          </table:table-cell>
          <table:table-cell table:style-name="ce14" table:formula="of:=SUM([.I91:.I100])/10" office:value-type="float" office:value="7.26477106225745" calcext:value-type="float">
            <text:p>7,265</text:p>
          </table:table-cell>
          <table:table-cell table:style-name="ce15" table:formula="of:=(([.T100]-[.T99])/[.T99])*100" office:value-type="float" office:value="-0.543488736843428" calcext:value-type="float">
            <text:p>-0,54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60" calcext:value-type="float">
            <text:p>1960</text:p>
          </table:table-cell>
          <table:table-cell table:style-name="ce8" office:value-type="float" office:value="1.9" calcext:value-type="float">
            <text:p>1,9</text:p>
          </table:table-cell>
          <table:table-cell table:style-name="ce8" office:value-type="float" office:value="2.91" calcext:value-type="float">
            <text:p>2,91</text:p>
          </table:table-cell>
          <table:table-cell table:style-name="ce5" office:value-type="float" office:value="35.28" calcext:value-type="float">
            <text:p>35,28</text:p>
          </table:table-cell>
          <table:table-cell/>
          <table:table-cell table:style-name="ce13" table:formula="of:=[.C101]+[.D101]" office:value-type="float" office:value="4.81" calcext:value-type="float">
            <text:p>4,81</text:p>
          </table:table-cell>
          <table:table-cell table:formula="of:=[.E101]" office:value-type="float" office:value="35.28" calcext:value-type="float">
            <text:p>35,28</text:p>
          </table:table-cell>
          <table:table-cell table:style-name="ce14" table:formula="of:=[.H101]/[.G101]" office:value-type="float" office:value="7.33471933471933" calcext:value-type="float">
            <text:p>7,335</text:p>
          </table:table-cell>
          <table:table-cell table:style-name="ce15" table:formula="of:=(([.I101]-[.I100])/[.I100])*100" office:value-type="float" office:value="6.1851644923745" calcext:value-type="float">
            <text:p>6,19</text:p>
          </table:table-cell>
          <table:table-cell table:style-name="ce15"/>
          <table:table-cell table:number-columns-repeated="7"/>
          <table:table-cell table:formula="of:=[.B101]" office:value-type="float" office:value="1960" calcext:value-type="float">
            <text:p>1960</text:p>
          </table:table-cell>
          <table:table-cell table:style-name="ce14" table:formula="of:=SUM([.I92:.I101])/10" office:value-type="float" office:value="7.2234662100151" calcext:value-type="float">
            <text:p>7,223</text:p>
          </table:table-cell>
          <table:table-cell table:style-name="ce15" table:formula="of:=(([.T101]-[.T100])/[.T100])*100" office:value-type="float" office:value="-0.568563715062446" calcext:value-type="float">
            <text:p>-0,57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61" calcext:value-type="float">
            <text:p>1961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2.85" calcext:value-type="float">
            <text:p>2,85</text:p>
          </table:table-cell>
          <table:table-cell table:style-name="ce5" office:value-type="float" office:value="35.15" calcext:value-type="float">
            <text:p>35,15</text:p>
          </table:table-cell>
          <table:table-cell/>
          <table:table-cell table:style-name="ce13" table:formula="of:=[.C102]+[.D102]" office:value-type="float" office:value="4.65" calcext:value-type="float">
            <text:p>4,65</text:p>
          </table:table-cell>
          <table:table-cell table:formula="of:=[.E102]" office:value-type="float" office:value="35.15" calcext:value-type="float">
            <text:p>35,15</text:p>
          </table:table-cell>
          <table:table-cell table:style-name="ce14" table:formula="of:=[.H102]/[.G102]" office:value-type="float" office:value="7.55913978494624" calcext:value-type="float">
            <text:p>7,559</text:p>
          </table:table-cell>
          <table:table-cell table:style-name="ce15" table:formula="of:=(([.I102]-[.I101])/[.I101])*100" office:value-type="float" office:value="3.05970058274206" calcext:value-type="float">
            <text:p>3,06</text:p>
          </table:table-cell>
          <table:table-cell table:style-name="ce15"/>
          <table:table-cell table:number-columns-repeated="7"/>
          <table:table-cell table:formula="of:=[.B102]" office:value-type="float" office:value="1961" calcext:value-type="float">
            <text:p>1961</text:p>
          </table:table-cell>
          <table:table-cell table:style-name="ce14" table:formula="of:=SUM([.I93:.I102])/10" office:value-type="float" office:value="7.20460340279544" calcext:value-type="float">
            <text:p>7,205</text:p>
          </table:table-cell>
          <table:table-cell table:style-name="ce15" table:formula="of:=(([.T102]-[.T101])/[.T101])*100" office:value-type="float" office:value="-0.261132352131879" calcext:value-type="float">
            <text:p>-0,26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62" calcext:value-type="float">
            <text:p>1962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2.85" calcext:value-type="float">
            <text:p>2,85</text:p>
          </table:table-cell>
          <table:table-cell table:style-name="ce5" office:value-type="float" office:value="35.1" calcext:value-type="float">
            <text:p>35,1</text:p>
          </table:table-cell>
          <table:table-cell/>
          <table:table-cell table:style-name="ce13" table:formula="of:=[.C103]+[.D103]" office:value-type="float" office:value="4.65" calcext:value-type="float">
            <text:p>4,65</text:p>
          </table:table-cell>
          <table:table-cell table:formula="of:=[.E103]" office:value-type="float" office:value="35.1" calcext:value-type="float">
            <text:p>35,1</text:p>
          </table:table-cell>
          <table:table-cell table:style-name="ce14" table:formula="of:=[.H103]/[.G103]" office:value-type="float" office:value="7.54838709677419" calcext:value-type="float">
            <text:p>7,548</text:p>
          </table:table-cell>
          <table:table-cell table:style-name="ce15" table:formula="of:=(([.I103]-[.I102])/[.I102])*100" office:value-type="float" office:value="-0.142247510668563" calcext:value-type="float">
            <text:p>-0,14</text:p>
          </table:table-cell>
          <table:table-cell table:style-name="ce15"/>
          <table:table-cell table:number-columns-repeated="7"/>
          <table:table-cell table:formula="of:=[.B103]" office:value-type="float" office:value="1962" calcext:value-type="float">
            <text:p>1962</text:p>
          </table:table-cell>
          <table:table-cell table:style-name="ce14" table:formula="of:=SUM([.I94:.I103])/10" office:value-type="float" office:value="7.18466532675857" calcext:value-type="float">
            <text:p>7,185</text:p>
          </table:table-cell>
          <table:table-cell table:style-name="ce15" table:formula="of:=(([.T103]-[.T102])/[.T102])*100" office:value-type="float" office:value="-0.27674078533081" calcext:value-type="float">
            <text:p>-0,28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63" calcext:value-type="float">
            <text:p>1963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2.91" calcext:value-type="float">
            <text:p>2,91</text:p>
          </table:table-cell>
          <table:table-cell table:style-name="ce5" office:value-type="float" office:value="35.09" calcext:value-type="float">
            <text:p>35,09</text:p>
          </table:table-cell>
          <table:table-cell/>
          <table:table-cell table:style-name="ce13" table:formula="of:=[.C104]+[.D104]" office:value-type="float" office:value="4.71" calcext:value-type="float">
            <text:p>4,71</text:p>
          </table:table-cell>
          <table:table-cell table:formula="of:=[.E104]" office:value-type="float" office:value="35.09" calcext:value-type="float">
            <text:p>35,09</text:p>
          </table:table-cell>
          <table:table-cell table:style-name="ce14" table:formula="of:=[.H104]/[.G104]" office:value-type="float" office:value="7.45010615711253" calcext:value-type="float">
            <text:p>7,450</text:p>
          </table:table-cell>
          <table:table-cell table:style-name="ce15" table:formula="of:=(([.I104]-[.I103])/[.I103])*100" office:value-type="float" office:value="-1.30201244850925" calcext:value-type="float">
            <text:p>-1,30</text:p>
          </table:table-cell>
          <table:table-cell table:style-name="ce15"/>
          <table:table-cell table:number-columns-repeated="7"/>
          <table:table-cell table:formula="of:=[.B104]" office:value-type="float" office:value="1963" calcext:value-type="float">
            <text:p>1963</text:p>
          </table:table-cell>
          <table:table-cell table:style-name="ce14" table:formula="of:=SUM([.I95:.I104])/10" office:value-type="float" office:value="7.21400583937704" calcext:value-type="float">
            <text:p>7,214</text:p>
          </table:table-cell>
          <table:table-cell table:style-name="ce15" table:formula="of:=(([.T104]-[.T103])/[.T103])*100" office:value-type="float" office:value="0.408376887218297" calcext:value-type="float">
            <text:p>0,41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64" calcext:value-type="float">
            <text:p>1964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35.09" calcext:value-type="float">
            <text:p>35,09</text:p>
          </table:table-cell>
          <table:table-cell/>
          <table:table-cell table:style-name="ce13" table:formula="of:=[.C105]+[.D105]" office:value-type="float" office:value="4.8" calcext:value-type="float">
            <text:p>4,8</text:p>
          </table:table-cell>
          <table:table-cell table:formula="of:=[.E105]" office:value-type="float" office:value="35.09" calcext:value-type="float">
            <text:p>35,09</text:p>
          </table:table-cell>
          <table:table-cell table:style-name="ce14" table:formula="of:=[.H105]/[.G105]" office:value-type="float" office:value="7.31041666666667" calcext:value-type="float">
            <text:p>7,310</text:p>
          </table:table-cell>
          <table:table-cell table:style-name="ce15" table:formula="of:=(([.I105]-[.I104])/[.I104])*100" office:value-type="float" office:value="-1.875" calcext:value-type="float">
            <text:p>-1,88</text:p>
          </table:table-cell>
          <table:table-cell table:style-name="ce15"/>
          <table:table-cell table:number-columns-repeated="7"/>
          <table:table-cell table:formula="of:=[.B105]" office:value-type="float" office:value="1964" calcext:value-type="float">
            <text:p>1964</text:p>
          </table:table-cell>
          <table:table-cell table:style-name="ce14" table:formula="of:=SUM([.I96:.I105])/10" office:value-type="float" office:value="7.23447840035265" calcext:value-type="float">
            <text:p>7,234</text:p>
          </table:table-cell>
          <table:table-cell table:style-name="ce15" table:formula="of:=(([.T105]-[.T104])/[.T104])*100" office:value-type="float" office:value="0.283789082396663" calcext:value-type="float">
            <text:p>0,28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65" calcext:value-type="float">
            <text:p>1965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3.01" calcext:value-type="float">
            <text:p>3,01</text:p>
          </table:table-cell>
          <table:table-cell table:style-name="ce5" office:value-type="float" office:value="35.13" calcext:value-type="float">
            <text:p>35,13</text:p>
          </table:table-cell>
          <table:table-cell/>
          <table:table-cell table:style-name="ce13" table:formula="of:=[.C106]+[.D106]" office:value-type="float" office:value="4.81" calcext:value-type="float">
            <text:p>4,81</text:p>
          </table:table-cell>
          <table:table-cell table:formula="of:=[.E106]" office:value-type="float" office:value="35.13" calcext:value-type="float">
            <text:p>35,13</text:p>
          </table:table-cell>
          <table:table-cell table:style-name="ce14" table:formula="of:=[.H106]/[.G106]" office:value-type="float" office:value="7.3035343035343" calcext:value-type="float">
            <text:p>7,304</text:p>
          </table:table-cell>
          <table:table-cell table:style-name="ce15" table:formula="of:=(([.I106]-[.I105])/[.I105])*100" office:value-type="float" office:value="-0.0941446082511942" calcext:value-type="float">
            <text:p>-0,09</text:p>
          </table:table-cell>
          <table:table-cell table:style-name="ce15"/>
          <table:table-cell table:number-columns-repeated="7"/>
          <table:table-cell table:formula="of:=[.B106]" office:value-type="float" office:value="1965" calcext:value-type="float">
            <text:p>1965</text:p>
          </table:table-cell>
          <table:table-cell table:style-name="ce14" table:formula="of:=SUM([.I97:.I106])/10" office:value-type="float" office:value="7.24446146033571" calcext:value-type="float">
            <text:p>7,244</text:p>
          </table:table-cell>
          <table:table-cell table:style-name="ce15" table:formula="of:=(([.T106]-[.T105])/[.T105])*100" office:value-type="float" office:value="0.137992809302943" calcext:value-type="float">
            <text:p>0,14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66" calcext:value-type="float">
            <text:p>1966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3.1" calcext:value-type="float">
            <text:p>3,1</text:p>
          </table:table-cell>
          <table:table-cell table:style-name="ce5" office:value-type="float" office:value="35.17" calcext:value-type="float">
            <text:p>35,17</text:p>
          </table:table-cell>
          <table:table-cell/>
          <table:table-cell table:style-name="ce13" table:formula="of:=[.C107]+[.D107]" office:value-type="float" office:value="4.9" calcext:value-type="float">
            <text:p>4,9</text:p>
          </table:table-cell>
          <table:table-cell table:formula="of:=[.E107]" office:value-type="float" office:value="35.17" calcext:value-type="float">
            <text:p>35,17</text:p>
          </table:table-cell>
          <table:table-cell table:style-name="ce14" table:formula="of:=[.H107]/[.G107]" office:value-type="float" office:value="7.17755102040816" calcext:value-type="float">
            <text:p>7,178</text:p>
          </table:table-cell>
          <table:table-cell table:style-name="ce15" table:formula="of:=(([.I107]-[.I106])/[.I106])*100" office:value-type="float" office:value="-1.72496325601121" calcext:value-type="float">
            <text:p>-1,72</text:p>
          </table:table-cell>
          <table:table-cell table:style-name="ce15"/>
          <table:table-cell table:number-columns-repeated="7"/>
          <table:table-cell table:formula="of:=[.B107]" office:value-type="float" office:value="1966" calcext:value-type="float">
            <text:p>1966</text:p>
          </table:table-cell>
          <table:table-cell table:style-name="ce14" table:formula="of:=SUM([.I98:.I107])/10" office:value-type="float" office:value="7.24353073075435" calcext:value-type="float">
            <text:p>7,244</text:p>
          </table:table-cell>
          <table:table-cell table:style-name="ce15" table:formula="of:=(([.T107]-[.T106])/[.T106])*100" office:value-type="float" office:value="-0.0128474640448807" calcext:value-type="float">
            <text:p>-0,01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67" calcext:value-type="float">
            <text:p>1967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3.12" calcext:value-type="float">
            <text:p>3,12</text:p>
          </table:table-cell>
          <table:table-cell table:style-name="ce5" office:value-type="float" office:value="35.19" calcext:value-type="float">
            <text:p>35,19</text:p>
          </table:table-cell>
          <table:table-cell/>
          <table:table-cell table:style-name="ce13" table:formula="of:=[.C108]+[.D108]" office:value-type="float" office:value="4.92" calcext:value-type="float">
            <text:p>4,92</text:p>
          </table:table-cell>
          <table:table-cell table:formula="of:=[.E108]" office:value-type="float" office:value="35.19" calcext:value-type="float">
            <text:p>35,19</text:p>
          </table:table-cell>
          <table:table-cell table:style-name="ce14" table:formula="of:=[.H108]/[.G108]" office:value-type="float" office:value="7.15243902439024" calcext:value-type="float">
            <text:p>7,152</text:p>
          </table:table-cell>
          <table:table-cell table:style-name="ce15" table:formula="of:=(([.I108]-[.I107])/[.I107])*100" office:value-type="float" office:value="-0.349868582564134" calcext:value-type="float">
            <text:p>-0,35</text:p>
          </table:table-cell>
          <table:table-cell table:style-name="ce15"/>
          <table:table-cell table:number-columns-repeated="7"/>
          <table:table-cell table:formula="of:=[.B108]" office:value-type="float" office:value="1967" calcext:value-type="float">
            <text:p>1967</text:p>
          </table:table-cell>
          <table:table-cell table:style-name="ce14" table:formula="of:=SUM([.I99:.I108])/10" office:value-type="float" office:value="7.26532225224099" calcext:value-type="float">
            <text:p>7,265</text:p>
          </table:table-cell>
          <table:table-cell table:style-name="ce15" table:formula="of:=(([.T108]-[.T107])/[.T107])*100" office:value-type="float" office:value="0.300841154633659" calcext:value-type="float">
            <text:p>0,30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68" calcext:value-type="float">
            <text:p>1968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3.18" calcext:value-type="float">
            <text:p>3,18</text:p>
          </table:table-cell>
          <table:table-cell table:style-name="ce5" office:value-type="float" office:value="38.69" calcext:value-type="float">
            <text:p>38,69</text:p>
          </table:table-cell>
          <table:table-cell/>
          <table:table-cell table:style-name="ce13" table:formula="of:=[.C109]+[.D109]" office:value-type="float" office:value="4.98" calcext:value-type="float">
            <text:p>4,98</text:p>
          </table:table-cell>
          <table:table-cell table:formula="of:=[.E109]" office:value-type="float" office:value="38.69" calcext:value-type="float">
            <text:p>38,69</text:p>
          </table:table-cell>
          <table:table-cell table:style-name="ce14" table:formula="of:=[.H109]/[.G109]" office:value-type="float" office:value="7.76907630522088" calcext:value-type="float">
            <text:p>7,769</text:p>
          </table:table-cell>
          <table:table-cell table:style-name="ce15" table:formula="of:=(([.I109]-[.I108])/[.I108])*100" office:value-type="float" office:value="8.62135669703536" calcext:value-type="float">
            <text:p>8,62</text:p>
          </table:table-cell>
          <table:table-cell table:style-name="ce15"/>
          <table:table-cell table:number-columns-repeated="7"/>
          <table:table-cell table:formula="of:=[.B109]" office:value-type="float" office:value="1968" calcext:value-type="float">
            <text:p>1968</text:p>
          </table:table-cell>
          <table:table-cell table:style-name="ce14" table:formula="of:=SUM([.I100:.I109])/10" office:value-type="float" office:value="7.35128500087332" calcext:value-type="float">
            <text:p>7,351</text:p>
          </table:table-cell>
          <table:table-cell table:style-name="ce15" table:formula="of:=(([.T109]-[.T108])/[.T108])*100" office:value-type="float" office:value="1.18319250884995" calcext:value-type="float">
            <text:p>1,18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69" calcext:value-type="float">
            <text:p>1969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3.32" calcext:value-type="float">
            <text:p>3,32</text:p>
          </table:table-cell>
          <table:table-cell table:style-name="ce5" office:value-type="float" office:value="41.09" calcext:value-type="float">
            <text:p>41,09</text:p>
          </table:table-cell>
          <table:table-cell/>
          <table:table-cell table:style-name="ce13" table:formula="of:=[.C110]+[.D110]" office:value-type="float" office:value="5.12" calcext:value-type="float">
            <text:p>5,12</text:p>
          </table:table-cell>
          <table:table-cell table:formula="of:=[.E110]" office:value-type="float" office:value="41.09" calcext:value-type="float">
            <text:p>41,09</text:p>
          </table:table-cell>
          <table:table-cell table:style-name="ce14" table:formula="of:=[.H110]/[.G110]" office:value-type="float" office:value="8.025390625" calcext:value-type="float">
            <text:p>8,025</text:p>
          </table:table-cell>
          <table:table-cell table:style-name="ce15" table:formula="of:=(([.I110]-[.I109])/[.I109])*100" office:value-type="float" office:value="3.29916079736367" calcext:value-type="float">
            <text:p>3,30</text:p>
          </table:table-cell>
          <table:table-cell table:style-name="ce15"/>
          <table:table-cell table:number-columns-repeated="7"/>
          <table:table-cell table:formula="of:=[.B110]" office:value-type="float" office:value="1969" calcext:value-type="float">
            <text:p>1969</text:p>
          </table:table-cell>
          <table:table-cell table:style-name="ce14" table:formula="of:=SUM([.I101:.I110])/10" office:value-type="float" office:value="7.46307603187726" calcext:value-type="float">
            <text:p>7,463</text:p>
          </table:table-cell>
          <table:table-cell table:style-name="ce15" table:formula="of:=(([.T110]-[.T109])/[.T109])*100" office:value-type="float" office:value="1.52070054406348" calcext:value-type="float">
            <text:p>1,52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70" calcext:value-type="float">
            <text:p>1970</text:p>
          </table:table-cell>
          <table:table-cell table:style-name="ce8" office:value-type="float" office:value="1.8" calcext:value-type="float">
            <text:p>1,8</text:p>
          </table:table-cell>
          <table:table-cell table:style-name="ce8" office:value-type="float" office:value="3.39" calcext:value-type="float">
            <text:p>3,39</text:p>
          </table:table-cell>
          <table:table-cell table:style-name="ce5" office:value-type="float" office:value="35.94" calcext:value-type="float">
            <text:p>35,94</text:p>
          </table:table-cell>
          <table:table-cell/>
          <table:table-cell table:style-name="ce13" table:formula="of:=[.C111]+[.D111]" office:value-type="float" office:value="5.19" calcext:value-type="float">
            <text:p>5,19</text:p>
          </table:table-cell>
          <table:table-cell table:formula="of:=[.E111]" office:value-type="float" office:value="35.94" calcext:value-type="float">
            <text:p>35,94</text:p>
          </table:table-cell>
          <table:table-cell table:style-name="ce14" table:formula="of:=[.H111]/[.G111]" office:value-type="float" office:value="6.92485549132948" calcext:value-type="float">
            <text:p>6,925</text:p>
          </table:table-cell>
          <table:table-cell table:style-name="ce15" table:formula="of:=(([.I111]-[.I110])/[.I110])*100" office:value-type="float" office:value="-13.7131659391411" calcext:value-type="float">
            <text:p>-13,71</text:p>
          </table:table-cell>
          <table:table-cell table:style-name="ce15"/>
          <table:table-cell table:number-columns-repeated="7"/>
          <table:table-cell table:formula="of:=[.B111]" office:value-type="float" office:value="1970" calcext:value-type="float">
            <text:p>1970</text:p>
          </table:table-cell>
          <table:table-cell table:style-name="ce14" table:formula="of:=SUM([.I102:.I111])/10" office:value-type="float" office:value="7.42208964753827" calcext:value-type="float">
            <text:p>7,422</text:p>
          </table:table-cell>
          <table:table-cell table:style-name="ce15" table:formula="of:=(([.T111]-[.T110])/[.T110])*100" office:value-type="float" office:value="-0.549188888923516" calcext:value-type="float">
            <text:p>-0,55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71" calcext:value-type="float">
            <text:p>1971</text:p>
          </table:table-cell>
          <table:table-cell table:style-name="ce8" office:value-type="float" office:value="2.24" calcext:value-type="float">
            <text:p>2,24</text:p>
          </table:table-cell>
          <table:table-cell table:style-name="ce8" office:value-type="float" office:value="3.6" calcext:value-type="float">
            <text:p>3,6</text:p>
          </table:table-cell>
          <table:table-cell table:style-name="ce5" office:value-type="float" office:value="40.8" calcext:value-type="float">
            <text:p>40,8</text:p>
          </table:table-cell>
          <table:table-cell/>
          <table:table-cell table:style-name="ce13" table:formula="of:=[.C112]+[.D112]" office:value-type="float" office:value="5.84" calcext:value-type="float">
            <text:p>5,84</text:p>
          </table:table-cell>
          <table:table-cell table:formula="of:=[.E112]" office:value-type="float" office:value="40.8" calcext:value-type="float">
            <text:p>40,8</text:p>
          </table:table-cell>
          <table:table-cell table:style-name="ce14" table:formula="of:=[.H112]/[.G112]" office:value-type="float" office:value="6.98630136986301" calcext:value-type="float">
            <text:p>6,986</text:p>
          </table:table-cell>
          <table:table-cell table:style-name="ce15" table:formula="of:=(([.I112]-[.I111])/[.I111])*100" office:value-type="float" office:value="0.887323621561062" calcext:value-type="float">
            <text:p>0,89</text:p>
          </table:table-cell>
          <table:table-cell table:style-name="ce15"/>
          <table:table-cell table:number-columns-repeated="7"/>
          <table:table-cell table:formula="of:=[.B112]" office:value-type="float" office:value="1971" calcext:value-type="float">
            <text:p>1971</text:p>
          </table:table-cell>
          <table:table-cell table:style-name="ce14" table:formula="of:=SUM([.I103:.I112])/10" office:value-type="float" office:value="7.36480580602995" calcext:value-type="float">
            <text:p>7,365</text:p>
          </table:table-cell>
          <table:table-cell table:style-name="ce15" table:formula="of:=(([.T112]-[.T111])/[.T111])*100" office:value-type="float" office:value="-0.771802069614236" calcext:value-type="float">
            <text:p>-0,77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72" calcext:value-type="float">
            <text:p>1972</text:p>
          </table:table-cell>
          <table:table-cell table:style-name="ce8" office:value-type="float" office:value="2.48" calcext:value-type="float">
            <text:p>2,48</text:p>
          </table:table-cell>
          <table:table-cell table:style-name="ce8" office:value-type="float" office:value="3.6" calcext:value-type="float">
            <text:p>3,6</text:p>
          </table:table-cell>
          <table:table-cell table:style-name="ce5" office:value-type="float" office:value="58.16" calcext:value-type="float">
            <text:p>58,16</text:p>
          </table:table-cell>
          <table:table-cell/>
          <table:table-cell table:style-name="ce13" table:formula="of:=[.C113]+[.D113]" office:value-type="float" office:value="6.08" calcext:value-type="float">
            <text:p>6,08</text:p>
          </table:table-cell>
          <table:table-cell table:formula="of:=[.E113]" office:value-type="float" office:value="58.16" calcext:value-type="float">
            <text:p>58,16</text:p>
          </table:table-cell>
          <table:table-cell table:style-name="ce14" table:formula="of:=[.H113]/[.G113]" office:value-type="float" office:value="9.56578947368421" calcext:value-type="float">
            <text:p>9,566</text:p>
          </table:table-cell>
          <table:table-cell table:style-name="ce15" table:formula="of:=(([.I113]-[.I112])/[.I112])*100" office:value-type="float" office:value="36.922084623323" calcext:value-type="float">
            <text:p>36,92</text:p>
          </table:table-cell>
          <table:table-cell table:style-name="ce15"/>
          <table:table-cell table:number-columns-repeated="7"/>
          <table:table-cell table:formula="of:=[.B113]" office:value-type="float" office:value="1972" calcext:value-type="float">
            <text:p>1972</text:p>
          </table:table-cell>
          <table:table-cell table:style-name="ce14" table:formula="of:=SUM([.I104:.I113])/10" office:value-type="float" office:value="7.56654604372095" calcext:value-type="float">
            <text:p>7,567</text:p>
          </table:table-cell>
          <table:table-cell table:style-name="ce15" table:formula="of:=(([.T113]-[.T112])/[.T112])*100" office:value-type="float" office:value="2.73924721172997" calcext:value-type="float">
            <text:p>2,74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73" calcext:value-type="float">
            <text:p>1973</text:p>
          </table:table-cell>
          <table:table-cell table:style-name="ce8" office:value-type="float" office:value="3.29" calcext:value-type="float">
            <text:p>3,29</text:p>
          </table:table-cell>
          <table:table-cell table:style-name="ce8" office:value-type="float" office:value="4.75" calcext:value-type="float">
            <text:p>4,75</text:p>
          </table:table-cell>
          <table:table-cell table:style-name="ce5" office:value-type="float" office:value="97.32" calcext:value-type="float">
            <text:p>97,32</text:p>
          </table:table-cell>
          <table:table-cell/>
          <table:table-cell table:style-name="ce13" table:formula="of:=[.C114]+[.D114]" office:value-type="float" office:value="8.04" calcext:value-type="float">
            <text:p>8,04</text:p>
          </table:table-cell>
          <table:table-cell table:formula="of:=[.E114]" office:value-type="float" office:value="97.32" calcext:value-type="float">
            <text:p>97,32</text:p>
          </table:table-cell>
          <table:table-cell table:style-name="ce14" table:formula="of:=[.H114]/[.G114]" office:value-type="float" office:value="12.1044776119403" calcext:value-type="float">
            <text:p>12,104</text:p>
          </table:table-cell>
          <table:table-cell table:style-name="ce15" table:formula="of:=(([.I114]-[.I113])/[.I113])*100" office:value-type="float" office:value="26.539243260999" calcext:value-type="float">
            <text:p>26,54</text:p>
          </table:table-cell>
          <table:table-cell table:style-name="ce15"/>
          <table:table-cell table:number-columns-repeated="7"/>
          <table:table-cell table:formula="of:=[.B114]" office:value-type="float" office:value="1973" calcext:value-type="float">
            <text:p>1973</text:p>
          </table:table-cell>
          <table:table-cell table:style-name="ce14" table:formula="of:=SUM([.I105:.I114])/10" office:value-type="float" office:value="8.03198318920373" calcext:value-type="float">
            <text:p>8,032</text:p>
          </table:table-cell>
          <table:table-cell table:style-name="ce15" table:formula="of:=(([.T114]-[.T113])/[.T113])*100" office:value-type="float" office:value="6.151249761693" calcext:value-type="float">
            <text:p>6,15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74" calcext:value-type="float">
            <text:p>1974</text:p>
          </table:table-cell>
          <table:table-cell table:style-name="ce8" office:value-type="float" office:value="11.58" calcext:value-type="float">
            <text:p>11,58</text:p>
          </table:table-cell>
          <table:table-cell table:style-name="ce8" office:value-type="float" office:value="9.35" calcext:value-type="float">
            <text:p>9,35</text:p>
          </table:table-cell>
          <table:table-cell table:style-name="ce5" office:value-type="float" office:value="159.26" calcext:value-type="float">
            <text:p>159,26</text:p>
          </table:table-cell>
          <table:table-cell/>
          <table:table-cell table:style-name="ce13" table:formula="of:=[.C115]+[.D115]" office:value-type="float" office:value="20.93" calcext:value-type="float">
            <text:p>20,93</text:p>
          </table:table-cell>
          <table:table-cell table:formula="of:=[.E115]" office:value-type="float" office:value="159.26" calcext:value-type="float">
            <text:p>159,26</text:p>
          </table:table-cell>
          <table:table-cell table:style-name="ce14" table:formula="of:=[.H115]/[.G115]" office:value-type="float" office:value="7.60917343526039" calcext:value-type="float">
            <text:p>7,609</text:p>
          </table:table-cell>
          <table:table-cell table:style-name="ce15" table:formula="of:=(([.I115]-[.I114])/[.I114])*100" office:value-type="float" office:value="-37.137531422633" calcext:value-type="float">
            <text:p>-37,14</text:p>
          </table:table-cell>
          <table:table-cell table:style-name="ce15"/>
          <table:table-cell table:number-columns-repeated="7"/>
          <table:table-cell table:formula="of:=[.B115]" office:value-type="float" office:value="1974" calcext:value-type="float">
            <text:p>1974</text:p>
          </table:table-cell>
          <table:table-cell table:style-name="ce14" table:formula="of:=SUM([.I106:.I115])/10" office:value-type="float" office:value="8.0618588660631" calcext:value-type="float">
            <text:p>8,062</text:p>
          </table:table-cell>
          <table:table-cell table:style-name="ce15" table:formula="of:=(([.T115]-[.T114])/[.T114])*100" office:value-type="float" office:value="0.371958906730932" calcext:value-type="float">
            <text:p>0,37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75" calcext:value-type="float">
            <text:p>1975</text:p>
          </table:table-cell>
          <table:table-cell table:style-name="ce8" office:value-type="float" office:value="11.53" calcext:value-type="float">
            <text:p>11,53</text:p>
          </table:table-cell>
          <table:table-cell table:style-name="ce8" office:value-type="float" office:value="12.21" calcext:value-type="float">
            <text:p>12,21</text:p>
          </table:table-cell>
          <table:table-cell table:style-name="ce5" office:value-type="float" office:value="161.02" calcext:value-type="float">
            <text:p>161,02</text:p>
          </table:table-cell>
          <table:table-cell/>
          <table:table-cell table:style-name="ce13" table:formula="of:=[.C116]+[.D116]" office:value-type="float" office:value="23.74" calcext:value-type="float">
            <text:p>23,74</text:p>
          </table:table-cell>
          <table:table-cell table:formula="of:=[.E116]" office:value-type="float" office:value="161.02" calcext:value-type="float">
            <text:p>161,02</text:p>
          </table:table-cell>
          <table:table-cell table:style-name="ce14" table:formula="of:=[.H116]/[.G116]" office:value-type="float" office:value="6.78264532434709" calcext:value-type="float">
            <text:p>6,783</text:p>
          </table:table-cell>
          <table:table-cell table:style-name="ce15" table:formula="of:=(([.I116]-[.I115])/[.I115])*100" office:value-type="float" office:value="-10.8622587978245" calcext:value-type="float">
            <text:p>-10,86</text:p>
          </table:table-cell>
          <table:table-cell table:style-name="ce15"/>
          <table:table-cell table:number-columns-repeated="7"/>
          <table:table-cell table:formula="of:=[.B116]" office:value-type="float" office:value="1975" calcext:value-type="float">
            <text:p>1975</text:p>
          </table:table-cell>
          <table:table-cell table:style-name="ce14" table:formula="of:=SUM([.I107:.I116])/10" office:value-type="float" office:value="8.00976996814438" calcext:value-type="float">
            <text:p>8,010</text:p>
          </table:table-cell>
          <table:table-cell table:style-name="ce15" table:formula="of:=(([.T116]-[.T115])/[.T115])*100" office:value-type="float" office:value="-0.646115229553242" calcext:value-type="float">
            <text:p>-0,65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76" calcext:value-type="float">
            <text:p>1976</text:p>
          </table:table-cell>
          <table:table-cell table:style-name="ce8" office:value-type="float" office:value="12.8" calcext:value-type="float">
            <text:p>12,8</text:p>
          </table:table-cell>
          <table:table-cell table:style-name="ce8" office:value-type="float" office:value="13.1" calcext:value-type="float">
            <text:p>13,1</text:p>
          </table:table-cell>
          <table:table-cell table:style-name="ce5" office:value-type="float" office:value="124.84" calcext:value-type="float">
            <text:p>124,84</text:p>
          </table:table-cell>
          <table:table-cell/>
          <table:table-cell table:style-name="ce13" table:formula="of:=[.C117]+[.D117]" office:value-type="float" office:value="25.9" calcext:value-type="float">
            <text:p>25,9</text:p>
          </table:table-cell>
          <table:table-cell table:formula="of:=[.E117]" office:value-type="float" office:value="124.84" calcext:value-type="float">
            <text:p>124,84</text:p>
          </table:table-cell>
          <table:table-cell table:style-name="ce14" table:formula="of:=[.H117]/[.G117]" office:value-type="float" office:value="4.82007722007722" calcext:value-type="float">
            <text:p>4,820</text:p>
          </table:table-cell>
          <table:table-cell table:style-name="ce15" table:formula="of:=(([.I117]-[.I116])/[.I116])*100" office:value-type="float" office:value="-28.9351427123132" calcext:value-type="float">
            <text:p>-28,94</text:p>
          </table:table-cell>
          <table:table-cell table:style-name="ce15"/>
          <table:table-cell table:number-columns-repeated="7"/>
          <table:table-cell table:formula="of:=[.B117]" office:value-type="float" office:value="1976" calcext:value-type="float">
            <text:p>1976</text:p>
          </table:table-cell>
          <table:table-cell table:style-name="ce14" table:formula="of:=SUM([.I108:.I117])/10" office:value-type="float" office:value="7.77402258811128" calcext:value-type="float">
            <text:p>7,774</text:p>
          </table:table-cell>
          <table:table-cell table:style-name="ce15" table:formula="of:=(([.T117]-[.T116])/[.T116])*100" office:value-type="float" office:value="-2.9432478207325" calcext:value-type="float">
            <text:p>-2,94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77" calcext:value-type="float">
            <text:p>1977</text:p>
          </table:table-cell>
          <table:table-cell table:style-name="ce8" office:value-type="float" office:value="13.92" calcext:value-type="float">
            <text:p>13,92</text:p>
          </table:table-cell>
          <table:table-cell table:style-name="ce8" office:value-type="float" office:value="14.4" calcext:value-type="float">
            <text:p>14,4</text:p>
          </table:table-cell>
          <table:table-cell table:style-name="ce5" office:value-type="float" office:value="147.71" calcext:value-type="float">
            <text:p>147,71</text:p>
          </table:table-cell>
          <table:table-cell/>
          <table:table-cell table:style-name="ce13" table:formula="of:=[.C118]+[.D118]" office:value-type="float" office:value="28.32" calcext:value-type="float">
            <text:p>28,32</text:p>
          </table:table-cell>
          <table:table-cell table:formula="of:=[.E118]" office:value-type="float" office:value="147.71" calcext:value-type="float">
            <text:p>147,71</text:p>
          </table:table-cell>
          <table:table-cell table:style-name="ce14" table:formula="of:=[.H118]/[.G118]" office:value-type="float" office:value="5.21574858757062" calcext:value-type="float">
            <text:p>5,216</text:p>
          </table:table-cell>
          <table:table-cell table:style-name="ce15" table:formula="of:=(([.I118]-[.I117])/[.I117])*100" office:value-type="float" office:value="8.20881802153083" calcext:value-type="float">
            <text:p>8,21</text:p>
          </table:table-cell>
          <table:table-cell table:style-name="ce15"/>
          <table:table-cell table:number-columns-repeated="7"/>
          <table:table-cell table:formula="of:=[.B118]" office:value-type="float" office:value="1977" calcext:value-type="float">
            <text:p>1977</text:p>
          </table:table-cell>
          <table:table-cell table:style-name="ce14" table:formula="of:=SUM([.I109:.I118])/10" office:value-type="float" office:value="7.58035354442932" calcext:value-type="float">
            <text:p>7,580</text:p>
          </table:table-cell>
          <table:table-cell table:style-name="ce15" table:formula="of:=(([.T118]-[.T117])/[.T117])*100" office:value-type="float" office:value="-2.49123335425004" calcext:value-type="float">
            <text:p>-2,49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78" calcext:value-type="float">
            <text:p>1978</text:p>
          </table:table-cell>
          <table:table-cell table:style-name="ce8" office:value-type="float" office:value="14.02" calcext:value-type="float">
            <text:p>14,02</text:p>
          </table:table-cell>
          <table:table-cell table:style-name="ce8" office:value-type="float" office:value="14.95" calcext:value-type="float">
            <text:p>14,95</text:p>
          </table:table-cell>
          <table:table-cell table:style-name="ce5" office:value-type="float" office:value="193.22" calcext:value-type="float">
            <text:p>193,22</text:p>
          </table:table-cell>
          <table:table-cell/>
          <table:table-cell table:style-name="ce13" table:formula="of:=[.C119]+[.D119]" office:value-type="float" office:value="28.97" calcext:value-type="float">
            <text:p>28,97</text:p>
          </table:table-cell>
          <table:table-cell table:formula="of:=[.E119]" office:value-type="float" office:value="193.22" calcext:value-type="float">
            <text:p>193,22</text:p>
          </table:table-cell>
          <table:table-cell table:style-name="ce14" table:formula="of:=[.H119]/[.G119]" office:value-type="float" office:value="6.66965826717294" calcext:value-type="float">
            <text:p>6,670</text:p>
          </table:table-cell>
          <table:table-cell table:style-name="ce15" table:formula="of:=(([.I119]-[.I118])/[.I118])*100" office:value-type="float" office:value="27.8753788682808" calcext:value-type="float">
            <text:p>27,88</text:p>
          </table:table-cell>
          <table:table-cell table:style-name="ce15"/>
          <table:table-cell table:number-columns-repeated="7"/>
          <table:table-cell table:formula="of:=[.B119]" office:value-type="float" office:value="1978" calcext:value-type="float">
            <text:p>1978</text:p>
          </table:table-cell>
          <table:table-cell table:style-name="ce14" table:formula="of:=SUM([.I110:.I119])/10" office:value-type="float" office:value="7.47041174062453" calcext:value-type="float">
            <text:p>7,470</text:p>
          </table:table-cell>
          <table:table-cell table:style-name="ce15" table:formula="of:=(([.T119]-[.T118])/[.T118])*100" office:value-type="float" office:value="-1.45035192831594" calcext:value-type="float">
            <text:p>-1,45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79" calcext:value-type="float">
            <text:p>1979</text:p>
          </table:table-cell>
          <table:table-cell table:style-name="ce8" office:value-type="float" office:value="31.61" calcext:value-type="float">
            <text:p>31,61</text:p>
          </table:table-cell>
          <table:table-cell table:style-name="ce8" office:value-type="float" office:value="25.1" calcext:value-type="float">
            <text:p>25,1</text:p>
          </table:table-cell>
          <table:table-cell table:style-name="ce5" office:value-type="float" office:value="306.68" calcext:value-type="float">
            <text:p>306,68</text:p>
          </table:table-cell>
          <table:table-cell/>
          <table:table-cell table:style-name="ce13" table:formula="of:=[.C120]+[.D120]" office:value-type="float" office:value="56.71" calcext:value-type="float">
            <text:p>56,71</text:p>
          </table:table-cell>
          <table:table-cell table:formula="of:=[.E120]" office:value-type="float" office:value="306.68" calcext:value-type="float">
            <text:p>306,68</text:p>
          </table:table-cell>
          <table:table-cell table:style-name="ce14" table:formula="of:=[.H120]/[.G120]" office:value-type="float" office:value="5.40786457414918" calcext:value-type="float">
            <text:p>5,408</text:p>
          </table:table-cell>
          <table:table-cell table:style-name="ce15" table:formula="of:=(([.I120]-[.I119])/[.I119])*100" office:value-type="float" office:value="-18.918415943949" calcext:value-type="float">
            <text:p>-18,92</text:p>
          </table:table-cell>
          <table:table-cell table:style-name="ce15"/>
          <table:table-cell table:number-columns-repeated="7"/>
          <table:table-cell table:formula="of:=[.B120]" office:value-type="float" office:value="1979" calcext:value-type="float">
            <text:p>1979</text:p>
          </table:table-cell>
          <table:table-cell table:style-name="ce14" table:formula="of:=SUM([.I111:.I120])/10" office:value-type="float" office:value="7.20865913553944" calcext:value-type="float">
            <text:p>7,209</text:p>
          </table:table-cell>
          <table:table-cell table:style-name="ce15" table:formula="of:=(([.T120]-[.T119])/[.T119])*100" office:value-type="float" office:value="-3.50385780828728" calcext:value-type="float">
            <text:p>-3,50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80" calcext:value-type="float">
            <text:p>1980</text:p>
          </table:table-cell>
          <table:table-cell table:style-name="ce8" office:value-type="float" office:value="36.83" calcext:value-type="float">
            <text:p>36,83</text:p>
          </table:table-cell>
          <table:table-cell table:style-name="ce8" office:value-type="float" office:value="37.42" calcext:value-type="float">
            <text:p>37,42</text:p>
          </table:table-cell>
          <table:table-cell table:style-name="ce5" office:value-type="float" office:value="612.56" calcext:value-type="float">
            <text:p>612,56</text:p>
          </table:table-cell>
          <table:table-cell/>
          <table:table-cell table:style-name="ce13" table:formula="of:=[.C121]+[.D121]" office:value-type="float" office:value="74.25" calcext:value-type="float">
            <text:p>74,25</text:p>
          </table:table-cell>
          <table:table-cell table:formula="of:=[.E121]" office:value-type="float" office:value="612.56" calcext:value-type="float">
            <text:p>612,56</text:p>
          </table:table-cell>
          <table:table-cell table:style-name="ce14" table:formula="of:=[.H121]/[.G121]" office:value-type="float" office:value="8.24996632996633" calcext:value-type="float">
            <text:p>8,250</text:p>
          </table:table-cell>
          <table:table-cell table:style-name="ce15" table:formula="of:=(([.I121]-[.I120])/[.I120])*100" office:value-type="float" office:value="52.5549727965275" calcext:value-type="float">
            <text:p>52,55</text:p>
          </table:table-cell>
          <table:table-cell table:style-name="ce15"/>
          <table:table-cell table:number-columns-repeated="7"/>
          <table:table-cell table:formula="of:=[.B121]" office:value-type="float" office:value="1980" calcext:value-type="float">
            <text:p>1980</text:p>
          </table:table-cell>
          <table:table-cell table:style-name="ce14" table:formula="of:=SUM([.I112:.I121])/10" office:value-type="float" office:value="7.34117021940313" calcext:value-type="float">
            <text:p>7,341</text:p>
          </table:table-cell>
          <table:table-cell table:style-name="ce15" table:formula="of:=(([.T121]-[.T120])/[.T120])*100" office:value-type="float" office:value="1.83822096970008" calcext:value-type="float">
            <text:p>1,84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81" calcext:value-type="float">
            <text:p>1981</text:p>
          </table:table-cell>
          <table:table-cell table:style-name="ce8" office:value-type="float" office:value="35.93" calcext:value-type="float">
            <text:p>35,93</text:p>
          </table:table-cell>
          <table:table-cell table:style-name="ce8" office:value-type="float" office:value="35.75" calcext:value-type="float">
            <text:p>35,75</text:p>
          </table:table-cell>
          <table:table-cell table:style-name="ce5" office:value-type="float" office:value="460.03" calcext:value-type="float">
            <text:p>460,03</text:p>
          </table:table-cell>
          <table:table-cell/>
          <table:table-cell table:style-name="ce13" table:formula="of:=[.C122]+[.D122]" office:value-type="float" office:value="71.68" calcext:value-type="float">
            <text:p>71,68</text:p>
          </table:table-cell>
          <table:table-cell table:formula="of:=[.E122]" office:value-type="float" office:value="460.03" calcext:value-type="float">
            <text:p>460,03</text:p>
          </table:table-cell>
          <table:table-cell table:style-name="ce14" table:formula="of:=[.H122]/[.G122]" office:value-type="float" office:value="6.41782924107143" calcext:value-type="float">
            <text:p>6,418</text:p>
          </table:table-cell>
          <table:table-cell table:style-name="ce15" table:formula="of:=(([.I122]-[.I121])/[.I121])*100" office:value-type="float" office:value="-22.2078129245211" calcext:value-type="float">
            <text:p>-22,21</text:p>
          </table:table-cell>
          <table:table-cell table:style-name="ce15"/>
          <table:table-cell table:number-columns-repeated="7"/>
          <table:table-cell table:formula="of:=[.B122]" office:value-type="float" office:value="1981" calcext:value-type="float">
            <text:p>1981</text:p>
          </table:table-cell>
          <table:table-cell table:style-name="ce14" table:formula="of:=SUM([.I113:.I122])/10" office:value-type="float" office:value="7.28432300652397" calcext:value-type="float">
            <text:p>7,284</text:p>
          </table:table-cell>
          <table:table-cell table:style-name="ce15" table:formula="of:=(([.T122]-[.T121])/[.T121])*100" office:value-type="float" office:value="-0.774361732260447" calcext:value-type="float">
            <text:p>-0,77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82" calcext:value-type="float">
            <text:p>1982</text:p>
          </table:table-cell>
          <table:table-cell table:style-name="ce8" office:value-type="float" office:value="32.97" calcext:value-type="float">
            <text:p>32,97</text:p>
          </table:table-cell>
          <table:table-cell table:style-name="ce8" office:value-type="float" office:value="31.83" calcext:value-type="float">
            <text:p>31,83</text:p>
          </table:table-cell>
          <table:table-cell table:style-name="ce5" office:value-type="float" office:value="375.67" calcext:value-type="float">
            <text:p>375,67</text:p>
          </table:table-cell>
          <table:table-cell/>
          <table:table-cell table:style-name="ce13" table:formula="of:=[.C123]+[.D123]" office:value-type="float" office:value="64.8" calcext:value-type="float">
            <text:p>64,8</text:p>
          </table:table-cell>
          <table:table-cell table:formula="of:=[.E123]" office:value-type="float" office:value="375.67" calcext:value-type="float">
            <text:p>375,67</text:p>
          </table:table-cell>
          <table:table-cell table:style-name="ce14" table:formula="of:=[.H123]/[.G123]" office:value-type="float" office:value="5.79737654320988" calcext:value-type="float">
            <text:p>5,797</text:p>
          </table:table-cell>
          <table:table-cell table:style-name="ce15" table:formula="of:=(([.I123]-[.I122])/[.I122])*100" office:value-type="float" office:value="-9.66764110660522" calcext:value-type="float">
            <text:p>-9,67</text:p>
          </table:table-cell>
          <table:table-cell table:style-name="ce15"/>
          <table:table-cell table:number-columns-repeated="7"/>
          <table:table-cell table:formula="of:=[.B123]" office:value-type="float" office:value="1982" calcext:value-type="float">
            <text:p>1982</text:p>
          </table:table-cell>
          <table:table-cell table:style-name="ce14" table:formula="of:=SUM([.I114:.I123])/10" office:value-type="float" office:value="6.90748171347654" calcext:value-type="float">
            <text:p>6,907</text:p>
          </table:table-cell>
          <table:table-cell table:style-name="ce15" table:formula="of:=(([.T123]-[.T122])/[.T122])*100" office:value-type="float" office:value="-5.173319369692" calcext:value-type="float">
            <text:p>-5,17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83" calcext:value-type="float">
            <text:p>1983</text:p>
          </table:table-cell>
          <table:table-cell table:style-name="ce8" office:value-type="float" office:value="29.55" calcext:value-type="float">
            <text:p>29,55</text:p>
          </table:table-cell>
          <table:table-cell table:style-name="ce8" office:value-type="float" office:value="29.08" calcext:value-type="float">
            <text:p>29,08</text:p>
          </table:table-cell>
          <table:table-cell table:style-name="ce5" office:value-type="float" office:value="424.35" calcext:value-type="float">
            <text:p>424,35</text:p>
          </table:table-cell>
          <table:table-cell/>
          <table:table-cell table:style-name="ce13" table:formula="of:=[.C124]+[.D124]" office:value-type="float" office:value="58.63" calcext:value-type="float">
            <text:p>58,63</text:p>
          </table:table-cell>
          <table:table-cell table:formula="of:=[.E124]" office:value-type="float" office:value="424.35" calcext:value-type="float">
            <text:p>424,35</text:p>
          </table:table-cell>
          <table:table-cell table:style-name="ce14" table:formula="of:=[.H124]/[.G124]" office:value-type="float" office:value="7.23776223776224" calcext:value-type="float">
            <text:p>7,238</text:p>
          </table:table-cell>
          <table:table-cell table:style-name="ce15" table:formula="of:=(([.I124]-[.I123])/[.I123])*100" office:value-type="float" office:value="24.8454742212562" calcext:value-type="float">
            <text:p>24,85</text:p>
          </table:table-cell>
          <table:table-cell table:style-name="ce15"/>
          <table:table-cell table:number-columns-repeated="7"/>
          <table:table-cell table:formula="of:=[.B124]" office:value-type="float" office:value="1983" calcext:value-type="float">
            <text:p>1983</text:p>
          </table:table-cell>
          <table:table-cell table:style-name="ce14" table:formula="of:=SUM([.I115:.I124])/10" office:value-type="float" office:value="6.42081017605873" calcext:value-type="float">
            <text:p>6,421</text:p>
          </table:table-cell>
          <table:table-cell table:style-name="ce15" table:formula="of:=(([.T124]-[.T123])/[.T123])*100" office:value-type="float" office:value="-7.04557113004448" calcext:value-type="float">
            <text:p>-7,05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84" calcext:value-type="float">
            <text:p>1984</text:p>
          </table:table-cell>
          <table:table-cell table:style-name="ce8" office:value-type="float" office:value="28.78" calcext:value-type="float">
            <text:p>28,78</text:p>
          </table:table-cell>
          <table:table-cell table:style-name="ce8" office:value-type="float" office:value="28.75" calcext:value-type="float">
            <text:p>28,75</text:p>
          </table:table-cell>
          <table:table-cell table:style-name="ce5" office:value-type="float" office:value="360.48" calcext:value-type="float">
            <text:p>360,48</text:p>
          </table:table-cell>
          <table:table-cell/>
          <table:table-cell table:style-name="ce13" table:formula="of:=[.C125]+[.D125]" office:value-type="float" office:value="57.53" calcext:value-type="float">
            <text:p>57,53</text:p>
          </table:table-cell>
          <table:table-cell table:formula="of:=[.E125]" office:value-type="float" office:value="360.48" calcext:value-type="float">
            <text:p>360,48</text:p>
          </table:table-cell>
          <table:table-cell table:style-name="ce14" table:formula="of:=[.H125]/[.G125]" office:value-type="float" office:value="6.26594820093864" calcext:value-type="float">
            <text:p>6,266</text:p>
          </table:table-cell>
          <table:table-cell table:style-name="ce15" table:formula="of:=(([.I125]-[.I124])/[.I124])*100" office:value-type="float" office:value="-13.4269958710893" calcext:value-type="float">
            <text:p>-13,43</text:p>
          </table:table-cell>
          <table:table-cell table:style-name="ce15"/>
          <table:table-cell table:number-columns-repeated="7"/>
          <table:table-cell table:formula="of:=[.B125]" office:value-type="float" office:value="1984" calcext:value-type="float">
            <text:p>1984</text:p>
          </table:table-cell>
          <table:table-cell table:style-name="ce14" table:formula="of:=SUM([.I116:.I125])/10" office:value-type="float" office:value="6.28648765262656" calcext:value-type="float">
            <text:p>6,286</text:p>
          </table:table-cell>
          <table:table-cell table:style-name="ce15" table:formula="of:=(([.T125]-[.T124])/[.T124])*100" office:value-type="float" office:value="-2.09198714413057" calcext:value-type="float">
            <text:p>-2,09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85" calcext:value-type="float">
            <text:p>1985</text:p>
          </table:table-cell>
          <table:table-cell table:style-name="ce8" office:value-type="float" office:value="27.56" calcext:value-type="float">
            <text:p>27,56</text:p>
          </table:table-cell>
          <table:table-cell table:style-name="ce8" office:value-type="float" office:value="26.92" calcext:value-type="float">
            <text:p>26,92</text:p>
          </table:table-cell>
          <table:table-cell table:style-name="ce5" office:value-type="float" office:value="317.28" calcext:value-type="float">
            <text:p>317,28</text:p>
          </table:table-cell>
          <table:table-cell/>
          <table:table-cell table:style-name="ce13" table:formula="of:=[.C126]+[.D126]" office:value-type="float" office:value="54.48" calcext:value-type="float">
            <text:p>54,48</text:p>
          </table:table-cell>
          <table:table-cell table:formula="of:=[.E126]" office:value-type="float" office:value="317.28" calcext:value-type="float">
            <text:p>317,28</text:p>
          </table:table-cell>
          <table:table-cell table:style-name="ce14" table:formula="of:=[.H126]/[.G126]" office:value-type="float" office:value="5.82378854625551" calcext:value-type="float">
            <text:p>5,824</text:p>
          </table:table-cell>
          <table:table-cell table:style-name="ce15" table:formula="of:=(([.I126]-[.I125])/[.I125])*100" office:value-type="float" office:value="-7.05654819516222" calcext:value-type="float">
            <text:p>-7,06</text:p>
          </table:table-cell>
          <table:table-cell table:style-name="ce15"/>
          <table:table-cell table:number-columns-repeated="7"/>
          <table:table-cell table:formula="of:=[.B126]" office:value-type="float" office:value="1985" calcext:value-type="float">
            <text:p>1985</text:p>
          </table:table-cell>
          <table:table-cell table:style-name="ce14" table:formula="of:=SUM([.I117:.I126])/10" office:value-type="float" office:value="6.1906019748174" calcext:value-type="float">
            <text:p>6,191</text:p>
          </table:table-cell>
          <table:table-cell table:style-name="ce15" table:formula="of:=(([.T126]-[.T125])/[.T125])*100" office:value-type="float" office:value="-1.5252663030221" calcext:value-type="float">
            <text:p>-1,53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86" calcext:value-type="float">
            <text:p>1986</text:p>
          </table:table-cell>
          <table:table-cell table:style-name="ce8" office:value-type="float" office:value="14.43" calcext:value-type="float">
            <text:p>14,43</text:p>
          </table:table-cell>
          <table:table-cell table:style-name="ce8" office:value-type="float" office:value="14.44" calcext:value-type="float">
            <text:p>14,44</text:p>
          </table:table-cell>
          <table:table-cell table:style-name="ce5" office:value-type="float" office:value="367.51" calcext:value-type="float">
            <text:p>367,51</text:p>
          </table:table-cell>
          <table:table-cell/>
          <table:table-cell table:style-name="ce13" table:formula="of:=[.C127]+[.D127]" office:value-type="float" office:value="28.87" calcext:value-type="float">
            <text:p>28,87</text:p>
          </table:table-cell>
          <table:table-cell table:formula="of:=[.E127]" office:value-type="float" office:value="367.51" calcext:value-type="float">
            <text:p>367,51</text:p>
          </table:table-cell>
          <table:table-cell table:style-name="ce14" table:formula="of:=[.H127]/[.G127]" office:value-type="float" office:value="12.7298233460339" calcext:value-type="float">
            <text:p>12,730</text:p>
          </table:table-cell>
          <table:table-cell table:style-name="ce15" table:formula="of:=(([.I127]-[.I126])/[.I126])*100" office:value-type="float" office:value="118.583199663367" calcext:value-type="float">
            <text:p>118,58</text:p>
          </table:table-cell>
          <table:table-cell table:style-name="ce15"/>
          <table:table-cell table:number-columns-repeated="7"/>
          <table:table-cell table:formula="of:=[.B127]" office:value-type="float" office:value="1986" calcext:value-type="float">
            <text:p>1986</text:p>
          </table:table-cell>
          <table:table-cell table:style-name="ce14" table:formula="of:=SUM([.I118:.I127])/10" office:value-type="float" office:value="6.98157658741307" calcext:value-type="float">
            <text:p>6,982</text:p>
          </table:table-cell>
          <table:table-cell table:style-name="ce15" table:formula="of:=(([.T127]-[.T126])/[.T126])*100" office:value-type="float" office:value="12.7770225870321" calcext:value-type="float">
            <text:p>12,78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87" calcext:value-type="float">
            <text:p>1987</text:p>
          </table:table-cell>
          <table:table-cell table:style-name="ce8" office:value-type="float" office:value="18.44" calcext:value-type="float">
            <text:p>18,44</text:p>
          </table:table-cell>
          <table:table-cell table:style-name="ce8" office:value-type="float" office:value="17.75" calcext:value-type="float">
            <text:p>17,75</text:p>
          </table:table-cell>
          <table:table-cell table:style-name="ce5" office:value-type="float" office:value="446.47" calcext:value-type="float">
            <text:p>446,47</text:p>
          </table:table-cell>
          <table:table-cell/>
          <table:table-cell table:style-name="ce13" table:formula="of:=[.C128]+[.D128]" office:value-type="float" office:value="36.19" calcext:value-type="float">
            <text:p>36,19</text:p>
          </table:table-cell>
          <table:table-cell table:formula="of:=[.E128]" office:value-type="float" office:value="446.47" calcext:value-type="float">
            <text:p>446,47</text:p>
          </table:table-cell>
          <table:table-cell table:style-name="ce14" table:formula="of:=[.H128]/[.G128]" office:value-type="float" office:value="12.3368333793866" calcext:value-type="float">
            <text:p>12,337</text:p>
          </table:table-cell>
          <table:table-cell table:style-name="ce15" table:formula="of:=(([.I128]-[.I127])/[.I127])*100" office:value-type="float" office:value="-3.08715962480196" calcext:value-type="float">
            <text:p>-3,09</text:p>
          </table:table-cell>
          <table:table-cell table:style-name="ce15"/>
          <table:table-cell table:number-columns-repeated="7"/>
          <table:table-cell table:formula="of:=[.B128]" office:value-type="float" office:value="1987" calcext:value-type="float">
            <text:p>1987</text:p>
          </table:table-cell>
          <table:table-cell table:style-name="ce14" table:formula="of:=SUM([.I119:.I128])/10" office:value-type="float" office:value="7.69368506659467" calcext:value-type="float">
            <text:p>7,694</text:p>
          </table:table-cell>
          <table:table-cell table:style-name="ce15" table:formula="of:=(([.T128]-[.T127])/[.T127])*100" office:value-type="float" office:value="10.1998233531584" calcext:value-type="float">
            <text:p>10,20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88" calcext:value-type="float">
            <text:p>1988</text:p>
          </table:table-cell>
          <table:table-cell table:style-name="ce8" office:value-type="float" office:value="14.92" calcext:value-type="float">
            <text:p>14,92</text:p>
          </table:table-cell>
          <table:table-cell table:style-name="ce8" office:value-type="float" office:value="14.87" calcext:value-type="float">
            <text:p>14,87</text:p>
          </table:table-cell>
          <table:table-cell table:style-name="ce5" office:value-type="float" office:value="437.05" calcext:value-type="float">
            <text:p>437,05</text:p>
          </table:table-cell>
          <table:table-cell/>
          <table:table-cell table:style-name="ce13" table:formula="of:=[.C129]+[.D129]" office:value-type="float" office:value="29.79" calcext:value-type="float">
            <text:p>29,79</text:p>
          </table:table-cell>
          <table:table-cell table:formula="of:=[.E129]" office:value-type="float" office:value="437.05" calcext:value-type="float">
            <text:p>437,05</text:p>
          </table:table-cell>
          <table:table-cell table:style-name="ce14" table:formula="of:=[.H129]/[.G129]" office:value-type="float" office:value="14.6710305471635" calcext:value-type="float">
            <text:p>14,671</text:p>
          </table:table-cell>
          <table:table-cell table:style-name="ce15" table:formula="of:=(([.I129]-[.I128])/[.I128])*100" office:value-type="float" office:value="18.9205535650427" calcext:value-type="float">
            <text:p>18,92</text:p>
          </table:table-cell>
          <table:table-cell table:style-name="ce15"/>
          <table:table-cell table:number-columns-repeated="7"/>
          <table:table-cell table:formula="of:=[.B129]" office:value-type="float" office:value="1988" calcext:value-type="float">
            <text:p>1988</text:p>
          </table:table-cell>
          <table:table-cell table:style-name="ce14" table:formula="of:=SUM([.I120:.I129])/10" office:value-type="float" office:value="8.49382229459372" calcext:value-type="float">
            <text:p>8,494</text:p>
          </table:table-cell>
          <table:table-cell table:style-name="ce15" table:formula="of:=(([.T129]-[.T128])/[.T128])*100" office:value-type="float" office:value="10.3999217679598" calcext:value-type="float">
            <text:p>10,40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89" calcext:value-type="float">
            <text:p>1989</text:p>
          </table:table-cell>
          <table:table-cell table:style-name="ce8" office:value-type="float" office:value="18.23" calcext:value-type="float">
            <text:p>18,23</text:p>
          </table:table-cell>
          <table:table-cell table:style-name="ce8" office:value-type="float" office:value="18.33" calcext:value-type="float">
            <text:p>18,33</text:p>
          </table:table-cell>
          <table:table-cell table:style-name="ce5" office:value-type="float" office:value="381.43" calcext:value-type="float">
            <text:p>381,43</text:p>
          </table:table-cell>
          <table:table-cell/>
          <table:table-cell table:style-name="ce13" table:formula="of:=[.C130]+[.D130]" office:value-type="float" office:value="36.56" calcext:value-type="float">
            <text:p>36,56</text:p>
          </table:table-cell>
          <table:table-cell table:formula="of:=[.E130]" office:value-type="float" office:value="381.43" calcext:value-type="float">
            <text:p>381,43</text:p>
          </table:table-cell>
          <table:table-cell table:style-name="ce14" table:formula="of:=[.H130]/[.G130]" office:value-type="float" office:value="10.4329868708972" calcext:value-type="float">
            <text:p>10,433</text:p>
          </table:table-cell>
          <table:table-cell table:style-name="ce15" table:formula="of:=(([.I130]-[.I129])/[.I129])*100" office:value-type="float" office:value="-28.8871573311918" calcext:value-type="float">
            <text:p>-28,89</text:p>
          </table:table-cell>
          <table:table-cell table:style-name="ce15"/>
          <table:table-cell table:number-columns-repeated="7"/>
          <table:table-cell table:formula="of:=[.B130]" office:value-type="float" office:value="1989" calcext:value-type="float">
            <text:p>1989</text:p>
          </table:table-cell>
          <table:table-cell table:style-name="ce14" table:formula="of:=SUM([.I121:.I130])/10" office:value-type="float" office:value="8.99633452426852" calcext:value-type="float">
            <text:p>8,996</text:p>
          </table:table-cell>
          <table:table-cell table:style-name="ce15" table:formula="of:=(([.T130]-[.T129])/[.T129])*100" office:value-type="float" office:value="5.91620841884866" calcext:value-type="float">
            <text:p>5,92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90" calcext:value-type="float">
            <text:p>1990</text:p>
          </table:table-cell>
          <table:table-cell table:style-name="ce8" office:value-type="float" office:value="23.73" calcext:value-type="float">
            <text:p>23,73</text:p>
          </table:table-cell>
          <table:table-cell table:style-name="ce8" office:value-type="float" office:value="23.19" calcext:value-type="float">
            <text:p>23,19</text:p>
          </table:table-cell>
          <table:table-cell table:style-name="ce5" office:value-type="float" office:value="383.47" calcext:value-type="float">
            <text:p>383,47</text:p>
          </table:table-cell>
          <table:table-cell/>
          <table:table-cell table:style-name="ce13" table:formula="of:=[.C131]+[.D131]" office:value-type="float" office:value="46.92" calcext:value-type="float">
            <text:p>46,92</text:p>
          </table:table-cell>
          <table:table-cell table:formula="of:=[.E131]" office:value-type="float" office:value="383.47" calcext:value-type="float">
            <text:p>383,47</text:p>
          </table:table-cell>
          <table:table-cell table:style-name="ce14" table:formula="of:=[.H131]/[.G131]" office:value-type="float" office:value="8.1728473998295" calcext:value-type="float">
            <text:p>8,173</text:p>
          </table:table-cell>
          <table:table-cell table:style-name="ce15" table:formula="of:=(([.I131]-[.I130])/[.I130])*100" office:value-type="float" office:value="-21.6633980185705" calcext:value-type="float">
            <text:p>-21,66</text:p>
          </table:table-cell>
          <table:table-cell table:style-name="ce15"/>
          <table:table-cell table:number-columns-repeated="7"/>
          <table:table-cell table:formula="of:=[.B131]" office:value-type="float" office:value="1990" calcext:value-type="float">
            <text:p>1990</text:p>
          </table:table-cell>
          <table:table-cell table:style-name="ce14" table:formula="of:=SUM([.I122:.I131])/10" office:value-type="float" office:value="8.98862263125483" calcext:value-type="float">
            <text:p>8,989</text:p>
          </table:table-cell>
          <table:table-cell table:style-name="ce15" table:formula="of:=(([.T131]-[.T130])/[.T130])*100" office:value-type="float" office:value="-0.0857226128361634" calcext:value-type="float">
            <text:p>-0,09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91" calcext:value-type="float">
            <text:p>199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0.2" calcext:value-type="float">
            <text:p>20,2</text:p>
          </table:table-cell>
          <table:table-cell table:style-name="ce5" office:value-type="float" office:value="362.18" calcext:value-type="float">
            <text:p>362,18</text:p>
          </table:table-cell>
          <table:table-cell/>
          <table:table-cell table:style-name="ce13" table:formula="of:=[.C132]+[.D132]" office:value-type="float" office:value="40.2" calcext:value-type="float">
            <text:p>40,2</text:p>
          </table:table-cell>
          <table:table-cell table:formula="of:=[.E132]" office:value-type="float" office:value="362.18" calcext:value-type="float">
            <text:p>362,18</text:p>
          </table:table-cell>
          <table:table-cell table:style-name="ce14" table:formula="of:=[.H132]/[.G132]" office:value-type="float" office:value="9.00945273631841" calcext:value-type="float">
            <text:p>9,009</text:p>
          </table:table-cell>
          <table:table-cell table:style-name="ce15" table:formula="of:=(([.I132]-[.I131])/[.I131])*100" office:value-type="float" office:value="10.2363998195582" calcext:value-type="float">
            <text:p>10,24</text:p>
          </table:table-cell>
          <table:table-cell table:style-name="ce15"/>
          <table:table-cell table:number-columns-repeated="7"/>
          <table:table-cell table:formula="of:=[.B132]" office:value-type="float" office:value="1991" calcext:value-type="float">
            <text:p>1991</text:p>
          </table:table-cell>
          <table:table-cell table:style-name="ce14" table:formula="of:=SUM([.I123:.I132])/10" office:value-type="float" office:value="9.24778498077953" calcext:value-type="float">
            <text:p>9,248</text:p>
          </table:table-cell>
          <table:table-cell table:style-name="ce15" table:formula="of:=(([.T132]-[.T131])/[.T131])*100" office:value-type="float" office:value="2.88322649816838" calcext:value-type="float">
            <text:p>2,88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92" calcext:value-type="float">
            <text:p>1992</text:p>
          </table:table-cell>
          <table:table-cell table:style-name="ce8" office:value-type="float" office:value="19.32" calcext:value-type="float">
            <text:p>19,32</text:p>
          </table:table-cell>
          <table:table-cell table:style-name="ce8" office:value-type="float" office:value="19.25" calcext:value-type="float">
            <text:p>19,25</text:p>
          </table:table-cell>
          <table:table-cell table:style-name="ce5" office:value-type="float" office:value="343.73" calcext:value-type="float">
            <text:p>343,73</text:p>
          </table:table-cell>
          <table:table-cell/>
          <table:table-cell table:style-name="ce13" table:formula="of:=[.C133]+[.D133]" office:value-type="float" office:value="38.57" calcext:value-type="float">
            <text:p>38,57</text:p>
          </table:table-cell>
          <table:table-cell table:formula="of:=[.E133]" office:value-type="float" office:value="343.73" calcext:value-type="float">
            <text:p>343,73</text:p>
          </table:table-cell>
          <table:table-cell table:style-name="ce14" table:formula="of:=[.H133]/[.G133]" office:value-type="float" office:value="8.9118485869847" calcext:value-type="float">
            <text:p>8,912</text:p>
          </table:table-cell>
          <table:table-cell table:style-name="ce15" table:formula="of:=(([.I133]-[.I132])/[.I132])*100" office:value-type="float" office:value="-1.08335269844135" calcext:value-type="float">
            <text:p>-1,08</text:p>
          </table:table-cell>
          <table:table-cell table:style-name="ce15"/>
          <table:table-cell table:number-columns-repeated="7"/>
          <table:table-cell table:formula="of:=[.B133]" office:value-type="float" office:value="1992" calcext:value-type="float">
            <text:p>1992</text:p>
          </table:table-cell>
          <table:table-cell table:style-name="ce14" table:formula="of:=SUM([.I124:.I133])/10" office:value-type="float" office:value="9.55923218515702" calcext:value-type="float">
            <text:p>9,559</text:p>
          </table:table-cell>
          <table:table-cell table:style-name="ce15" table:formula="of:=(([.T133]-[.T132])/[.T132])*100" office:value-type="float" office:value="3.36780326342785" calcext:value-type="float">
            <text:p>3,37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93" calcext:value-type="float">
            <text:p>1993</text:p>
          </table:table-cell>
          <table:table-cell table:style-name="ce8" office:value-type="float" office:value="16.97" calcext:value-type="float">
            <text:p>16,97</text:p>
          </table:table-cell>
          <table:table-cell table:style-name="ce8" office:value-type="float" office:value="16.75" calcext:value-type="float">
            <text:p>16,75</text:p>
          </table:table-cell>
          <table:table-cell table:style-name="ce5" office:value-type="float" office:value="359.77" calcext:value-type="float">
            <text:p>359,77</text:p>
          </table:table-cell>
          <table:table-cell/>
          <table:table-cell table:style-name="ce13" table:formula="of:=[.C134]+[.D134]" office:value-type="float" office:value="33.72" calcext:value-type="float">
            <text:p>33,72</text:p>
          </table:table-cell>
          <table:table-cell table:formula="of:=[.E134]" office:value-type="float" office:value="359.77" calcext:value-type="float">
            <text:p>359,77</text:p>
          </table:table-cell>
          <table:table-cell table:style-name="ce14" table:formula="of:=[.H134]/[.G134]" office:value-type="float" office:value="10.6693357058126" calcext:value-type="float">
            <text:p>10,669</text:p>
          </table:table-cell>
          <table:table-cell table:style-name="ce15" table:formula="of:=(([.I134]-[.I133])/[.I133])*100" office:value-type="float" office:value="19.7207919510054" calcext:value-type="float">
            <text:p>19,72</text:p>
          </table:table-cell>
          <table:table-cell table:style-name="ce15"/>
          <table:table-cell table:number-columns-repeated="7"/>
          <table:table-cell table:formula="of:=[.B134]" office:value-type="float" office:value="1993" calcext:value-type="float">
            <text:p>1993</text:p>
          </table:table-cell>
          <table:table-cell table:style-name="ce14" table:formula="of:=SUM([.I125:.I134])/10" office:value-type="float" office:value="9.90238953196205" calcext:value-type="float">
            <text:p>9,902</text:p>
          </table:table-cell>
          <table:table-cell table:style-name="ce15" table:formula="of:=(([.T134]-[.T133])/[.T133])*100" office:value-type="float" office:value="3.58980031197344" calcext:value-type="float">
            <text:p>3,59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94" calcext:value-type="float">
            <text:p>1994</text:p>
          </table:table-cell>
          <table:table-cell table:style-name="ce8" office:value-type="float" office:value="15.82" calcext:value-type="float">
            <text:p>15,82</text:p>
          </table:table-cell>
          <table:table-cell table:style-name="ce8" office:value-type="float" office:value="15.66" calcext:value-type="float">
            <text:p>15,66</text:p>
          </table:table-cell>
          <table:table-cell table:style-name="ce5" office:value-type="float" office:value="384.01" calcext:value-type="float">
            <text:p>384,01</text:p>
          </table:table-cell>
          <table:table-cell/>
          <table:table-cell table:style-name="ce13" table:formula="of:=[.C135]+[.D135]" office:value-type="float" office:value="31.48" calcext:value-type="float">
            <text:p>31,48</text:p>
          </table:table-cell>
          <table:table-cell table:formula="of:=[.E135]" office:value-type="float" office:value="384.01" calcext:value-type="float">
            <text:p>384,01</text:p>
          </table:table-cell>
          <table:table-cell table:style-name="ce14" table:formula="of:=[.H135]/[.G135]" office:value-type="float" office:value="12.1985387547649" calcext:value-type="float">
            <text:p>12,199</text:p>
          </table:table-cell>
          <table:table-cell table:style-name="ce15" table:formula="of:=(([.I135]-[.I134])/[.I134])*100" office:value-type="float" office:value="14.3326922229962" calcext:value-type="float">
            <text:p>14,33</text:p>
          </table:table-cell>
          <table:table-cell table:style-name="ce15"/>
          <table:table-cell table:number-columns-repeated="7"/>
          <table:table-cell table:formula="of:=[.B135]" office:value-type="float" office:value="1994" calcext:value-type="float">
            <text:p>1994</text:p>
          </table:table-cell>
          <table:table-cell table:style-name="ce14" table:formula="of:=SUM([.I126:.I135])/10" office:value-type="float" office:value="10.4956485873447" calcext:value-type="float">
            <text:p>10,496</text:p>
          </table:table-cell>
          <table:table-cell table:style-name="ce15" table:formula="of:=(([.T135]-[.T134])/[.T134])*100" office:value-type="float" office:value="5.99106966523344" calcext:value-type="float">
            <text:p>5,99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95" calcext:value-type="float">
            <text:p>1995</text:p>
          </table:table-cell>
          <table:table-cell table:style-name="ce8" office:value-type="float" office:value="17.02" calcext:value-type="float">
            <text:p>17,02</text:p>
          </table:table-cell>
          <table:table-cell table:style-name="ce8" office:value-type="float" office:value="16.75" calcext:value-type="float">
            <text:p>16,75</text:p>
          </table:table-cell>
          <table:table-cell table:style-name="ce5" office:value-type="float" office:value="384.16" calcext:value-type="float">
            <text:p>384,16</text:p>
          </table:table-cell>
          <table:table-cell/>
          <table:table-cell table:style-name="ce13" table:formula="of:=[.C136]+[.D136]" office:value-type="float" office:value="33.77" calcext:value-type="float">
            <text:p>33,77</text:p>
          </table:table-cell>
          <table:table-cell table:formula="of:=[.E136]" office:value-type="float" office:value="384.16" calcext:value-type="float">
            <text:p>384,16</text:p>
          </table:table-cell>
          <table:table-cell table:style-name="ce14" table:formula="of:=[.H136]/[.G136]" office:value-type="float" office:value="11.3757773171454" calcext:value-type="float">
            <text:p>11,376</text:p>
          </table:table-cell>
          <table:table-cell table:style-name="ce15" table:formula="of:=(([.I136]-[.I135])/[.I135])*100" office:value-type="float" office:value="-6.74475405751487" calcext:value-type="float">
            <text:p>-6,74</text:p>
          </table:table-cell>
          <table:table-cell table:style-name="ce15"/>
          <table:table-cell table:number-columns-repeated="7"/>
          <table:table-cell table:formula="of:=[.B136]" office:value-type="float" office:value="1995" calcext:value-type="float">
            <text:p>1995</text:p>
          </table:table-cell>
          <table:table-cell table:style-name="ce14" table:formula="of:=SUM([.I127:.I136])/10" office:value-type="float" office:value="11.0508474644337" calcext:value-type="float">
            <text:p>11,051</text:p>
          </table:table-cell>
          <table:table-cell table:style-name="ce15" table:formula="of:=(([.T136]-[.T135])/[.T135])*100" office:value-type="float" office:value="5.28980055371164" calcext:value-type="float">
            <text:p>5,29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96" calcext:value-type="float">
            <text:p>1996</text:p>
          </table:table-cell>
          <table:table-cell table:style-name="ce8" office:value-type="float" office:value="20.67" calcext:value-type="float">
            <text:p>20,67</text:p>
          </table:table-cell>
          <table:table-cell table:style-name="ce8" office:value-type="float" office:value="20.46" calcext:value-type="float">
            <text:p>20,46</text:p>
          </table:table-cell>
          <table:table-cell table:style-name="ce5" office:value-type="float" office:value="387.69" calcext:value-type="float">
            <text:p>387,69</text:p>
          </table:table-cell>
          <table:table-cell/>
          <table:table-cell table:style-name="ce13" table:formula="of:=[.C137]+[.D137]" office:value-type="float" office:value="41.13" calcext:value-type="float">
            <text:p>41,13</text:p>
          </table:table-cell>
          <table:table-cell table:formula="of:=[.E137]" office:value-type="float" office:value="387.69" calcext:value-type="float">
            <text:p>387,69</text:p>
          </table:table-cell>
          <table:table-cell table:style-name="ce14" table:formula="of:=[.H137]/[.G137]" office:value-type="float" office:value="9.42596644784829" calcext:value-type="float">
            <text:p>9,426</text:p>
          </table:table-cell>
          <table:table-cell table:style-name="ce15" table:formula="of:=(([.I137]-[.I136])/[.I136])*100" office:value-type="float" office:value="-17.14002318205" calcext:value-type="float">
            <text:p>-17,14</text:p>
          </table:table-cell>
          <table:table-cell table:style-name="ce15"/>
          <table:table-cell table:number-columns-repeated="7"/>
          <table:table-cell table:formula="of:=[.B137]" office:value-type="float" office:value="1996" calcext:value-type="float">
            <text:p>1996</text:p>
          </table:table-cell>
          <table:table-cell table:style-name="ce14" table:formula="of:=SUM([.I128:.I137])/10" office:value-type="float" office:value="10.7204617746151" calcext:value-type="float">
            <text:p>10,720</text:p>
          </table:table-cell>
          <table:table-cell table:style-name="ce15" table:formula="of:=(([.T137]-[.T136])/[.T136])*100" office:value-type="float" office:value="-2.9896864551057" calcext:value-type="float">
            <text:p>-2,99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97" calcext:value-type="float">
            <text:p>1997</text:p>
          </table:table-cell>
          <table:table-cell table:style-name="ce8" office:value-type="float" office:value="19.09" calcext:value-type="float">
            <text:p>19,09</text:p>
          </table:table-cell>
          <table:table-cell table:style-name="ce8" office:value-type="float" office:value="18.64" calcext:value-type="float">
            <text:p>18,64</text:p>
          </table:table-cell>
          <table:table-cell table:style-name="ce5" office:value-type="float" office:value="331.1" calcext:value-type="float">
            <text:p>331,1</text:p>
          </table:table-cell>
          <table:table-cell/>
          <table:table-cell table:style-name="ce13" table:formula="of:=[.C138]+[.D138]" office:value-type="float" office:value="37.73" calcext:value-type="float">
            <text:p>37,73</text:p>
          </table:table-cell>
          <table:table-cell table:formula="of:=[.E138]" office:value-type="float" office:value="331.1" calcext:value-type="float">
            <text:p>331,1</text:p>
          </table:table-cell>
          <table:table-cell table:style-name="ce14" table:formula="of:=[.H138]/[.G138]" office:value-type="float" office:value="8.77551020408163" calcext:value-type="float">
            <text:p>8,776</text:p>
          </table:table-cell>
          <table:table-cell table:style-name="ce15" table:formula="of:=(([.I138]-[.I137])/[.I137])*100" office:value-type="float" office:value="-6.90068490446554" calcext:value-type="float">
            <text:p>-6,90</text:p>
          </table:table-cell>
          <table:table-cell table:style-name="ce15"/>
          <table:table-cell table:number-columns-repeated="7"/>
          <table:table-cell table:formula="of:=[.B138]" office:value-type="float" office:value="1997" calcext:value-type="float">
            <text:p>1997</text:p>
          </table:table-cell>
          <table:table-cell table:style-name="ce14" table:formula="of:=SUM([.I129:.I138])/10" office:value-type="float" office:value="10.3643294570846" calcext:value-type="float">
            <text:p>10,364</text:p>
          </table:table-cell>
          <table:table-cell table:style-name="ce15" table:formula="of:=(([.T138]-[.T137])/[.T137])*100" office:value-type="float" office:value="-3.32198672984197" calcext:value-type="float">
            <text:p>-3,32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98" calcext:value-type="float">
            <text:p>1998</text:p>
          </table:table-cell>
          <table:table-cell table:style-name="ce8" office:value-type="float" office:value="12.72" calcext:value-type="float">
            <text:p>12,72</text:p>
          </table:table-cell>
          <table:table-cell table:style-name="ce8" office:value-type="float" office:value="11.91" calcext:value-type="float">
            <text:p>11,91</text:p>
          </table:table-cell>
          <table:table-cell table:style-name="ce5" office:value-type="float" office:value="294.16" calcext:value-type="float">
            <text:p>294,16</text:p>
          </table:table-cell>
          <table:table-cell/>
          <table:table-cell table:style-name="ce13" table:formula="of:=[.C139]+[.D139]" office:value-type="float" office:value="24.63" calcext:value-type="float">
            <text:p>24,63</text:p>
          </table:table-cell>
          <table:table-cell table:formula="of:=[.E139]" office:value-type="float" office:value="294.16" calcext:value-type="float">
            <text:p>294,16</text:p>
          </table:table-cell>
          <table:table-cell table:style-name="ce14" table:formula="of:=[.H139]/[.G139]" office:value-type="float" office:value="11.9431587494925" calcext:value-type="float">
            <text:p>11,943</text:p>
          </table:table-cell>
          <table:table-cell table:style-name="ce15" table:formula="of:=(([.I139]-[.I138])/[.I138])*100" office:value-type="float" office:value="36.0964601686353" calcext:value-type="float">
            <text:p>36,10</text:p>
          </table:table-cell>
          <table:table-cell table:style-name="ce15"/>
          <table:table-cell table:number-columns-repeated="7"/>
          <table:table-cell table:formula="of:=[.B139]" office:value-type="float" office:value="1998" calcext:value-type="float">
            <text:p>1998</text:p>
          </table:table-cell>
          <table:table-cell table:style-name="ce14" table:formula="of:=SUM([.I130:.I139])/10" office:value-type="float" office:value="10.0915422773175" calcext:value-type="float">
            <text:p>10,092</text:p>
          </table:table-cell>
          <table:table-cell table:style-name="ce15" table:formula="of:=(([.T139]-[.T138])/[.T138])*100" office:value-type="float" office:value="-2.6319809776081" calcext:value-type="float">
            <text:p>-2,63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1999" calcext:value-type="float">
            <text:p>1999</text:p>
          </table:table-cell>
          <table:table-cell table:style-name="ce8" office:value-type="float" office:value="17.97" calcext:value-type="float">
            <text:p>17,97</text:p>
          </table:table-cell>
          <table:table-cell table:style-name="ce8" office:value-type="float" office:value="16.56" calcext:value-type="float">
            <text:p>16,56</text:p>
          </table:table-cell>
          <table:table-cell table:style-name="ce5" office:value-type="float" office:value="278.64" calcext:value-type="float">
            <text:p>278,64</text:p>
          </table:table-cell>
          <table:table-cell/>
          <table:table-cell table:style-name="ce13" table:formula="of:=[.C140]+[.D140]" office:value-type="float" office:value="34.53" calcext:value-type="float">
            <text:p>34,53</text:p>
          </table:table-cell>
          <table:table-cell table:formula="of:=[.E140]" office:value-type="float" office:value="278.64" calcext:value-type="float">
            <text:p>278,64</text:p>
          </table:table-cell>
          <table:table-cell table:style-name="ce14" table:formula="of:=[.H140]/[.G140]" office:value-type="float" office:value="8.06950477845352" calcext:value-type="float">
            <text:p>8,070</text:p>
          </table:table-cell>
          <table:table-cell table:style-name="ce15" table:formula="of:=(([.I140]-[.I139])/[.I139])*100" office:value-type="float" office:value="-32.4340825763835" calcext:value-type="float">
            <text:p>-32,43</text:p>
          </table:table-cell>
          <table:table-cell table:style-name="ce15"/>
          <table:table-cell table:number-columns-repeated="7"/>
          <table:table-cell table:formula="of:=[.B140]" office:value-type="float" office:value="1999" calcext:value-type="float">
            <text:p>1999</text:p>
          </table:table-cell>
          <table:table-cell table:style-name="ce14" table:formula="of:=SUM([.I131:.I140])/10" office:value-type="float" office:value="9.85519406807314" calcext:value-type="float">
            <text:p>9,855</text:p>
          </table:table-cell>
          <table:table-cell table:style-name="ce15" table:formula="of:=(([.T140]-[.T139])/[.T139])*100" office:value-type="float" office:value="-2.34204250202266" calcext:value-type="float">
            <text:p>-2,34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2000" calcext:value-type="float">
            <text:p>2000</text:p>
          </table:table-cell>
          <table:table-cell table:style-name="ce8" office:value-type="float" office:value="28.5" calcext:value-type="float">
            <text:p>28,5</text:p>
          </table:table-cell>
          <table:table-cell table:style-name="ce8" office:value-type="float" office:value="27.39" calcext:value-type="float">
            <text:p>27,39</text:p>
          </table:table-cell>
          <table:table-cell table:style-name="ce5" office:value-type="float" office:value="279.03" calcext:value-type="float">
            <text:p>279,03</text:p>
          </table:table-cell>
          <table:table-cell/>
          <table:table-cell table:style-name="ce13" table:formula="of:=[.C141]+[.D141]" office:value-type="float" office:value="55.89" calcext:value-type="float">
            <text:p>55,89</text:p>
          </table:table-cell>
          <table:table-cell table:formula="of:=[.E141]" office:value-type="float" office:value="279.03" calcext:value-type="float">
            <text:p>279,03</text:p>
          </table:table-cell>
          <table:table-cell table:style-name="ce14" table:formula="of:=[.H141]/[.G141]" office:value-type="float" office:value="4.99248523886205" calcext:value-type="float">
            <text:p>4,992</text:p>
          </table:table-cell>
          <table:table-cell table:style-name="ce15" table:formula="of:=(([.I141]-[.I140])/[.I140])*100" office:value-type="float" office:value="-38.1314544581156" calcext:value-type="float">
            <text:p>-38,13</text:p>
          </table:table-cell>
          <table:table-cell table:style-name="ce15"/>
          <table:table-cell table:number-columns-repeated="7"/>
          <table:table-cell table:formula="of:=[.B141]" office:value-type="float" office:value="2000" calcext:value-type="float">
            <text:p>2000</text:p>
          </table:table-cell>
          <table:table-cell table:style-name="ce14" table:formula="of:=SUM([.I132:.I141])/10" office:value-type="float" office:value="9.5371578519764" calcext:value-type="float">
            <text:p>9,537</text:p>
          </table:table-cell>
          <table:table-cell table:style-name="ce15" table:formula="of:=(([.T141]-[.T140])/[.T140])*100" office:value-type="float" office:value="-3.22709237281338" calcext:value-type="float">
            <text:p>-3,23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2001" calcext:value-type="float">
            <text:p>2001</text:p>
          </table:table-cell>
          <table:table-cell table:style-name="ce8" office:value-type="float" office:value="24.44" calcext:value-type="float">
            <text:p>24,44</text:p>
          </table:table-cell>
          <table:table-cell table:style-name="ce8" office:value-type="float" office:value="23" calcext:value-type="float">
            <text:p>23</text:p>
          </table:table-cell>
          <table:table-cell table:style-name="ce5" office:value-type="float" office:value="271.04" calcext:value-type="float">
            <text:p>271,04</text:p>
          </table:table-cell>
          <table:table-cell/>
          <table:table-cell table:style-name="ce13" table:formula="of:=[.C142]+[.D142]" office:value-type="float" office:value="47.44" calcext:value-type="float">
            <text:p>47,44</text:p>
          </table:table-cell>
          <table:table-cell table:formula="of:=[.E142]" office:value-type="float" office:value="271.04" calcext:value-type="float">
            <text:p>271,04</text:p>
          </table:table-cell>
          <table:table-cell table:style-name="ce14" table:formula="of:=[.H142]/[.G142]" office:value-type="float" office:value="5.7133220910624" calcext:value-type="float">
            <text:p>5,713</text:p>
          </table:table-cell>
          <table:table-cell table:style-name="ce15" table:formula="of:=(([.I142]-[.I141])/[.I141])*100" office:value-type="float" office:value="14.4384373255483" calcext:value-type="float">
            <text:p>14,44</text:p>
          </table:table-cell>
          <table:table-cell table:style-name="ce15"/>
          <table:table-cell table:number-columns-repeated="7"/>
          <table:table-cell table:formula="of:=[.B142]" office:value-type="float" office:value="2001" calcext:value-type="float">
            <text:p>2001</text:p>
          </table:table-cell>
          <table:table-cell table:style-name="ce14" table:formula="of:=SUM([.I133:.I142])/10" office:value-type="float" office:value="9.2075447874508" calcext:value-type="float">
            <text:p>9,208</text:p>
          </table:table-cell>
          <table:table-cell table:style-name="ce15" table:formula="of:=(([.T142]-[.T141])/[.T141])*100" office:value-type="float" office:value="-3.45609320555908" calcext:value-type="float">
            <text:p>-3,46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2002" calcext:value-type="float">
            <text:p>2002</text:p>
          </table:table-cell>
          <table:table-cell table:style-name="ce8" office:value-type="float" office:value="25.02" calcext:value-type="float">
            <text:p>25,02</text:p>
          </table:table-cell>
          <table:table-cell table:style-name="ce8" office:value-type="float" office:value="22.81" calcext:value-type="float">
            <text:p>22,81</text:p>
          </table:table-cell>
          <table:table-cell table:style-name="ce5" office:value-type="float" office:value="309.68" calcext:value-type="float">
            <text:p>309,68</text:p>
          </table:table-cell>
          <table:table-cell/>
          <table:table-cell table:style-name="ce13" table:formula="of:=[.C143]+[.D143]" office:value-type="float" office:value="47.83" calcext:value-type="float">
            <text:p>47,83</text:p>
          </table:table-cell>
          <table:table-cell table:formula="of:=[.E143]" office:value-type="float" office:value="309.68" calcext:value-type="float">
            <text:p>309,68</text:p>
          </table:table-cell>
          <table:table-cell table:style-name="ce14" table:formula="of:=[.H143]/[.G143]" office:value-type="float" office:value="6.47459753292912" calcext:value-type="float">
            <text:p>6,475</text:p>
          </table:table-cell>
          <table:table-cell table:style-name="ce15" table:formula="of:=(([.I143]-[.I142])/[.I142])*100" office:value-type="float" office:value="13.3245672085883" calcext:value-type="float">
            <text:p>13,32</text:p>
          </table:table-cell>
          <table:table-cell table:style-name="ce15"/>
          <table:table-cell table:number-columns-repeated="7"/>
          <table:table-cell table:formula="of:=[.B143]" office:value-type="float" office:value="2002" calcext:value-type="float">
            <text:p>2002</text:p>
          </table:table-cell>
          <table:table-cell table:style-name="ce14" table:formula="of:=SUM([.I134:.I143])/10" office:value-type="float" office:value="8.96381968204524" calcext:value-type="float">
            <text:p>8,964</text:p>
          </table:table-cell>
          <table:table-cell table:style-name="ce15" table:formula="of:=(([.T143]-[.T142])/[.T142])*100" office:value-type="float" office:value="-2.64701514933424" calcext:value-type="float">
            <text:p>-2,65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2003" calcext:value-type="float">
            <text:p>2003</text:p>
          </table:table-cell>
          <table:table-cell table:style-name="ce8" office:value-type="float" office:value="28.83" calcext:value-type="float">
            <text:p>28,83</text:p>
          </table:table-cell>
          <table:table-cell table:style-name="ce8" office:value-type="float" office:value="27.69" calcext:value-type="float">
            <text:p>27,69</text:p>
          </table:table-cell>
          <table:table-cell table:style-name="ce5" office:value-type="float" office:value="363.32" calcext:value-type="float">
            <text:p>363,32</text:p>
          </table:table-cell>
          <table:table-cell/>
          <table:table-cell table:style-name="ce13" table:formula="of:=[.C144]+[.D144]" office:value-type="float" office:value="56.52" calcext:value-type="float">
            <text:p>56,52</text:p>
          </table:table-cell>
          <table:table-cell table:formula="of:=[.E144]" office:value-type="float" office:value="363.32" calcext:value-type="float">
            <text:p>363,32</text:p>
          </table:table-cell>
          <table:table-cell table:style-name="ce14" table:formula="of:=[.H144]/[.G144]" office:value-type="float" office:value="6.42816702052371" calcext:value-type="float">
            <text:p>6,428</text:p>
          </table:table-cell>
          <table:table-cell table:style-name="ce15" table:formula="of:=(([.I144]-[.I143])/[.I143])*100" office:value-type="float" office:value="-0.717118124628971" calcext:value-type="float">
            <text:p>-0,72</text:p>
          </table:table-cell>
          <table:table-cell table:style-name="ce15"/>
          <table:table-cell table:number-columns-repeated="7"/>
          <table:table-cell table:formula="of:=[.B144]" office:value-type="float" office:value="2003" calcext:value-type="float">
            <text:p>2003</text:p>
          </table:table-cell>
          <table:table-cell table:style-name="ce14" table:formula="of:=SUM([.I135:.I144])/10" office:value-type="float" office:value="8.53970281351635" calcext:value-type="float">
            <text:p>8,540</text:p>
          </table:table-cell>
          <table:table-cell table:style-name="ce15" table:formula="of:=(([.T144]-[.T143])/[.T143])*100" office:value-type="float" office:value="-4.73143016674468" calcext:value-type="float">
            <text:p>-4,73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2004" calcext:value-type="float">
            <text:p>2004</text:p>
          </table:table-cell>
          <table:table-cell table:style-name="ce8" office:value-type="float" office:value="38.27" calcext:value-type="float">
            <text:p>38,27</text:p>
          </table:table-cell>
          <table:table-cell table:style-name="ce8" office:value-type="float" office:value="37.66" calcext:value-type="float">
            <text:p>37,66</text:p>
          </table:table-cell>
          <table:table-cell table:style-name="ce5" office:value-type="float" office:value="409.17" calcext:value-type="float">
            <text:p>409,17</text:p>
          </table:table-cell>
          <table:table-cell/>
          <table:table-cell table:style-name="ce13" table:formula="of:=[.C145]+[.D145]" office:value-type="float" office:value="75.93" calcext:value-type="float">
            <text:p>75,93</text:p>
          </table:table-cell>
          <table:table-cell table:formula="of:=[.E145]" office:value-type="float" office:value="409.17" calcext:value-type="float">
            <text:p>409,17</text:p>
          </table:table-cell>
          <table:table-cell table:style-name="ce14" table:formula="of:=[.H145]/[.G145]" office:value-type="float" office:value="5.38877913868036" calcext:value-type="float">
            <text:p>5,389</text:p>
          </table:table-cell>
          <table:table-cell table:style-name="ce15" table:formula="of:=(([.I145]-[.I144])/[.I144])*100" office:value-type="float" office:value="-16.1692731151013" calcext:value-type="float">
            <text:p>-16,17</text:p>
          </table:table-cell>
          <table:table-cell table:style-name="ce15"/>
          <table:table-cell table:number-columns-repeated="7"/>
          <table:table-cell table:formula="of:=[.B145]" office:value-type="float" office:value="2004" calcext:value-type="float">
            <text:p>2004</text:p>
          </table:table-cell>
          <table:table-cell table:style-name="ce14" table:formula="of:=SUM([.I136:.I145])/10" office:value-type="float" office:value="7.8587268519079" calcext:value-type="float">
            <text:p>7,859</text:p>
          </table:table-cell>
          <table:table-cell table:style-name="ce15" table:formula="of:=(([.T145]-[.T144])/[.T144])*100" office:value-type="float" office:value="-7.97423489410699" calcext:value-type="float">
            <text:p>-7,97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2005" calcext:value-type="float">
            <text:p>2005</text:p>
          </table:table-cell>
          <table:table-cell table:style-name="ce8" office:value-type="float" office:value="54.52" calcext:value-type="float">
            <text:p>54,52</text:p>
          </table:table-cell>
          <table:table-cell table:style-name="ce8" office:value-type="float" office:value="50.04" calcext:value-type="float">
            <text:p>50,04</text:p>
          </table:table-cell>
          <table:table-cell table:style-name="ce5" office:value-type="float" office:value="444.45" calcext:value-type="float">
            <text:p>444,45</text:p>
          </table:table-cell>
          <table:table-cell/>
          <table:table-cell table:style-name="ce13" table:formula="of:=[.C146]+[.D146]" office:value-type="float" office:value="104.56" calcext:value-type="float">
            <text:p>104,56</text:p>
          </table:table-cell>
          <table:table-cell table:formula="of:=[.E146]" office:value-type="float" office:value="444.45" calcext:value-type="float">
            <text:p>444,45</text:p>
          </table:table-cell>
          <table:table-cell table:style-name="ce14" table:formula="of:=[.H146]/[.G146]" office:value-type="float" office:value="4.25066947207345" calcext:value-type="float">
            <text:p>4,251</text:p>
          </table:table-cell>
          <table:table-cell table:style-name="ce15" table:formula="of:=(([.I146]-[.I145])/[.I145])*100" office:value-type="float" office:value="-21.119990953751" calcext:value-type="float">
            <text:p>-21,12</text:p>
          </table:table-cell>
          <table:table-cell table:style-name="ce15"/>
          <table:table-cell table:number-columns-repeated="7"/>
          <table:table-cell table:formula="of:=[.B146]" office:value-type="float" office:value="2005" calcext:value-type="float">
            <text:p>2005</text:p>
          </table:table-cell>
          <table:table-cell table:style-name="ce14" table:formula="of:=SUM([.I137:.I146])/10" office:value-type="float" office:value="7.1462160674007" calcext:value-type="float">
            <text:p>7,146</text:p>
          </table:table-cell>
          <table:table-cell table:style-name="ce15" table:formula="of:=(([.T146]-[.T145])/[.T145])*100" office:value-type="float" office:value="-9.06649127694538" calcext:value-type="float">
            <text:p>-9,07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2006" calcext:value-type="float">
            <text:p>2006</text:p>
          </table:table-cell>
          <table:table-cell table:style-name="ce8" office:value-type="float" office:value="65.14" calcext:value-type="float">
            <text:p>65,14</text:p>
          </table:table-cell>
          <table:table-cell table:style-name="ce8" office:value-type="float" office:value="58.3" calcext:value-type="float">
            <text:p>58,3</text:p>
          </table:table-cell>
          <table:table-cell table:style-name="ce5" office:value-type="float" office:value="603.77" calcext:value-type="float">
            <text:p>603,77</text:p>
          </table:table-cell>
          <table:table-cell/>
          <table:table-cell table:style-name="ce13" table:formula="of:=[.C147]+[.D147]" office:value-type="float" office:value="123.44" calcext:value-type="float">
            <text:p>123,44</text:p>
          </table:table-cell>
          <table:table-cell table:formula="of:=[.E147]" office:value-type="float" office:value="603.77" calcext:value-type="float">
            <text:p>603,77</text:p>
          </table:table-cell>
          <table:table-cell table:style-name="ce14" table:formula="of:=[.H147]/[.G147]" office:value-type="float" office:value="4.89120220349968" calcext:value-type="float">
            <text:p>4,891</text:p>
          </table:table-cell>
          <table:table-cell table:style-name="ce15" table:formula="of:=(([.I147]-[.I146])/[.I146])*100" office:value-type="float" office:value="15.0689846772249" calcext:value-type="float">
            <text:p>15,07</text:p>
          </table:table-cell>
          <table:table-cell table:style-name="ce15"/>
          <table:table-cell table:number-columns-repeated="7"/>
          <table:table-cell table:formula="of:=[.B147]" office:value-type="float" office:value="2006" calcext:value-type="float">
            <text:p>2006</text:p>
          </table:table-cell>
          <table:table-cell table:style-name="ce14" table:formula="of:=SUM([.I138:.I147])/10" office:value-type="float" office:value="6.69273964296584" calcext:value-type="float">
            <text:p>6,693</text:p>
          </table:table-cell>
          <table:table-cell table:style-name="ce15" table:formula="of:=(([.T147]-[.T146])/[.T146])*100" office:value-type="float" office:value="-6.34568588687811" calcext:value-type="float">
            <text:p>-6,35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2007" calcext:value-type="float">
            <text:p>2007</text:p>
          </table:table-cell>
          <table:table-cell table:style-name="ce8" office:value-type="float" office:value="72.39" calcext:value-type="float">
            <text:p>72,39</text:p>
          </table:table-cell>
          <table:table-cell table:style-name="ce8" office:value-type="float" office:value="64.2" calcext:value-type="float">
            <text:p>64,2</text:p>
          </table:table-cell>
          <table:table-cell table:style-name="ce5" office:value-type="float" office:value="695.39" calcext:value-type="float">
            <text:p>695,39</text:p>
          </table:table-cell>
          <table:table-cell/>
          <table:table-cell table:style-name="ce13" table:formula="of:=[.C148]+[.D148]" office:value-type="float" office:value="136.59" calcext:value-type="float">
            <text:p>136,59</text:p>
          </table:table-cell>
          <table:table-cell table:formula="of:=[.E148]" office:value-type="float" office:value="695.39" calcext:value-type="float">
            <text:p>695,39</text:p>
          </table:table-cell>
          <table:table-cell table:style-name="ce14" table:formula="of:=[.H148]/[.G148]" office:value-type="float" office:value="5.0910754813676" calcext:value-type="float">
            <text:p>5,091</text:p>
          </table:table-cell>
          <table:table-cell table:style-name="ce15" table:formula="of:=(([.I148]-[.I147])/[.I147])*100" office:value-type="float" office:value="4.08638346059197" calcext:value-type="float">
            <text:p>4,09</text:p>
          </table:table-cell>
          <table:table-cell table:style-name="ce15"/>
          <table:table-cell table:number-columns-repeated="7"/>
          <table:table-cell table:formula="of:=[.B148]" office:value-type="float" office:value="2007" calcext:value-type="float">
            <text:p>2007</text:p>
          </table:table-cell>
          <table:table-cell table:style-name="ce14" table:formula="of:=SUM([.I139:.I148])/10" office:value-type="float" office:value="6.32429617069444" calcext:value-type="float">
            <text:p>6,324</text:p>
          </table:table-cell>
          <table:table-cell table:style-name="ce15" table:formula="of:=(([.T148]-[.T147])/[.T147])*100" office:value-type="float" office:value="-5.50512184735353" calcext:value-type="float">
            <text:p>-5,51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2008" calcext:value-type="float">
            <text:p>2008</text:p>
          </table:table-cell>
          <table:table-cell table:style-name="ce8" office:value-type="float" office:value="97.26" calcext:value-type="float">
            <text:p>97,26</text:p>
          </table:table-cell>
          <table:table-cell table:style-name="ce8" office:value-type="float" office:value="91.48" calcext:value-type="float">
            <text:p>91,48</text:p>
          </table:table-cell>
          <table:table-cell table:style-name="ce5" office:value-type="float" office:value="871.96" calcext:value-type="float">
            <text:p>871,96</text:p>
          </table:table-cell>
          <table:table-cell/>
          <table:table-cell table:style-name="ce13" table:formula="of:=[.C149]+[.D149]" office:value-type="float" office:value="188.74" calcext:value-type="float">
            <text:p>188,74</text:p>
          </table:table-cell>
          <table:table-cell table:formula="of:=[.E149]" office:value-type="float" office:value="871.96" calcext:value-type="float">
            <text:p>871,96</text:p>
          </table:table-cell>
          <table:table-cell table:style-name="ce14" table:formula="of:=[.H149]/[.G149]" office:value-type="float" office:value="4.61990039207375" calcext:value-type="float">
            <text:p>4,620</text:p>
          </table:table-cell>
          <table:table-cell table:style-name="ce15" table:formula="of:=(([.I149]-[.I148])/[.I148])*100" office:value-type="float" office:value="-9.25492248186574" calcext:value-type="float">
            <text:p>-9,25</text:p>
          </table:table-cell>
          <table:table-cell table:style-name="ce15"/>
          <table:table-cell table:number-columns-repeated="7"/>
          <table:table-cell table:formula="of:=[.B149]" office:value-type="float" office:value="2008" calcext:value-type="float">
            <text:p>2008</text:p>
          </table:table-cell>
          <table:table-cell table:style-name="ce14" table:formula="of:=SUM([.I140:.I149])/10" office:value-type="float" office:value="5.59197033495256" calcext:value-type="float">
            <text:p>5,592</text:p>
          </table:table-cell>
          <table:table-cell table:style-name="ce15" table:formula="of:=(([.T149]-[.T148])/[.T148])*100" office:value-type="float" office:value="-11.579562626041" calcext:value-type="float">
            <text:p>-11,58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2009" calcext:value-type="float">
            <text:p>2009</text:p>
          </table:table-cell>
          <table:table-cell table:style-name="ce9"/>
          <table:table-cell table:style-name="ce8" office:value-type="float" office:value="53.48" calcext:value-type="float">
            <text:p>53,48</text:p>
          </table:table-cell>
          <table:table-cell table:style-name="ce5" office:value-type="float" office:value="972.35" calcext:value-type="float">
            <text:p>972,35</text:p>
          </table:table-cell>
          <table:table-cell/>
          <table:table-cell table:style-name="ce13" table:formula="of:=[.D150]" office:value-type="float" office:value="53.48" calcext:value-type="float">
            <text:p>53,48</text:p>
          </table:table-cell>
          <table:table-cell table:formula="of:=[.E150]" office:value-type="float" office:value="972.35" calcext:value-type="float">
            <text:p>972,35</text:p>
          </table:table-cell>
          <table:table-cell table:style-name="ce14" table:formula="of:=[.H150]/[.G150]" office:value-type="float" office:value="18.1815632011967" calcext:value-type="float">
            <text:p>18,182</text:p>
          </table:table-cell>
          <table:table-cell table:style-name="ce15" table:formula="of:=(([.I150]-[.I149])/[.I149])*100" office:value-type="float" office:value="293.548814004526" calcext:value-type="float">
            <text:p>293,55</text:p>
          </table:table-cell>
          <table:table-cell table:style-name="ce15"/>
          <table:table-cell table:number-columns-repeated="7"/>
          <table:table-cell table:formula="of:=[.B150]" office:value-type="float" office:value="2009" calcext:value-type="float">
            <text:p>2009</text:p>
          </table:table-cell>
          <table:table-cell table:style-name="ce14" table:formula="of:=SUM([.I141:.I150])/10" office:value-type="float" office:value="6.60317617722688" calcext:value-type="float">
            <text:p>6,603</text:p>
          </table:table-cell>
          <table:table-cell table:style-name="ce15" table:formula="of:=(([.T150]-[.T149])/[.T149])*100" office:value-type="float" office:value="18.0831760847118" calcext:value-type="float">
            <text:p>18,08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2010" calcext:value-type="float">
            <text:p>2010</text:p>
          </table:table-cell>
          <table:table-cell table:style-name="ce9"/>
          <table:table-cell table:style-name="ce8" office:value-type="float" office:value="71.21" calcext:value-type="float">
            <text:p>71,21</text:p>
          </table:table-cell>
          <table:table-cell table:style-name="ce5" office:value-type="float" office:value="1224.53" calcext:value-type="float">
            <text:p>1224,53</text:p>
          </table:table-cell>
          <table:table-cell/>
          <table:table-cell table:style-name="ce13" table:formula="of:=[.D151]" office:value-type="float" office:value="71.21" calcext:value-type="float">
            <text:p>71,21</text:p>
          </table:table-cell>
          <table:table-cell table:formula="of:=[.E151]" office:value-type="float" office:value="1224.53" calcext:value-type="float">
            <text:p>1224,53</text:p>
          </table:table-cell>
          <table:table-cell table:style-name="ce14" table:formula="of:=[.H151]/[.G151]" office:value-type="float" office:value="17.196039882039" calcext:value-type="float">
            <text:p>17,196</text:p>
          </table:table-cell>
          <table:table-cell table:style-name="ce15" table:formula="of:=(([.I151]-[.I150])/[.I150])*100" office:value-type="float" office:value="-5.42045427146111" calcext:value-type="float">
            <text:p>-5,42</text:p>
          </table:table-cell>
          <table:table-cell table:style-name="ce15"/>
          <table:table-cell table:number-columns-repeated="7"/>
          <table:table-cell table:formula="of:=[.B151]" office:value-type="float" office:value="2010" calcext:value-type="float">
            <text:p>2010</text:p>
          </table:table-cell>
          <table:table-cell table:style-name="ce14" table:formula="of:=SUM([.I142:.I151])/10" office:value-type="float" office:value="7.82353164154458" calcext:value-type="float">
            <text:p>7,824</text:p>
          </table:table-cell>
          <table:table-cell table:style-name="ce15" table:formula="of:=(([.T151]-[.T150])/[.T150])*100" office:value-type="float" office:value="18.481340366572" calcext:value-type="float">
            <text:p>18,48</text:p>
          </table:table-cell>
          <table:table-cell table:number-columns-repeated="236"/>
        </table:table-row>
        <table:table-row table:style-name="ro1">
          <table:table-cell/>
          <table:table-cell table:style-name="ce7" office:value-type="float" office:value="2011" calcext:value-type="float">
            <text:p>2011</text:p>
          </table:table-cell>
          <table:table-cell table:style-name="ce9"/>
          <table:table-cell table:style-name="ce8" office:value-type="float" office:value="87.04" calcext:value-type="float">
            <text:p>87,04</text:p>
          </table:table-cell>
          <table:table-cell table:style-name="ce5" office:value-type="float" office:value="1571.97" calcext:value-type="float">
            <text:p>1571,97</text:p>
          </table:table-cell>
          <table:table-cell/>
          <table:table-cell table:style-name="ce13" table:formula="of:=[.D152]" office:value-type="float" office:value="87.04" calcext:value-type="float">
            <text:p>87,04</text:p>
          </table:table-cell>
          <table:table-cell table:formula="of:=[.E152]" office:value-type="float" office:value="1571.97" calcext:value-type="float">
            <text:p>1571,97</text:p>
          </table:table-cell>
          <table:table-cell table:style-name="ce14" table:formula="of:=[.H152]/[.G152]" office:value-type="float" office:value="18.0603170955882" calcext:value-type="float">
            <text:p>18,060</text:p>
          </table:table-cell>
          <table:table-cell table:style-name="ce15" table:formula="of:=(([.I152]-[.I151])/[.I151])*100" office:value-type="float" office:value="5.02602470963048" calcext:value-type="float">
            <text:p>5,03</text:p>
          </table:table-cell>
          <table:table-cell table:style-name="ce15"/>
          <table:table-cell table:number-columns-repeated="7"/>
          <table:table-cell table:formula="of:=[.B152]" office:value-type="float" office:value="2011" calcext:value-type="float">
            <text:p>2011</text:p>
          </table:table-cell>
          <table:table-cell table:style-name="ce14" table:formula="of:=SUM([.I143:.I152])/10" office:value-type="float" office:value="9.05823114199717" calcext:value-type="float">
            <text:p>9,058</text:p>
          </table:table-cell>
          <table:table-cell table:style-name="ce15" table:formula="of:=(([.T152]-[.T151])/[.T151])*100" office:value-type="float" office:value="15.7818688160737" calcext:value-type="float">
            <text:p>15,78</text:p>
          </table:table-cell>
          <table:table-cell table:number-columns-repeated="236"/>
        </table:table-row>
        <table:table-row table:style-name="ro4">
          <table:table-cell/>
          <table:table-cell table:style-name="ce7" office:value-type="float" office:value="2012" calcext:value-type="float">
            <text:p>2012</text:p>
          </table:table-cell>
          <table:table-cell table:style-name="ce9"/>
          <table:table-cell table:style-name="ce8" office:value-type="float" office:value="86.46" calcext:value-type="float">
            <text:p>86,46</text:p>
          </table:table-cell>
          <table:table-cell table:style-name="ce11" office:value-type="float" office:value="1668.98" calcext:value-type="float">
            <text:p>1668,98</text:p>
          </table:table-cell>
          <table:table-cell/>
          <table:table-cell table:style-name="ce13" table:formula="of:=[.D153]" office:value-type="float" office:value="86.46" calcext:value-type="float">
            <text:p>86,46</text:p>
          </table:table-cell>
          <table:table-cell table:formula="of:=[.E153]" office:value-type="float" office:value="1668.98" calcext:value-type="float">
            <text:p>1668,98</text:p>
          </table:table-cell>
          <table:table-cell table:style-name="ce14" table:formula="of:=[.H153]/[.G153]" office:value-type="float" office:value="19.3034929447143" calcext:value-type="float">
            <text:p>19,303</text:p>
          </table:table-cell>
          <table:table-cell table:style-name="ce15" table:formula="of:=(([.I153]-[.I152])/[.I152])*100" office:value-type="float" office:value="6.88346634528232" calcext:value-type="float">
            <text:p>6,88</text:p>
          </table:table-cell>
          <table:table-cell table:style-name="ce15"/>
          <table:table-cell table:number-columns-repeated="7"/>
          <table:table-cell table:formula="of:=[.B153]" office:value-type="float" office:value="2012" calcext:value-type="float">
            <text:p>2012</text:p>
          </table:table-cell>
          <table:table-cell table:style-name="ce14" table:formula="of:=SUM([.I144:.I153])/10" office:value-type="float" office:value="10.3411206831757" calcext:value-type="float">
            <text:p>10,341</text:p>
          </table:table-cell>
          <table:table-cell table:style-name="ce15" table:formula="of:=(([.T153]-[.T152])/[.T152])*100" office:value-type="float" office:value="14.1626938092868" calcext:value-type="float">
            <text:p>14,16</text:p>
          </table:table-cell>
          <table:table-cell table:number-columns-repeated="236"/>
        </table:table-row>
        <table:table-row table:style-name="ro4">
          <table:table-cell/>
          <table:table-cell table:style-name="ce7" office:value-type="float" office:value="2013" calcext:value-type="float">
            <text:p>2013</text:p>
          </table:table-cell>
          <table:table-cell table:style-name="ce9"/>
          <table:table-cell table:style-name="ce8" office:value-type="float" office:value="91.17" calcext:value-type="float">
            <text:p>91,17</text:p>
          </table:table-cell>
          <table:table-cell table:style-name="ce11" office:value-type="float" office:value="1409.24" calcext:value-type="float">
            <text:p>1409,24</text:p>
          </table:table-cell>
          <table:table-cell/>
          <table:table-cell table:style-name="ce13" table:formula="of:=[.D154]" office:value-type="float" office:value="91.17" calcext:value-type="float">
            <text:p>91,17</text:p>
          </table:table-cell>
          <table:table-cell table:formula="of:=[.E154]" office:value-type="float" office:value="1409.24" calcext:value-type="float">
            <text:p>1409,24</text:p>
          </table:table-cell>
          <table:table-cell table:style-name="ce14" table:formula="of:=[.H154]/[.G154]" office:value-type="float" office:value="15.45727761325" calcext:value-type="float">
            <text:p>15,457</text:p>
          </table:table-cell>
          <table:table-cell table:style-name="ce15" table:formula="of:=(([.I154]-[.I153])/[.I153])*100" office:value-type="float" office:value="-19.9249707940423" calcext:value-type="float">
            <text:p>-19,92</text:p>
          </table:table-cell>
          <table:table-cell table:style-name="ce15"/>
          <table:table-cell table:number-columns-repeated="7"/>
          <table:table-cell table:formula="of:=[.B154]" office:value-type="float" office:value="2013" calcext:value-type="float">
            <text:p>2013</text:p>
          </table:table-cell>
          <table:table-cell table:style-name="ce14" table:formula="of:=SUM([.I145:.I154])/10" office:value-type="float" office:value="11.2440317424483" calcext:value-type="float">
            <text:p>11,244</text:p>
          </table:table-cell>
          <table:table-cell table:style-name="ce15" table:formula="of:=(([.T154]-[.T153])/[.T153])*100" office:value-type="float" office:value="8.73126894981123" calcext:value-type="float">
            <text:p>8,73</text:p>
          </table:table-cell>
          <table:table-cell table:number-columns-repeated="236"/>
        </table:table-row>
        <table:table-row table:style-name="ro4">
          <table:table-cell/>
          <table:table-cell table:style-name="ce7" office:value-type="float" office:value="2014" calcext:value-type="float">
            <text:p>2014</text:p>
          </table:table-cell>
          <table:table-cell table:style-name="ce9"/>
          <table:table-cell table:style-name="ce8" office:value-type="float" office:value="85.6" calcext:value-type="float">
            <text:p>85,6</text:p>
          </table:table-cell>
          <table:table-cell table:style-name="ce11" office:value-type="float" office:value="1266.4" calcext:value-type="float">
            <text:p>1266,4</text:p>
          </table:table-cell>
          <table:table-cell/>
          <table:table-cell table:style-name="ce13" table:formula="of:=[.D155]" office:value-type="float" office:value="85.6" calcext:value-type="float">
            <text:p>85,6</text:p>
          </table:table-cell>
          <table:table-cell table:formula="of:=[.E155]" office:value-type="float" office:value="1266.4" calcext:value-type="float">
            <text:p>1266,4</text:p>
          </table:table-cell>
          <table:table-cell table:style-name="ce14" table:formula="of:=[.H155]/[.G155]" office:value-type="float" office:value="14.7943925233645" calcext:value-type="float">
            <text:p>14,794</text:p>
          </table:table-cell>
          <table:table-cell table:style-name="ce15" table:formula="of:=(([.I155]-[.I154])/[.I154])*100" office:value-type="float" office:value="-4.28849831432969" calcext:value-type="float">
            <text:p>-4,29</text:p>
          </table:table-cell>
          <table:table-cell table:style-name="ce15"/>
          <table:table-cell table:number-columns-repeated="7"/>
          <table:table-cell table:formula="of:=[.B155]" office:value-type="float" office:value="2014" calcext:value-type="float">
            <text:p>2014</text:p>
          </table:table-cell>
          <table:table-cell table:style-name="ce14" table:formula="of:=SUM([.I146:.I155])/10" office:value-type="float" office:value="12.1845930809167" calcext:value-type="float">
            <text:p>12,185</text:p>
          </table:table-cell>
          <table:table-cell table:style-name="ce15" table:formula="of:=(([.T155]-[.T154])/[.T154])*100" office:value-type="float" office:value="8.36498295284617" calcext:value-type="float">
            <text:p>8,36</text:p>
          </table:table-cell>
          <table:table-cell table:number-columns-repeated="236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/>
          <table:table-cell table:style-name="ce10" office:value-type="float" office:value="50" calcext:value-type="float">
            <text:p>50</text:p>
          </table:table-cell>
          <table:table-cell table:style-name="ce11" office:value-type="float" office:value="1186.62" calcext:value-type="float">
            <text:p>1186,62</text:p>
          </table:table-cell>
          <table:table-cell/>
          <table:table-cell table:style-name="ce13" table:formula="of:=[.D156]" office:value-type="float" office:value="50" calcext:value-type="float">
            <text:p>50</text:p>
          </table:table-cell>
          <table:table-cell table:formula="of:=[.E156]" office:value-type="float" office:value="1186.62" calcext:value-type="float">
            <text:p>1186,62</text:p>
          </table:table-cell>
          <table:table-cell table:style-name="ce14" table:formula="of:=[.H156]/[.G156]" office:value-type="float" office:value="23.7324" calcext:value-type="float">
            <text:p>23,732</text:p>
          </table:table-cell>
          <table:table-cell table:style-name="ce15" table:formula="of:=(([.I156]-[.I155])/[.I155])*100" office:value-type="float" office:value="60.414832596336" calcext:value-type="float">
            <text:p>60,41</text:p>
          </table:table-cell>
          <table:table-cell table:style-name="ce15"/>
          <table:table-cell table:number-columns-repeated="7"/>
          <table:table-cell table:formula="of:=[.B156]" office:value-type="float" office:value="2015" calcext:value-type="float">
            <text:p>2015</text:p>
          </table:table-cell>
          <table:table-cell table:style-name="ce14" table:formula="of:=SUM([.I147:.I156])/10" office:value-type="float" office:value="14.1327661337094" calcext:value-type="float">
            <text:p>14,133</text:p>
          </table:table-cell>
          <table:table-cell table:style-name="ce15" table:formula="of:=(([.T156]-[.T155])/[.T155])*100" office:value-type="float" office:value="15.9888232611054" calcext:value-type="float">
            <text:p>15,99</text:p>
          </table:table-cell>
          <table:table-cell table:number-columns-repeated="236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number-columns-repeated="5"/>
          <table:table-cell table:style-name="ce10" office:value-type="string" calcext:value-type="string">
            <text:p>Пики относительной стоимости золото/нефть</text:p>
          </table:table-cell>
          <table:table-cell table:number-columns-repeated="251"/>
        </table:table-row>
        <table:table-row table:style-name="ro3">
          <table:table-cell table:number-columns-repeated="5"/>
          <table:table-cell table:style-name="ce12" office:value-type="string" calcext:value-type="string">
            <text:p>Год</text:p>
          </table:table-cell>
          <table:table-cell office:value-type="string" calcext:value-type="string">
            <text:p>Нефть</text:p>
          </table:table-cell>
          <table:table-cell office:value-type="string" calcext:value-type="string">
            <text:p>Золото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float" office:value="1955" calcext:value-type="float">
            <text:p>1955</text:p>
          </table:table-cell>
          <table:table-cell table:formula="of:=[.G96]" office:value-type="float" office:value="4.86" calcext:value-type="float">
            <text:p>4,86</text:p>
          </table:table-cell>
          <table:table-cell table:formula="of:=[.H96]" office:value-type="float" office:value="35.01" calcext:value-type="float">
            <text:p>35,01</text:p>
          </table:table-cell>
          <table:table-cell table:formula="of:=[.I96]" office:value-type="float" office:value="7.2037037037037" calcext:value-type="float">
            <text:p>7,2037037037</text:p>
          </table:table-cell>
          <table:table-cell table:formula="of:=[.J96]" office:value-type="float" office:value="1.37935418255782" calcext:value-type="float">
            <text:p>1,3793541826</text:p>
          </table:table-cell>
          <table:table-cell table:number-columns-repeated="247"/>
        </table:table-row>
        <table:table-row table:style-name="ro3">
          <table:table-cell table:number-columns-repeated="5"/>
          <table:table-cell office:value-type="float" office:value="1960" calcext:value-type="float">
            <text:p>1960</text:p>
          </table:table-cell>
          <table:table-cell table:formula="of:=[.G101]" office:value-type="float" office:value="4.81" calcext:value-type="float">
            <text:p>4,81</text:p>
          </table:table-cell>
          <table:table-cell table:formula="of:=[.H101]" office:value-type="float" office:value="35.28" calcext:value-type="float">
            <text:p>35,28</text:p>
          </table:table-cell>
          <table:table-cell table:formula="of:=[.I101]" office:value-type="float" office:value="7.33471933471933" calcext:value-type="float">
            <text:p>7,3347193347</text:p>
          </table:table-cell>
          <table:table-cell table:formula="of:=[.J101]" office:value-type="float" office:value="6.1851644923745" calcext:value-type="float">
            <text:p>6,1851644924</text:p>
          </table:table-cell>
          <table:table-cell table:number-columns-repeated="247"/>
        </table:table-row>
        <table:table-row table:style-name="ro3">
          <table:table-cell table:number-columns-repeated="5"/>
          <table:table-cell office:value-type="float" office:value="1968" calcext:value-type="float">
            <text:p>1968</text:p>
          </table:table-cell>
          <table:table-cell table:formula="of:=[.G109]" office:value-type="float" office:value="4.98" calcext:value-type="float">
            <text:p>4,98</text:p>
          </table:table-cell>
          <table:table-cell table:formula="of:=[.H109]" office:value-type="float" office:value="38.69" calcext:value-type="float">
            <text:p>38,69</text:p>
          </table:table-cell>
          <table:table-cell table:formula="of:=[.I109]" office:value-type="float" office:value="7.76907630522088" calcext:value-type="float">
            <text:p>7,7690763052</text:p>
          </table:table-cell>
          <table:table-cell table:formula="of:=[.J109]" office:value-type="float" office:value="8.62135669703536" calcext:value-type="float">
            <text:p>8,621356697</text:p>
          </table:table-cell>
          <table:table-cell table:number-columns-repeated="247"/>
        </table:table-row>
        <table:table-row table:style-name="ro3">
          <table:table-cell table:number-columns-repeated="5"/>
          <table:table-cell office:value-type="float" office:value="1972" calcext:value-type="float">
            <text:p>1972</text:p>
          </table:table-cell>
          <table:table-cell table:formula="of:=[.G113]" office:value-type="float" office:value="6.08" calcext:value-type="float">
            <text:p>6,08</text:p>
          </table:table-cell>
          <table:table-cell table:formula="of:=[.H113]" office:value-type="float" office:value="58.16" calcext:value-type="float">
            <text:p>58,16</text:p>
          </table:table-cell>
          <table:table-cell table:formula="of:=[.I113]" office:value-type="float" office:value="9.56578947368421" calcext:value-type="float">
            <text:p>9,5657894737</text:p>
          </table:table-cell>
          <table:table-cell table:formula="of:=[.J113]" office:value-type="float" office:value="36.922084623323" calcext:value-type="float">
            <text:p>36,9220846233</text:p>
          </table:table-cell>
          <table:table-cell table:number-columns-repeated="247"/>
        </table:table-row>
        <table:table-row table:style-name="ro5">
          <table:table-cell table:number-columns-repeated="5"/>
          <table:table-cell office:value-type="float" office:value="1983" calcext:value-type="float">
            <text:p>1983</text:p>
          </table:table-cell>
          <table:table-cell table:formula="of:=[.G124]" office:value-type="float" office:value="58.63" calcext:value-type="float">
            <text:p>58,63</text:p>
          </table:table-cell>
          <table:table-cell table:formula="of:=[.H124]" office:value-type="float" office:value="424.35" calcext:value-type="float">
            <text:p>424,35</text:p>
          </table:table-cell>
          <table:table-cell table:formula="of:=[.I124]" office:value-type="float" office:value="7.23776223776224" calcext:value-type="float">
            <text:p>7,2377622378</text:p>
          </table:table-cell>
          <table:table-cell table:formula="of:=[.J124]" office:value-type="float" office:value="24.8454742212562" calcext:value-type="float">
            <text:p>24,8454742213</text:p>
          </table:table-cell>
          <table:table-cell table:number-columns-repeated="247"/>
        </table:table-row>
        <table:table-row table:style-name="ro3">
          <table:table-cell table:number-columns-repeated="5"/>
          <table:table-cell office:value-type="float" office:value="1986" calcext:value-type="float">
            <text:p>1986</text:p>
          </table:table-cell>
          <table:table-cell table:formula="of:=[.G127]" office:value-type="float" office:value="28.87" calcext:value-type="float">
            <text:p>28,87</text:p>
          </table:table-cell>
          <table:table-cell table:formula="of:=[.H127]" office:value-type="float" office:value="367.51" calcext:value-type="float">
            <text:p>367,51</text:p>
          </table:table-cell>
          <table:table-cell table:formula="of:=[.I127]" office:value-type="float" office:value="12.7298233460339" calcext:value-type="float">
            <text:p>12,729823346</text:p>
          </table:table-cell>
          <table:table-cell table:formula="of:=[.J127]" office:value-type="float" office:value="118.583199663367" calcext:value-type="float">
            <text:p>118,5831996634</text:p>
          </table:table-cell>
          <table:table-cell table:number-columns-repeated="247"/>
        </table:table-row>
        <table:table-row table:style-name="ro3">
          <table:table-cell table:number-columns-repeated="5"/>
          <table:table-cell office:value-type="float" office:value="1998" calcext:value-type="float">
            <text:p>1998</text:p>
          </table:table-cell>
          <table:table-cell table:formula="of:=[.G139]" office:value-type="float" office:value="24.63" calcext:value-type="float">
            <text:p>24,63</text:p>
          </table:table-cell>
          <table:table-cell table:formula="of:=[.H139]" office:value-type="float" office:value="294.16" calcext:value-type="float">
            <text:p>294,16</text:p>
          </table:table-cell>
          <table:table-cell table:formula="of:=[.I139]" office:value-type="float" office:value="11.9431587494925" calcext:value-type="float">
            <text:p>11,9431587495</text:p>
          </table:table-cell>
          <table:table-cell table:formula="of:=[.J139]" office:value-type="float" office:value="36.0964601686353" calcext:value-type="float">
            <text:p>36,0964601686</text:p>
          </table:table-cell>
          <table:table-cell table:number-columns-repeated="247"/>
        </table:table-row>
        <table:table-row table:style-name="ro3">
          <table:table-cell table:number-columns-repeated="5"/>
          <table:table-cell office:value-type="float" office:value="2009" calcext:value-type="float">
            <text:p>2009</text:p>
          </table:table-cell>
          <table:table-cell table:formula="of:=[.G150]" office:value-type="float" office:value="53.48" calcext:value-type="float">
            <text:p>53,48</text:p>
          </table:table-cell>
          <table:table-cell table:formula="of:=[.H150]" office:value-type="float" office:value="972.35" calcext:value-type="float">
            <text:p>972,35</text:p>
          </table:table-cell>
          <table:table-cell table:formula="of:=[.I150]" office:value-type="float" office:value="18.1815632011967" calcext:value-type="float">
            <text:p>18,1815632012</text:p>
          </table:table-cell>
          <table:table-cell table:formula="of:=[.J150]" office:value-type="float" office:value="293.548814004526" calcext:value-type="float">
            <text:p>293,5488140045</text:p>
          </table:table-cell>
          <table:table-cell table:number-columns-repeated="247"/>
        </table:table-row>
        <table:table-row table:style-name="ro3">
          <table:table-cell table:number-columns-repeated="5"/>
          <table:table-cell office:value-type="float" office:value="2015" calcext:value-type="float">
            <text:p>2015</text:p>
          </table:table-cell>
          <table:table-cell table:formula="of:=[.G156]" office:value-type="float" office:value="50" calcext:value-type="float">
            <text:p>50</text:p>
          </table:table-cell>
          <table:table-cell table:formula="of:=[.H156]" office:value-type="float" office:value="1186.62" calcext:value-type="float">
            <text:p>1186,62</text:p>
          </table:table-cell>
          <table:table-cell table:formula="of:=[.I156]" office:value-type="float" office:value="23.7324" calcext:value-type="float">
            <text:p>23,7324</text:p>
          </table:table-cell>
          <table:table-cell table:formula="of:=[.J156]" office:value-type="float" office:value="60.414832596336" calcext:value-type="float">
            <text:p>60,4148325963</text:p>
          </table:table-cell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number-columns-repeated="5"/>
          <table:table-cell office:value-type="float" office:value="1955" calcext:value-type="float">
            <text:p>1955</text:p>
          </table:table-cell>
          <table:table-cell table:style-name="ce12" table:formula="of:=[.G96]" office:value-type="float" office:value="4.86" calcext:value-type="float">
            <text:p>4,86</text:p>
          </table:table-cell>
          <table:table-cell table:style-name="ce12" table:formula="of:=[.H96]" office:value-type="float" office:value="35.01" calcext:value-type="float">
            <text:p>35,01</text:p>
          </table:table-cell>
          <table:table-cell table:style-name="ce12" table:formula="of:=[.I96]" office:value-type="float" office:value="7.2037037037037" calcext:value-type="float">
            <text:p>7,2037037037</text:p>
          </table:table-cell>
          <table:table-cell table:style-name="ce12" table:formula="of:=[.J96]" office:value-type="float" office:value="1.37935418255782" calcext:value-type="float">
            <text:p>1,3793541826</text:p>
          </table:table-cell>
          <table:table-cell table:number-columns-repeated="247"/>
        </table:table-row>
        <table:table-row table:style-name="ro3">
          <table:table-cell table:number-columns-repeated="5"/>
          <table:table-cell office:value-type="float" office:value="1960" calcext:value-type="float">
            <text:p>1960</text:p>
          </table:table-cell>
          <table:table-cell table:formula="of:=[.G101]" office:value-type="float" office:value="4.81" calcext:value-type="float">
            <text:p>4,81</text:p>
          </table:table-cell>
          <table:table-cell table:formula="of:=[.H101]" office:value-type="float" office:value="35.28" calcext:value-type="float">
            <text:p>35,28</text:p>
          </table:table-cell>
          <table:table-cell table:formula="of:=[.I101]" office:value-type="float" office:value="7.33471933471933" calcext:value-type="float">
            <text:p>7,3347193347</text:p>
          </table:table-cell>
          <table:table-cell table:formula="of:=[.J101]" office:value-type="float" office:value="6.1851644923745" calcext:value-type="float">
            <text:p>6,1851644924</text:p>
          </table:table-cell>
          <table:table-cell table:number-columns-repeated="247"/>
        </table:table-row>
        <table:table-row table:style-name="ro3">
          <table:table-cell table:number-columns-repeated="5"/>
          <table:table-cell office:value-type="float" office:value="1968" calcext:value-type="float">
            <text:p>1968</text:p>
          </table:table-cell>
          <table:table-cell table:style-name="ce12" table:formula="of:=[.G109]" office:value-type="float" office:value="4.98" calcext:value-type="float">
            <text:p>4,98</text:p>
          </table:table-cell>
          <table:table-cell table:style-name="ce12" table:formula="of:=[.H109]" office:value-type="float" office:value="38.69" calcext:value-type="float">
            <text:p>38,69</text:p>
          </table:table-cell>
          <table:table-cell table:style-name="ce12" table:formula="of:=[.I109]" office:value-type="float" office:value="7.76907630522088" calcext:value-type="float">
            <text:p>7,7690763052</text:p>
          </table:table-cell>
          <table:table-cell table:style-name="ce12" table:formula="of:=[.J109]" office:value-type="float" office:value="8.62135669703536" calcext:value-type="float">
            <text:p>8,621356697</text:p>
          </table:table-cell>
          <table:table-cell table:number-columns-repeated="247"/>
        </table:table-row>
        <table:table-row table:style-name="ro3">
          <table:table-cell table:number-columns-repeated="5"/>
          <table:table-cell office:value-type="float" office:value="1972" calcext:value-type="float">
            <text:p>1972</text:p>
          </table:table-cell>
          <table:table-cell table:style-name="ce12" table:formula="of:=[.G113]" office:value-type="float" office:value="6.08" calcext:value-type="float">
            <text:p>6,08</text:p>
          </table:table-cell>
          <table:table-cell table:style-name="ce12" table:formula="of:=[.H113]" office:value-type="float" office:value="58.16" calcext:value-type="float">
            <text:p>58,16</text:p>
          </table:table-cell>
          <table:table-cell table:style-name="ce12" table:formula="of:=[.I113]" office:value-type="float" office:value="9.56578947368421" calcext:value-type="float">
            <text:p>9,5657894737</text:p>
          </table:table-cell>
          <table:table-cell table:style-name="ce12" table:formula="of:=[.J113]" office:value-type="float" office:value="36.922084623323" calcext:value-type="float">
            <text:p>36,9220846233</text:p>
          </table:table-cell>
          <table:table-cell table:number-columns-repeated="247"/>
        </table:table-row>
        <table:table-row table:style-name="ro3">
          <table:table-cell table:number-columns-repeated="5"/>
          <table:table-cell office:value-type="float" office:value="1986" calcext:value-type="float">
            <text:p>1986</text:p>
          </table:table-cell>
          <table:table-cell table:formula="of:=[.G127]" office:value-type="float" office:value="28.87" calcext:value-type="float">
            <text:p>28,87</text:p>
          </table:table-cell>
          <table:table-cell table:formula="of:=[.H127]" office:value-type="float" office:value="367.51" calcext:value-type="float">
            <text:p>367,51</text:p>
          </table:table-cell>
          <table:table-cell table:formula="of:=[.I127]" office:value-type="float" office:value="12.7298233460339" calcext:value-type="float">
            <text:p>12,729823346</text:p>
          </table:table-cell>
          <table:table-cell table:formula="of:=[.J127]" office:value-type="float" office:value="118.583199663367" calcext:value-type="float">
            <text:p>118,5831996634</text:p>
          </table:table-cell>
          <table:table-cell table:number-columns-repeated="247"/>
        </table:table-row>
        <table:table-row table:style-name="ro5">
          <table:table-cell table:number-columns-repeated="5"/>
          <table:table-cell office:value-type="float" office:value="2009" calcext:value-type="float">
            <text:p>2009</text:p>
          </table:table-cell>
          <table:table-cell table:style-name="ce12" table:formula="of:=[.G150]" office:value-type="float" office:value="53.48" calcext:value-type="float">
            <text:p>53,48</text:p>
          </table:table-cell>
          <table:table-cell table:style-name="ce12" table:formula="of:=[.H150]" office:value-type="float" office:value="972.35" calcext:value-type="float">
            <text:p>972,35</text:p>
          </table:table-cell>
          <table:table-cell table:style-name="ce12" table:formula="of:=[.I150]" office:value-type="float" office:value="18.1815632011967" calcext:value-type="float">
            <text:p>18,1815632012</text:p>
          </table:table-cell>
          <table:table-cell table:style-name="ce12" table:formula="of:=[.J150]" office:value-type="float" office:value="293.548814004526" calcext:value-type="float">
            <text:p>293,5488140045</text:p>
          </table:table-cell>
          <table:table-cell table:number-columns-repeated="247"/>
        </table:table-row>
        <table:table-row table:style-name="ro3" table:number-rows-repeated="6">
          <table:table-cell table:number-columns-repeated="257"/>
        </table:table-row>
        <table:table-row table:style-name="ro5">
          <table:table-cell table:number-columns-repeated="257"/>
        </table:table-row>
        <table:table-row table:style-name="ro3" table:number-rows-repeated="1048392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20:50:50.661449100</meta:creation-date>
    <dc:date>2015-11-22T00:06:31.230588886</dc:date>
    <meta:editing-cycles>5</meta:editing-cycles>
    <meta:editing-duration>PT1H12M53S</meta:editing-duration>
    <meta:document-statistic meta:table-count="2" meta:cell-count="1220" meta:object-count="5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3" number:min-integer-digits="1"/>
    </number:number-style>
    <style:style style:name="ch1" style:family="chart">
      <style:graphic-properties draw:stroke="none" svg:stroke-color="#333333"/>
    </style:style>
    <style:style style:name="ch2" style:family="chart">
      <style:chart-properties chart:auto-position="true" style:rotation-angle="0"/>
      <style:text-properties fo:color="#333333" fo:font-family="Arial" fo:font-size="13pt" style:font-size-asian="13pt" style:font-family-complex="Arial" style:font-size-complex="13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333333" fo:font-family="Arial" fo:font-size="10pt" style:font-size-asian="10pt" style:font-family-complex="Arial" style:font-size-complex="10pt"/>
    </style:style>
    <style:style style:name="ch5" style:family="chart" style:data-style-name="N114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333333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Среднее" loext:regression-max-degree="10" loext:regression-period="10" loext:regression-extrapolate-forward="0" loext:regression-extrapolate-backward="0" loext:regression-force-intercept="false" chart:regression-type="moving-average"/>
      <style:graphic-properties svg:stroke-width="0.105cm" svg:stroke-color="#c5000b"/>
    </style:style>
    <style:style style:name="ch9" style:family="chart" style:data-style-name="N114">
      <style:chart-properties chart:symbol-type="named-symbol" chart:symbol-name="diamond" chart:symbol-width="0.25cm" chart:symbol-height="0.25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6.001cm" svg:height="11.852cm" xlink:href=".." xlink:type="simple" chart:class="chart:line" chart:style-name="ch1">
        <chart:title svg:x="6.462cm" svg:y="0.373cm" chart:style-name="ch2">
          <text:p>Золото/Нефть</text:p>
        </chart:title>
        <chart:plot-area chart:style-name="ch3" table:cell-range-address="Лист2.B91:Лист2.B157 Лист2.I91:Лист2.I157 Лист2.T91:Лист2.T157" chart:data-source-has-labels="column" svg:x="0.432cm" svg:y="0.29cm" svg:width="15.247cm" svg:height="11.324cm">
          <chartooo:coordinate-region svg:x="1.715cm" svg:y="0.489cm" svg:width="13.964cm" svg:height="10.071cm"/>
          <chart:axis chart:dimension="x" chart:name="primary-x" chart:style-name="ch4" chartooo:axis-type="auto">
            <chartooo:date-scale/>
            <chart:categories table:cell-range-address="Лист2.B91:Лист2.B1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I91:Лист2.I157" chart:class="chart:line">
            <chart:regression-curve chart:style-name="ch8"/>
            <chart:data-point chart:repeated="67"/>
          </chart:series>
          <chart:series chart:style-name="ch9" chart:values-cell-range-address="Лист2.T91:Лист2.T157" chart:class="chart:line"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Столбец T</text:p>
              </table:table-cell>
            </table:table-row>
          </table:table-header-rows>
          <table:table-rows>
            <table:table-row>
              <table:table-cell office:value-type="float" office:value="1950">
                <text:p>1950</text:p>
                <draw:g>
                  <svg:desc>Лист2.B91:Лист2.B157</svg:desc>
                </draw:g>
              </table:table-cell>
              <table:table-cell office:value-type="float" office:value="7.74776785714286">
                <text:p>7.74776785714286</text:p>
                <draw:g>
                  <svg:desc>Лист2.I91:Лист2.I157</svg:desc>
                </draw:g>
              </table:table-cell>
              <table:table-cell office:value-type="float" office:value="7.74776785714286">
                <text:p>7.74776785714286</text:p>
                <draw:g>
                  <svg:desc>Лист2.T91:Лист2.T157</svg:desc>
                </draw:g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7.74776785714286">
                <text:p>7.74776785714286</text:p>
              </table:table-cell>
              <table:table-cell office:value-type="float" office:value="7.74776785714286">
                <text:p>7.74776785714286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7.74776785714286">
                <text:p>7.74776785714286</text:p>
              </table:table-cell>
              <table:table-cell office:value-type="float" office:value="7.74776785714286">
                <text:p>7.74776785714286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7.15670103092784">
                <text:p>7.15670103092784</text:p>
              </table:table-cell>
              <table:table-cell office:value-type="float" office:value="7.6000011505891">
                <text:p>7.6000011505891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7.10569105691057">
                <text:p>7.10569105691057</text:p>
              </table:table-cell>
              <table:table-cell office:value-type="float" office:value="7.5011391318534">
                <text:p>7.5011391318534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7.2037037037037">
                <text:p>7.2037037037037</text:p>
              </table:table-cell>
              <table:table-cell office:value-type="float" office:value="7.45156656049511">
                <text:p>7.45156656049511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7.18685831622177">
                <text:p>7.18685831622177</text:p>
              </table:table-cell>
              <table:table-cell office:value-type="float" office:value="7.41375109702749">
                <text:p>7.41375109702749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6.93452380952381">
                <text:p>6.93452380952381</text:p>
              </table:table-cell>
              <table:table-cell office:value-type="float" office:value="7.35384768608953">
                <text:p>7.35384768608953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6.90944881889764">
                <text:p>6.90944881889764</text:p>
              </table:table-cell>
              <table:table-cell office:value-type="float" office:value="7.30447003417932">
                <text:p>7.30447003417932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6.90748031496063">
                <text:p>6.90748031496063</text:p>
              </table:table-cell>
              <table:table-cell office:value-type="float" office:value="7.26477106225745">
                <text:p>7.26477106225745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7.33471933471933">
                <text:p>7.33471933471933</text:p>
              </table:table-cell>
              <table:table-cell office:value-type="float" office:value="7.2234662100151">
                <text:p>7.2234662100151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7.55913978494624">
                <text:p>7.55913978494624</text:p>
              </table:table-cell>
              <table:table-cell office:value-type="float" office:value="7.20460340279544">
                <text:p>7.20460340279544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7.54838709677419">
                <text:p>7.54838709677419</text:p>
              </table:table-cell>
              <table:table-cell office:value-type="float" office:value="7.18466532675857">
                <text:p>7.18466532675857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7.45010615711253">
                <text:p>7.45010615711253</text:p>
              </table:table-cell>
              <table:table-cell office:value-type="float" office:value="7.21400583937704">
                <text:p>7.21400583937704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7.31041666666667">
                <text:p>7.31041666666667</text:p>
              </table:table-cell>
              <table:table-cell office:value-type="float" office:value="7.23447840035265">
                <text:p>7.23447840035265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7.3035343035343">
                <text:p>7.3035343035343</text:p>
              </table:table-cell>
              <table:table-cell office:value-type="float" office:value="7.24446146033571">
                <text:p>7.24446146033571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7.17755102040816">
                <text:p>7.17755102040816</text:p>
              </table:table-cell>
              <table:table-cell office:value-type="float" office:value="7.24353073075435">
                <text:p>7.24353073075435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7.15243902439024">
                <text:p>7.15243902439024</text:p>
              </table:table-cell>
              <table:table-cell office:value-type="float" office:value="7.26532225224099">
                <text:p>7.26532225224099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7.76907630522088">
                <text:p>7.76907630522088</text:p>
              </table:table-cell>
              <table:table-cell office:value-type="float" office:value="7.35128500087332">
                <text:p>7.35128500087332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8.025390625">
                <text:p>8.025390625</text:p>
              </table:table-cell>
              <table:table-cell office:value-type="float" office:value="7.46307603187726">
                <text:p>7.46307603187726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6.92485549132948">
                <text:p>6.92485549132948</text:p>
              </table:table-cell>
              <table:table-cell office:value-type="float" office:value="7.42208964753827">
                <text:p>7.42208964753827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6.98630136986301">
                <text:p>6.98630136986301</text:p>
              </table:table-cell>
              <table:table-cell office:value-type="float" office:value="7.36480580602995">
                <text:p>7.36480580602995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9.56578947368421">
                <text:p>9.56578947368421</text:p>
              </table:table-cell>
              <table:table-cell office:value-type="float" office:value="7.56654604372095">
                <text:p>7.56654604372095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12.1044776119403">
                <text:p>12.1044776119403</text:p>
              </table:table-cell>
              <table:table-cell office:value-type="float" office:value="8.03198318920373">
                <text:p>8.03198318920373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7.60917343526039">
                <text:p>7.60917343526039</text:p>
              </table:table-cell>
              <table:table-cell office:value-type="float" office:value="8.0618588660631">
                <text:p>8.0618588660631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6.78264532434709">
                <text:p>6.78264532434709</text:p>
              </table:table-cell>
              <table:table-cell office:value-type="float" office:value="8.00976996814438">
                <text:p>8.00976996814438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4.82007722007722">
                <text:p>4.82007722007722</text:p>
              </table:table-cell>
              <table:table-cell office:value-type="float" office:value="7.77402258811128">
                <text:p>7.77402258811128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5.21574858757062">
                <text:p>5.21574858757062</text:p>
              </table:table-cell>
              <table:table-cell office:value-type="float" office:value="7.58035354442932">
                <text:p>7.58035354442932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6.66965826717294">
                <text:p>6.66965826717294</text:p>
              </table:table-cell>
              <table:table-cell office:value-type="float" office:value="7.47041174062453">
                <text:p>7.47041174062453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5.40786457414918">
                <text:p>5.40786457414918</text:p>
              </table:table-cell>
              <table:table-cell office:value-type="float" office:value="7.20865913553944">
                <text:p>7.20865913553944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8.24996632996633">
                <text:p>8.24996632996633</text:p>
              </table:table-cell>
              <table:table-cell office:value-type="float" office:value="7.34117021940313">
                <text:p>7.34117021940313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6.41782924107143">
                <text:p>6.41782924107143</text:p>
              </table:table-cell>
              <table:table-cell office:value-type="float" office:value="7.28432300652397">
                <text:p>7.28432300652397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5.79737654320988">
                <text:p>5.79737654320988</text:p>
              </table:table-cell>
              <table:table-cell office:value-type="float" office:value="6.90748171347654">
                <text:p>6.90748171347654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7.23776223776224">
                <text:p>7.23776223776224</text:p>
              </table:table-cell>
              <table:table-cell office:value-type="float" office:value="6.42081017605873">
                <text:p>6.42081017605873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6.26594820093864">
                <text:p>6.26594820093864</text:p>
              </table:table-cell>
              <table:table-cell office:value-type="float" office:value="6.28648765262656">
                <text:p>6.28648765262656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5.82378854625551">
                <text:p>5.82378854625551</text:p>
              </table:table-cell>
              <table:table-cell office:value-type="float" office:value="6.1906019748174">
                <text:p>6.1906019748174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12.7298233460339">
                <text:p>12.7298233460339</text:p>
              </table:table-cell>
              <table:table-cell office:value-type="float" office:value="6.98157658741307">
                <text:p>6.98157658741307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2.3368333793866">
                <text:p>12.3368333793866</text:p>
              </table:table-cell>
              <table:table-cell office:value-type="float" office:value="7.69368506659467">
                <text:p>7.69368506659467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4.6710305471635">
                <text:p>14.6710305471635</text:p>
              </table:table-cell>
              <table:table-cell office:value-type="float" office:value="8.49382229459372">
                <text:p>8.4938222945937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10.4329868708972">
                <text:p>10.4329868708972</text:p>
              </table:table-cell>
              <table:table-cell office:value-type="float" office:value="8.99633452426852">
                <text:p>8.9963345242685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8.1728473998295">
                <text:p>8.1728473998295</text:p>
              </table:table-cell>
              <table:table-cell office:value-type="float" office:value="8.98862263125483">
                <text:p>8.98862263125483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9.00945273631841">
                <text:p>9.00945273631841</text:p>
              </table:table-cell>
              <table:table-cell office:value-type="float" office:value="9.24778498077953">
                <text:p>9.24778498077953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8.9118485869847">
                <text:p>8.9118485869847</text:p>
              </table:table-cell>
              <table:table-cell office:value-type="float" office:value="9.55923218515702">
                <text:p>9.55923218515702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10.6693357058126">
                <text:p>10.6693357058126</text:p>
              </table:table-cell>
              <table:table-cell office:value-type="float" office:value="9.90238953196205">
                <text:p>9.90238953196205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2.1985387547649">
                <text:p>12.1985387547649</text:p>
              </table:table-cell>
              <table:table-cell office:value-type="float" office:value="10.4956485873447">
                <text:p>10.4956485873447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1.3757773171454">
                <text:p>11.3757773171454</text:p>
              </table:table-cell>
              <table:table-cell office:value-type="float" office:value="11.0508474644337">
                <text:p>11.0508474644337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9.42596644784829">
                <text:p>9.42596644784829</text:p>
              </table:table-cell>
              <table:table-cell office:value-type="float" office:value="10.7204617746151">
                <text:p>10.7204617746151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8.77551020408163">
                <text:p>8.77551020408163</text:p>
              </table:table-cell>
              <table:table-cell office:value-type="float" office:value="10.3643294570846">
                <text:p>10.3643294570846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1.9431587494925">
                <text:p>11.9431587494925</text:p>
              </table:table-cell>
              <table:table-cell office:value-type="float" office:value="10.0915422773175">
                <text:p>10.0915422773175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8.06950477845352">
                <text:p>8.06950477845352</text:p>
              </table:table-cell>
              <table:table-cell office:value-type="float" office:value="9.85519406807314">
                <text:p>9.855194068073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.99248523886205">
                <text:p>4.99248523886205</text:p>
              </table:table-cell>
              <table:table-cell office:value-type="float" office:value="9.5371578519764">
                <text:p>9.5371578519764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5.7133220910624">
                <text:p>5.7133220910624</text:p>
              </table:table-cell>
              <table:table-cell office:value-type="float" office:value="9.2075447874508">
                <text:p>9.2075447874508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6.47459753292912">
                <text:p>6.47459753292912</text:p>
              </table:table-cell>
              <table:table-cell office:value-type="float" office:value="8.96381968204524">
                <text:p>8.9638196820452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6.42816702052371">
                <text:p>6.42816702052371</text:p>
              </table:table-cell>
              <table:table-cell office:value-type="float" office:value="8.53970281351635">
                <text:p>8.53970281351635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5.38877913868036">
                <text:p>5.38877913868036</text:p>
              </table:table-cell>
              <table:table-cell office:value-type="float" office:value="7.8587268519079">
                <text:p>7.8587268519079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.25066947207345">
                <text:p>4.25066947207345</text:p>
              </table:table-cell>
              <table:table-cell office:value-type="float" office:value="7.1462160674007">
                <text:p>7.1462160674007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4.89120220349968">
                <text:p>4.89120220349968</text:p>
              </table:table-cell>
              <table:table-cell office:value-type="float" office:value="6.69273964296584">
                <text:p>6.6927396429658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5.0910754813676">
                <text:p>5.0910754813676</text:p>
              </table:table-cell>
              <table:table-cell office:value-type="float" office:value="6.32429617069444">
                <text:p>6.3242961706944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4.61990039207375">
                <text:p>4.61990039207375</text:p>
              </table:table-cell>
              <table:table-cell office:value-type="float" office:value="5.59197033495256">
                <text:p>5.59197033495256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8.1815632011967">
                <text:p>18.1815632011967</text:p>
              </table:table-cell>
              <table:table-cell office:value-type="float" office:value="6.60317617722688">
                <text:p>6.6031761772268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.196039882039">
                <text:p>17.196039882039</text:p>
              </table:table-cell>
              <table:table-cell office:value-type="float" office:value="7.82353164154458">
                <text:p>7.82353164154458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8.0603170955882">
                <text:p>18.0603170955882</text:p>
              </table:table-cell>
              <table:table-cell office:value-type="float" office:value="9.05823114199717">
                <text:p>9.0582311419971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9.3034929447143">
                <text:p>19.3034929447143</text:p>
              </table:table-cell>
              <table:table-cell office:value-type="float" office:value="10.3411206831757">
                <text:p>10.341120683175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5.45727761325">
                <text:p>15.45727761325</text:p>
              </table:table-cell>
              <table:table-cell office:value-type="float" office:value="11.2440317424483">
                <text:p>11.2440317424483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4.7943925233645">
                <text:p>14.7943925233645</text:p>
              </table:table-cell>
              <table:table-cell office:value-type="float" office:value="12.1845930809167">
                <text:p>12.1845930809167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23.7324">
                <text:p>23.7324</text:p>
              </table:table-cell>
              <table:table-cell office:value-type="float" office:value="14.1327661337094">
                <text:p>14.1327661337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color="#333333"/>
    </style:style>
    <style:style style:name="ch2" style:family="chart">
      <style:graphic-properties draw:stroke="none" svg:stroke-color="#333333" draw:fill="none" draw:fill-color="#000000"/>
      <style:text-properties fo:color="#333333" fo:font-family="Arial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333333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minimum="-200" chart:maximum="200" chart:reverse-direction="false" text:line-break="false" chart:link-data-style-to-source="true" chart:axis-position="1" chart:tick-mark-position="at-axis"/>
      <style:graphic-properties svg:stroke-color="#b3b3b3"/>
      <style:text-properties fo:color="#333333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2cm" svg:height="9.266cm" xlink:href=".." xlink:type="simple" chart:class="chart:line" chart:style-name="ch1">
        <chart:legend svg:x="0.25cm" svg:y="0.25cm" style:legend-expansion="custom" chartooo:width="16.016cm" chartooo:height="9.278cm" style:legend-expansion-aspect-ratio="1.72623410217719" chart:style-name="ch2"/>
        <chart:plot-area chart:style-name="ch3" table:cell-range-address="Лист2.B91:Лист2.B157 Лист2.J91:Лист2.J157 Лист2.U91:Лист2.U157" chart:data-source-has-labels="column" svg:x="0.432cm" svg:y="0.3cm" svg:width="15.248cm" svg:height="8.784cm">
          <chartooo:coordinate-region svg:x="1.344cm" svg:y="0.499cm" svg:width="14.336cm" svg:height="8.386cm"/>
          <chart:axis chart:dimension="x" chart:name="primary-x" chart:style-name="ch4" chartooo:axis-type="auto">
            <chartooo:date-scale/>
            <chart:categories table:cell-range-address="Лист2.B91:Лист2.B1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J91:Лист2.J157" chart:class="chart:line">
            <chart:data-point chart:repeated="67"/>
          </chart:series>
          <chart:series chart:style-name="ch8" chart:values-cell-range-address="Лист2.U91:Лист2.U157" chart:class="chart:line"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Столбец U</text:p>
              </table:table-cell>
            </table:table-row>
          </table:table-header-rows>
          <table:table-rows>
            <table:table-row>
              <table:table-cell office:value-type="float" office:value="1950">
                <text:p>1950</text:p>
                <draw:g>
                  <svg:desc>Лист2.B91:Лист2.B157</svg:desc>
                </draw:g>
              </table:table-cell>
              <table:table-cell office:value-type="float" office:value="0">
                <text:p>0</text:p>
                <draw:g>
                  <svg:desc>Лист2.J91:Лист2.J157</svg:desc>
                </draw:g>
              </table:table-cell>
              <table:table-cell office:value-type="float" office:value="0">
                <text:p>0</text:p>
                <draw:g>
                  <svg:desc>Лист2.U91:Лист2.U157</svg:desc>
                </draw:g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-7.62886597938143">
                <text:p>-7.62886597938143</text:p>
              </table:table-cell>
              <table:table-cell office:value-type="float" office:value="-1.90721649484536">
                <text:p>-1.90721649484536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-0.712758207962368">
                <text:p>-0.712758207962368</text:p>
              </table:table-cell>
              <table:table-cell office:value-type="float" office:value="-1.30081583906132">
                <text:p>-1.30081583906132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1.37935418255782">
                <text:p>1.37935418255782</text:p>
              </table:table-cell>
              <table:table-cell office:value-type="float" office:value="-0.66086724278681">
                <text:p>-0.66086724278681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-0.233843425199116">
                <text:p>-0.233843425199116</text:p>
              </table:table-cell>
              <table:table-cell office:value-type="float" office:value="-0.50748340178697">
                <text:p>-0.50748340178697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-3.5110544217687">
                <text:p>-3.5110544217687</text:p>
              </table:table-cell>
              <table:table-cell office:value-type="float" office:value="-0.808004074509304">
                <text:p>-0.808004074509304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-0.361596431347377">
                <text:p>-0.361596431347377</text:p>
              </table:table-cell>
              <table:table-cell office:value-type="float" office:value="-0.671453285653609">
                <text:p>-0.671453285653609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-0.028490028490022">
                <text:p>-0.028490028490022</text:p>
              </table:table-cell>
              <table:table-cell office:value-type="float" office:value="-0.543488736843428">
                <text:p>-0.54348873684342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6.1851644923745">
                <text:p>6.1851644923745</text:p>
              </table:table-cell>
              <table:table-cell office:value-type="float" office:value="-0.568563715062446">
                <text:p>-0.568563715062446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3.05970058274206">
                <text:p>3.05970058274206</text:p>
              </table:table-cell>
              <table:table-cell office:value-type="float" office:value="-0.261132352131879">
                <text:p>-0.261132352131879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-0.142247510668563">
                <text:p>-0.142247510668563</text:p>
              </table:table-cell>
              <table:table-cell office:value-type="float" office:value="-0.27674078533081">
                <text:p>-0.27674078533081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-1.30201244850925">
                <text:p>-1.30201244850925</text:p>
              </table:table-cell>
              <table:table-cell office:value-type="float" office:value="0.408376887218297">
                <text:p>0.408376887218297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-1.875">
                <text:p>-1.875</text:p>
              </table:table-cell>
              <table:table-cell office:value-type="float" office:value="0.283789082396663">
                <text:p>0.283789082396663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-0.0941446082511942">
                <text:p>-0.0941446082511942</text:p>
              </table:table-cell>
              <table:table-cell office:value-type="float" office:value="0.137992809302943">
                <text:p>0.137992809302943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-1.72496325601121">
                <text:p>-1.72496325601121</text:p>
              </table:table-cell>
              <table:table-cell office:value-type="float" office:value="-0.0128474640448807">
                <text:p>-0.0128474640448807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-0.349868582564134">
                <text:p>-0.349868582564134</text:p>
              </table:table-cell>
              <table:table-cell office:value-type="float" office:value="0.300841154633659">
                <text:p>0.300841154633659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8.62135669703536">
                <text:p>8.62135669703536</text:p>
              </table:table-cell>
              <table:table-cell office:value-type="float" office:value="1.18319250884995">
                <text:p>1.18319250884995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3.29916079736367">
                <text:p>3.29916079736367</text:p>
              </table:table-cell>
              <table:table-cell office:value-type="float" office:value="1.52070054406348">
                <text:p>1.52070054406348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-13.7131659391411">
                <text:p>-13.7131659391411</text:p>
              </table:table-cell>
              <table:table-cell office:value-type="float" office:value="-0.549188888923516">
                <text:p>-0.549188888923516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0.887323621561062">
                <text:p>0.887323621561062</text:p>
              </table:table-cell>
              <table:table-cell office:value-type="float" office:value="-0.771802069614236">
                <text:p>-0.771802069614236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36.922084623323">
                <text:p>36.922084623323</text:p>
              </table:table-cell>
              <table:table-cell office:value-type="float" office:value="2.73924721172997">
                <text:p>2.73924721172997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26.539243260999">
                <text:p>26.539243260999</text:p>
              </table:table-cell>
              <table:table-cell office:value-type="float" office:value="6.151249761693">
                <text:p>6.151249761693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-37.137531422633">
                <text:p>-37.137531422633</text:p>
              </table:table-cell>
              <table:table-cell office:value-type="float" office:value="0.371958906730932">
                <text:p>0.371958906730932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-10.8622587978245">
                <text:p>-10.8622587978245</text:p>
              </table:table-cell>
              <table:table-cell office:value-type="float" office:value="-0.646115229553242">
                <text:p>-0.646115229553242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-28.9351427123132">
                <text:p>-28.9351427123132</text:p>
              </table:table-cell>
              <table:table-cell office:value-type="float" office:value="-2.9432478207325">
                <text:p>-2.9432478207325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8.20881802153083">
                <text:p>8.20881802153083</text:p>
              </table:table-cell>
              <table:table-cell office:value-type="float" office:value="-2.49123335425004">
                <text:p>-2.49123335425004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27.8753788682808">
                <text:p>27.8753788682808</text:p>
              </table:table-cell>
              <table:table-cell office:value-type="float" office:value="-1.45035192831594">
                <text:p>-1.45035192831594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-18.918415943949">
                <text:p>-18.918415943949</text:p>
              </table:table-cell>
              <table:table-cell office:value-type="float" office:value="-3.50385780828728">
                <text:p>-3.5038578082872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52.5549727965275">
                <text:p>52.5549727965275</text:p>
              </table:table-cell>
              <table:table-cell office:value-type="float" office:value="1.83822096970008">
                <text:p>1.83822096970008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-22.2078129245211">
                <text:p>-22.2078129245211</text:p>
              </table:table-cell>
              <table:table-cell office:value-type="float" office:value="-0.774361732260447">
                <text:p>-0.774361732260447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-9.66764110660522">
                <text:p>-9.66764110660522</text:p>
              </table:table-cell>
              <table:table-cell office:value-type="float" office:value="-5.173319369692">
                <text:p>-5.173319369692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24.8454742212562">
                <text:p>24.8454742212562</text:p>
              </table:table-cell>
              <table:table-cell office:value-type="float" office:value="-7.04557113004448">
                <text:p>-7.0455711300444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-13.4269958710893">
                <text:p>-13.4269958710893</text:p>
              </table:table-cell>
              <table:table-cell office:value-type="float" office:value="-2.09198714413057">
                <text:p>-2.09198714413057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-7.05654819516222">
                <text:p>-7.05654819516222</text:p>
              </table:table-cell>
              <table:table-cell office:value-type="float" office:value="-1.5252663030221">
                <text:p>-1.5252663030221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118.583199663367">
                <text:p>118.583199663367</text:p>
              </table:table-cell>
              <table:table-cell office:value-type="float" office:value="12.7770225870321">
                <text:p>12.7770225870321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-3.08715962480196">
                <text:p>-3.08715962480196</text:p>
              </table:table-cell>
              <table:table-cell office:value-type="float" office:value="10.1998233531584">
                <text:p>10.1998233531584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8.9205535650427">
                <text:p>18.9205535650427</text:p>
              </table:table-cell>
              <table:table-cell office:value-type="float" office:value="10.3999217679598">
                <text:p>10.3999217679598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-28.8871573311918">
                <text:p>-28.8871573311918</text:p>
              </table:table-cell>
              <table:table-cell office:value-type="float" office:value="5.91620841884866">
                <text:p>5.9162084188486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-21.6633980185705">
                <text:p>-21.6633980185705</text:p>
              </table:table-cell>
              <table:table-cell office:value-type="float" office:value="-0.0857226128361634">
                <text:p>-0.0857226128361634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10.2363998195582">
                <text:p>10.2363998195582</text:p>
              </table:table-cell>
              <table:table-cell office:value-type="float" office:value="2.88322649816838">
                <text:p>2.8832264981683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-1.08335269844135">
                <text:p>-1.08335269844135</text:p>
              </table:table-cell>
              <table:table-cell office:value-type="float" office:value="3.36780326342785">
                <text:p>3.3678032634278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19.7207919510054">
                <text:p>19.7207919510054</text:p>
              </table:table-cell>
              <table:table-cell office:value-type="float" office:value="3.58980031197344">
                <text:p>3.58980031197344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4.3326922229962">
                <text:p>14.3326922229962</text:p>
              </table:table-cell>
              <table:table-cell office:value-type="float" office:value="5.99106966523344">
                <text:p>5.99106966523344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-6.74475405751487">
                <text:p>-6.74475405751487</text:p>
              </table:table-cell>
              <table:table-cell office:value-type="float" office:value="5.28980055371164">
                <text:p>5.28980055371164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-17.14002318205">
                <text:p>-17.14002318205</text:p>
              </table:table-cell>
              <table:table-cell office:value-type="float" office:value="-2.9896864551057">
                <text:p>-2.9896864551057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-6.90068490446554">
                <text:p>-6.90068490446554</text:p>
              </table:table-cell>
              <table:table-cell office:value-type="float" office:value="-3.32198672984197">
                <text:p>-3.32198672984197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6.0964601686353">
                <text:p>36.0964601686353</text:p>
              </table:table-cell>
              <table:table-cell office:value-type="float" office:value="-2.6319809776081">
                <text:p>-2.6319809776081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-32.4340825763835">
                <text:p>-32.4340825763835</text:p>
              </table:table-cell>
              <table:table-cell office:value-type="float" office:value="-2.34204250202266">
                <text:p>-2.3420425020226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38.1314544581156">
                <text:p>-38.1314544581156</text:p>
              </table:table-cell>
              <table:table-cell office:value-type="float" office:value="-3.22709237281338">
                <text:p>-3.22709237281338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4.4384373255483">
                <text:p>14.4384373255483</text:p>
              </table:table-cell>
              <table:table-cell office:value-type="float" office:value="-3.45609320555908">
                <text:p>-3.45609320555908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3.3245672085883">
                <text:p>13.3245672085883</text:p>
              </table:table-cell>
              <table:table-cell office:value-type="float" office:value="-2.64701514933424">
                <text:p>-2.6470151493342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-0.717118124628971">
                <text:p>-0.717118124628971</text:p>
              </table:table-cell>
              <table:table-cell office:value-type="float" office:value="-4.73143016674468">
                <text:p>-4.73143016674468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-16.1692731151013">
                <text:p>-16.1692731151013</text:p>
              </table:table-cell>
              <table:table-cell office:value-type="float" office:value="-7.97423489410699">
                <text:p>-7.97423489410699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-21.119990953751">
                <text:p>-21.119990953751</text:p>
              </table:table-cell>
              <table:table-cell office:value-type="float" office:value="-9.06649127694538">
                <text:p>-9.0664912769453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5.0689846772249">
                <text:p>15.0689846772249</text:p>
              </table:table-cell>
              <table:table-cell office:value-type="float" office:value="-6.34568588687811">
                <text:p>-6.3456858868781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4.08638346059197">
                <text:p>4.08638346059197</text:p>
              </table:table-cell>
              <table:table-cell office:value-type="float" office:value="-5.50512184735353">
                <text:p>-5.50512184735353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-9.25492248186574">
                <text:p>-9.25492248186574</text:p>
              </table:table-cell>
              <table:table-cell office:value-type="float" office:value="-11.579562626041">
                <text:p>-11.57956262604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93.548814004526">
                <text:p>293.548814004526</text:p>
              </table:table-cell>
              <table:table-cell office:value-type="float" office:value="18.0831760847118">
                <text:p>18.083176084711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-5.42045427146111">
                <text:p>-5.42045427146111</text:p>
              </table:table-cell>
              <table:table-cell office:value-type="float" office:value="18.481340366572">
                <text:p>18.481340366572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5.02602470963048">
                <text:p>5.02602470963048</text:p>
              </table:table-cell>
              <table:table-cell office:value-type="float" office:value="15.7818688160737">
                <text:p>15.781868816073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6.88346634528232">
                <text:p>6.88346634528232</text:p>
              </table:table-cell>
              <table:table-cell office:value-type="float" office:value="14.1626938092868">
                <text:p>14.1626938092868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-19.9249707940423">
                <text:p>-19.9249707940423</text:p>
              </table:table-cell>
              <table:table-cell office:value-type="float" office:value="8.73126894981123">
                <text:p>8.73126894981123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-4.28849831432969">
                <text:p>-4.28849831432969</text:p>
              </table:table-cell>
              <table:table-cell office:value-type="float" office:value="8.36498295284617">
                <text:p>8.36498295284617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60.414832596336">
                <text:p>60.414832596336</text:p>
              </table:table-cell>
              <table:table-cell office:value-type="float" office:value="15.9888232611054">
                <text:p>15.9888232611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33333"/>
    </style:style>
    <style:style style:name="ch2" style:family="chart">
      <style:graphic-properties draw:stroke="none" svg:stroke-color="#333333" draw:fill="none" draw:fill-color="#000000"/>
      <style:text-properties fo:color="#333333" fo:font-family="Arial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333333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minimum="-50" chart:maximum="50" chart:reverse-direction="false" text:line-break="false" chart:link-data-style-to-source="true" chart:axis-position="0" chart:tick-mark-position="at-axis"/>
      <style:graphic-properties svg:stroke-color="#b3b3b3"/>
      <style:text-properties fo:color="#333333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3cm" svg:height="9.551cm" xlink:href=".." xlink:type="simple" chart:class="chart:line" chart:style-name="ch1">
        <chart:legend svg:x="0.25cm" svg:y="0.25cm" style:legend-expansion="custom" chartooo:width="16.016cm" chartooo:height="9.56cm" style:legend-expansion-aspect-ratio="1.67531380753138" chart:style-name="ch2"/>
        <chart:plot-area chart:style-name="ch3" table:cell-range-address="Лист2.B91:Лист2.B157 Лист2.J91:Лист2.J157 Лист2.U91:Лист2.U157" chart:data-source-has-labels="column" svg:x="0.432cm" svg:y="0.307cm" svg:width="15.249cm" svg:height="9.057cm">
          <chartooo:coordinate-region svg:x="1.159cm" svg:y="0.506cm" svg:width="14.522cm" svg:height="8.659cm"/>
          <chart:axis chart:dimension="x" chart:name="primary-x" chart:style-name="ch4" chartooo:axis-type="auto">
            <chartooo:date-scale/>
            <chart:categories table:cell-range-address="Лист2.B91:Лист2.B1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J91:Лист2.J157" chart:class="chart:line">
            <chart:data-point chart:repeated="67"/>
          </chart:series>
          <chart:series chart:style-name="ch8" chart:values-cell-range-address="Лист2.U91:Лист2.U157" chart:class="chart:line"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Столбец U</text:p>
              </table:table-cell>
            </table:table-row>
          </table:table-header-rows>
          <table:table-rows>
            <table:table-row>
              <table:table-cell office:value-type="float" office:value="1950">
                <text:p>1950</text:p>
                <draw:g>
                  <svg:desc>Лист2.B91:Лист2.B157</svg:desc>
                </draw:g>
              </table:table-cell>
              <table:table-cell office:value-type="float" office:value="0">
                <text:p>0</text:p>
                <draw:g>
                  <svg:desc>Лист2.J91:Лист2.J157</svg:desc>
                </draw:g>
              </table:table-cell>
              <table:table-cell office:value-type="float" office:value="0">
                <text:p>0</text:p>
                <draw:g>
                  <svg:desc>Лист2.U91:Лист2.U157</svg:desc>
                </draw:g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-7.62886597938143">
                <text:p>-7.62886597938143</text:p>
              </table:table-cell>
              <table:table-cell office:value-type="float" office:value="-1.90721649484536">
                <text:p>-1.90721649484536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-0.712758207962368">
                <text:p>-0.712758207962368</text:p>
              </table:table-cell>
              <table:table-cell office:value-type="float" office:value="-1.30081583906132">
                <text:p>-1.30081583906132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1.37935418255782">
                <text:p>1.37935418255782</text:p>
              </table:table-cell>
              <table:table-cell office:value-type="float" office:value="-0.66086724278681">
                <text:p>-0.66086724278681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-0.233843425199116">
                <text:p>-0.233843425199116</text:p>
              </table:table-cell>
              <table:table-cell office:value-type="float" office:value="-0.50748340178697">
                <text:p>-0.50748340178697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-3.5110544217687">
                <text:p>-3.5110544217687</text:p>
              </table:table-cell>
              <table:table-cell office:value-type="float" office:value="-0.808004074509304">
                <text:p>-0.808004074509304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-0.361596431347377">
                <text:p>-0.361596431347377</text:p>
              </table:table-cell>
              <table:table-cell office:value-type="float" office:value="-0.671453285653609">
                <text:p>-0.671453285653609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-0.028490028490022">
                <text:p>-0.028490028490022</text:p>
              </table:table-cell>
              <table:table-cell office:value-type="float" office:value="-0.543488736843428">
                <text:p>-0.54348873684342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6.1851644923745">
                <text:p>6.1851644923745</text:p>
              </table:table-cell>
              <table:table-cell office:value-type="float" office:value="-0.568563715062446">
                <text:p>-0.568563715062446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3.05970058274206">
                <text:p>3.05970058274206</text:p>
              </table:table-cell>
              <table:table-cell office:value-type="float" office:value="-0.261132352131879">
                <text:p>-0.261132352131879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-0.142247510668563">
                <text:p>-0.142247510668563</text:p>
              </table:table-cell>
              <table:table-cell office:value-type="float" office:value="-0.27674078533081">
                <text:p>-0.27674078533081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-1.30201244850925">
                <text:p>-1.30201244850925</text:p>
              </table:table-cell>
              <table:table-cell office:value-type="float" office:value="0.408376887218297">
                <text:p>0.408376887218297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-1.875">
                <text:p>-1.875</text:p>
              </table:table-cell>
              <table:table-cell office:value-type="float" office:value="0.283789082396663">
                <text:p>0.283789082396663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-0.0941446082511942">
                <text:p>-0.0941446082511942</text:p>
              </table:table-cell>
              <table:table-cell office:value-type="float" office:value="0.137992809302943">
                <text:p>0.137992809302943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-1.72496325601121">
                <text:p>-1.72496325601121</text:p>
              </table:table-cell>
              <table:table-cell office:value-type="float" office:value="-0.0128474640448807">
                <text:p>-0.0128474640448807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-0.349868582564134">
                <text:p>-0.349868582564134</text:p>
              </table:table-cell>
              <table:table-cell office:value-type="float" office:value="0.300841154633659">
                <text:p>0.300841154633659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8.62135669703536">
                <text:p>8.62135669703536</text:p>
              </table:table-cell>
              <table:table-cell office:value-type="float" office:value="1.18319250884995">
                <text:p>1.18319250884995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3.29916079736367">
                <text:p>3.29916079736367</text:p>
              </table:table-cell>
              <table:table-cell office:value-type="float" office:value="1.52070054406348">
                <text:p>1.52070054406348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-13.7131659391411">
                <text:p>-13.7131659391411</text:p>
              </table:table-cell>
              <table:table-cell office:value-type="float" office:value="-0.549188888923516">
                <text:p>-0.549188888923516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0.887323621561062">
                <text:p>0.887323621561062</text:p>
              </table:table-cell>
              <table:table-cell office:value-type="float" office:value="-0.771802069614236">
                <text:p>-0.771802069614236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36.922084623323">
                <text:p>36.922084623323</text:p>
              </table:table-cell>
              <table:table-cell office:value-type="float" office:value="2.73924721172997">
                <text:p>2.73924721172997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26.539243260999">
                <text:p>26.539243260999</text:p>
              </table:table-cell>
              <table:table-cell office:value-type="float" office:value="6.151249761693">
                <text:p>6.151249761693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-37.137531422633">
                <text:p>-37.137531422633</text:p>
              </table:table-cell>
              <table:table-cell office:value-type="float" office:value="0.371958906730932">
                <text:p>0.371958906730932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-10.8622587978245">
                <text:p>-10.8622587978245</text:p>
              </table:table-cell>
              <table:table-cell office:value-type="float" office:value="-0.646115229553242">
                <text:p>-0.646115229553242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-28.9351427123132">
                <text:p>-28.9351427123132</text:p>
              </table:table-cell>
              <table:table-cell office:value-type="float" office:value="-2.9432478207325">
                <text:p>-2.9432478207325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8.20881802153083">
                <text:p>8.20881802153083</text:p>
              </table:table-cell>
              <table:table-cell office:value-type="float" office:value="-2.49123335425004">
                <text:p>-2.49123335425004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27.8753788682808">
                <text:p>27.8753788682808</text:p>
              </table:table-cell>
              <table:table-cell office:value-type="float" office:value="-1.45035192831594">
                <text:p>-1.45035192831594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-18.918415943949">
                <text:p>-18.918415943949</text:p>
              </table:table-cell>
              <table:table-cell office:value-type="float" office:value="-3.50385780828728">
                <text:p>-3.5038578082872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52.5549727965275">
                <text:p>52.5549727965275</text:p>
              </table:table-cell>
              <table:table-cell office:value-type="float" office:value="1.83822096970008">
                <text:p>1.83822096970008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-22.2078129245211">
                <text:p>-22.2078129245211</text:p>
              </table:table-cell>
              <table:table-cell office:value-type="float" office:value="-0.774361732260447">
                <text:p>-0.774361732260447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-9.66764110660522">
                <text:p>-9.66764110660522</text:p>
              </table:table-cell>
              <table:table-cell office:value-type="float" office:value="-5.173319369692">
                <text:p>-5.173319369692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24.8454742212562">
                <text:p>24.8454742212562</text:p>
              </table:table-cell>
              <table:table-cell office:value-type="float" office:value="-7.04557113004448">
                <text:p>-7.0455711300444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-13.4269958710893">
                <text:p>-13.4269958710893</text:p>
              </table:table-cell>
              <table:table-cell office:value-type="float" office:value="-2.09198714413057">
                <text:p>-2.09198714413057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-7.05654819516222">
                <text:p>-7.05654819516222</text:p>
              </table:table-cell>
              <table:table-cell office:value-type="float" office:value="-1.5252663030221">
                <text:p>-1.5252663030221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118.583199663367">
                <text:p>118.583199663367</text:p>
              </table:table-cell>
              <table:table-cell office:value-type="float" office:value="12.7770225870321">
                <text:p>12.7770225870321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-3.08715962480196">
                <text:p>-3.08715962480196</text:p>
              </table:table-cell>
              <table:table-cell office:value-type="float" office:value="10.1998233531584">
                <text:p>10.1998233531584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8.9205535650427">
                <text:p>18.9205535650427</text:p>
              </table:table-cell>
              <table:table-cell office:value-type="float" office:value="10.3999217679598">
                <text:p>10.3999217679598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-28.8871573311918">
                <text:p>-28.8871573311918</text:p>
              </table:table-cell>
              <table:table-cell office:value-type="float" office:value="5.91620841884866">
                <text:p>5.9162084188486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-21.6633980185705">
                <text:p>-21.6633980185705</text:p>
              </table:table-cell>
              <table:table-cell office:value-type="float" office:value="-0.0857226128361634">
                <text:p>-0.0857226128361634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10.2363998195582">
                <text:p>10.2363998195582</text:p>
              </table:table-cell>
              <table:table-cell office:value-type="float" office:value="2.88322649816838">
                <text:p>2.8832264981683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-1.08335269844135">
                <text:p>-1.08335269844135</text:p>
              </table:table-cell>
              <table:table-cell office:value-type="float" office:value="3.36780326342785">
                <text:p>3.3678032634278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19.7207919510054">
                <text:p>19.7207919510054</text:p>
              </table:table-cell>
              <table:table-cell office:value-type="float" office:value="3.58980031197344">
                <text:p>3.58980031197344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4.3326922229962">
                <text:p>14.3326922229962</text:p>
              </table:table-cell>
              <table:table-cell office:value-type="float" office:value="5.99106966523344">
                <text:p>5.99106966523344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-6.74475405751487">
                <text:p>-6.74475405751487</text:p>
              </table:table-cell>
              <table:table-cell office:value-type="float" office:value="5.28980055371164">
                <text:p>5.28980055371164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-17.14002318205">
                <text:p>-17.14002318205</text:p>
              </table:table-cell>
              <table:table-cell office:value-type="float" office:value="-2.9896864551057">
                <text:p>-2.9896864551057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-6.90068490446554">
                <text:p>-6.90068490446554</text:p>
              </table:table-cell>
              <table:table-cell office:value-type="float" office:value="-3.32198672984197">
                <text:p>-3.32198672984197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6.0964601686353">
                <text:p>36.0964601686353</text:p>
              </table:table-cell>
              <table:table-cell office:value-type="float" office:value="-2.6319809776081">
                <text:p>-2.6319809776081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-32.4340825763835">
                <text:p>-32.4340825763835</text:p>
              </table:table-cell>
              <table:table-cell office:value-type="float" office:value="-2.34204250202266">
                <text:p>-2.3420425020226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38.1314544581156">
                <text:p>-38.1314544581156</text:p>
              </table:table-cell>
              <table:table-cell office:value-type="float" office:value="-3.22709237281338">
                <text:p>-3.22709237281338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4.4384373255483">
                <text:p>14.4384373255483</text:p>
              </table:table-cell>
              <table:table-cell office:value-type="float" office:value="-3.45609320555908">
                <text:p>-3.45609320555908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3.3245672085883">
                <text:p>13.3245672085883</text:p>
              </table:table-cell>
              <table:table-cell office:value-type="float" office:value="-2.64701514933424">
                <text:p>-2.6470151493342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-0.717118124628971">
                <text:p>-0.717118124628971</text:p>
              </table:table-cell>
              <table:table-cell office:value-type="float" office:value="-4.73143016674468">
                <text:p>-4.73143016674468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-16.1692731151013">
                <text:p>-16.1692731151013</text:p>
              </table:table-cell>
              <table:table-cell office:value-type="float" office:value="-7.97423489410699">
                <text:p>-7.97423489410699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-21.119990953751">
                <text:p>-21.119990953751</text:p>
              </table:table-cell>
              <table:table-cell office:value-type="float" office:value="-9.06649127694538">
                <text:p>-9.0664912769453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5.0689846772249">
                <text:p>15.0689846772249</text:p>
              </table:table-cell>
              <table:table-cell office:value-type="float" office:value="-6.34568588687811">
                <text:p>-6.3456858868781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4.08638346059197">
                <text:p>4.08638346059197</text:p>
              </table:table-cell>
              <table:table-cell office:value-type="float" office:value="-5.50512184735353">
                <text:p>-5.50512184735353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-9.25492248186574">
                <text:p>-9.25492248186574</text:p>
              </table:table-cell>
              <table:table-cell office:value-type="float" office:value="-11.579562626041">
                <text:p>-11.57956262604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93.548814004526">
                <text:p>293.548814004526</text:p>
              </table:table-cell>
              <table:table-cell office:value-type="float" office:value="18.0831760847118">
                <text:p>18.083176084711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-5.42045427146111">
                <text:p>-5.42045427146111</text:p>
              </table:table-cell>
              <table:table-cell office:value-type="float" office:value="18.481340366572">
                <text:p>18.481340366572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5.02602470963048">
                <text:p>5.02602470963048</text:p>
              </table:table-cell>
              <table:table-cell office:value-type="float" office:value="15.7818688160737">
                <text:p>15.781868816073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6.88346634528232">
                <text:p>6.88346634528232</text:p>
              </table:table-cell>
              <table:table-cell office:value-type="float" office:value="14.1626938092868">
                <text:p>14.1626938092868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-19.9249707940423">
                <text:p>-19.9249707940423</text:p>
              </table:table-cell>
              <table:table-cell office:value-type="float" office:value="8.73126894981123">
                <text:p>8.73126894981123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-4.28849831432969">
                <text:p>-4.28849831432969</text:p>
              </table:table-cell>
              <table:table-cell office:value-type="float" office:value="8.36498295284617">
                <text:p>8.36498295284617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60.414832596336">
                <text:p>60.414832596336</text:p>
              </table:table-cell>
              <table:table-cell office:value-type="float" office:value="15.9888232611054">
                <text:p>15.9888232611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33333"/>
    </style:style>
    <style:style style:name="ch2" style:family="chart">
      <style:graphic-properties draw:stroke="none" svg:stroke-color="#333333" draw:fill="none" draw:fill-color="#000000"/>
      <style:text-properties fo:color="#333333" fo:font-family="Arial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333333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minimum="-10" chart:maximum="10" chart:reverse-direction="false" text:line-break="false" chart:link-data-style-to-source="true" chart:axis-position="0" chart:tick-mark-position="at-axis"/>
      <style:graphic-properties svg:stroke-color="#b3b3b3"/>
      <style:text-properties fo:color="#333333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4cm" svg:height="9.551cm" xlink:href=".." xlink:type="simple" chart:class="chart:line" chart:style-name="ch1">
        <chart:legend svg:x="0.25cm" svg:y="0.25cm" style:legend-expansion="custom" chartooo:width="16.016cm" chartooo:height="9.56cm" style:legend-expansion-aspect-ratio="1.67531380753138" chart:style-name="ch2"/>
        <chart:plot-area chart:style-name="ch3" table:cell-range-address="Лист2.B91:Лист2.B157 Лист2.J91:Лист2.J157 Лист2.U91:Лист2.U157" chart:data-source-has-labels="column" svg:x="0.432cm" svg:y="0.307cm" svg:width="15.25cm" svg:height="9.057cm">
          <chartooo:coordinate-region svg:x="1.159cm" svg:y="0.506cm" svg:width="14.523cm" svg:height="8.659cm"/>
          <chart:axis chart:dimension="x" chart:name="primary-x" chart:style-name="ch4" chartooo:axis-type="auto">
            <chartooo:date-scale/>
            <chart:categories table:cell-range-address="Лист2.B91:Лист2.B1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J91:Лист2.J157" chart:class="chart:line">
            <chart:data-point chart:repeated="67"/>
          </chart:series>
          <chart:series chart:style-name="ch8" chart:values-cell-range-address="Лист2.U91:Лист2.U157" chart:class="chart:line"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Столбец U</text:p>
              </table:table-cell>
            </table:table-row>
          </table:table-header-rows>
          <table:table-rows>
            <table:table-row>
              <table:table-cell office:value-type="float" office:value="1950">
                <text:p>1950</text:p>
                <draw:g>
                  <svg:desc>Лист2.B91:Лист2.B157</svg:desc>
                </draw:g>
              </table:table-cell>
              <table:table-cell office:value-type="float" office:value="0">
                <text:p>0</text:p>
                <draw:g>
                  <svg:desc>Лист2.J91:Лист2.J157</svg:desc>
                </draw:g>
              </table:table-cell>
              <table:table-cell office:value-type="float" office:value="0">
                <text:p>0</text:p>
                <draw:g>
                  <svg:desc>Лист2.U91:Лист2.U157</svg:desc>
                </draw:g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-7.62886597938143">
                <text:p>-7.62886597938143</text:p>
              </table:table-cell>
              <table:table-cell office:value-type="float" office:value="-1.90721649484536">
                <text:p>-1.90721649484536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-0.712758207962368">
                <text:p>-0.712758207962368</text:p>
              </table:table-cell>
              <table:table-cell office:value-type="float" office:value="-1.30081583906132">
                <text:p>-1.30081583906132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1.37935418255782">
                <text:p>1.37935418255782</text:p>
              </table:table-cell>
              <table:table-cell office:value-type="float" office:value="-0.66086724278681">
                <text:p>-0.66086724278681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-0.233843425199116">
                <text:p>-0.233843425199116</text:p>
              </table:table-cell>
              <table:table-cell office:value-type="float" office:value="-0.50748340178697">
                <text:p>-0.50748340178697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-3.5110544217687">
                <text:p>-3.5110544217687</text:p>
              </table:table-cell>
              <table:table-cell office:value-type="float" office:value="-0.808004074509304">
                <text:p>-0.808004074509304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-0.361596431347377">
                <text:p>-0.361596431347377</text:p>
              </table:table-cell>
              <table:table-cell office:value-type="float" office:value="-0.671453285653609">
                <text:p>-0.671453285653609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-0.028490028490022">
                <text:p>-0.028490028490022</text:p>
              </table:table-cell>
              <table:table-cell office:value-type="float" office:value="-0.543488736843428">
                <text:p>-0.54348873684342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6.1851644923745">
                <text:p>6.1851644923745</text:p>
              </table:table-cell>
              <table:table-cell office:value-type="float" office:value="-0.568563715062446">
                <text:p>-0.568563715062446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3.05970058274206">
                <text:p>3.05970058274206</text:p>
              </table:table-cell>
              <table:table-cell office:value-type="float" office:value="-0.261132352131879">
                <text:p>-0.261132352131879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-0.142247510668563">
                <text:p>-0.142247510668563</text:p>
              </table:table-cell>
              <table:table-cell office:value-type="float" office:value="-0.27674078533081">
                <text:p>-0.27674078533081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-1.30201244850925">
                <text:p>-1.30201244850925</text:p>
              </table:table-cell>
              <table:table-cell office:value-type="float" office:value="0.408376887218297">
                <text:p>0.408376887218297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-1.875">
                <text:p>-1.875</text:p>
              </table:table-cell>
              <table:table-cell office:value-type="float" office:value="0.283789082396663">
                <text:p>0.283789082396663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-0.0941446082511942">
                <text:p>-0.0941446082511942</text:p>
              </table:table-cell>
              <table:table-cell office:value-type="float" office:value="0.137992809302943">
                <text:p>0.137992809302943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-1.72496325601121">
                <text:p>-1.72496325601121</text:p>
              </table:table-cell>
              <table:table-cell office:value-type="float" office:value="-0.0128474640448807">
                <text:p>-0.0128474640448807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-0.349868582564134">
                <text:p>-0.349868582564134</text:p>
              </table:table-cell>
              <table:table-cell office:value-type="float" office:value="0.300841154633659">
                <text:p>0.300841154633659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8.62135669703536">
                <text:p>8.62135669703536</text:p>
              </table:table-cell>
              <table:table-cell office:value-type="float" office:value="1.18319250884995">
                <text:p>1.18319250884995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3.29916079736367">
                <text:p>3.29916079736367</text:p>
              </table:table-cell>
              <table:table-cell office:value-type="float" office:value="1.52070054406348">
                <text:p>1.52070054406348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-13.7131659391411">
                <text:p>-13.7131659391411</text:p>
              </table:table-cell>
              <table:table-cell office:value-type="float" office:value="-0.549188888923516">
                <text:p>-0.549188888923516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0.887323621561062">
                <text:p>0.887323621561062</text:p>
              </table:table-cell>
              <table:table-cell office:value-type="float" office:value="-0.771802069614236">
                <text:p>-0.771802069614236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36.922084623323">
                <text:p>36.922084623323</text:p>
              </table:table-cell>
              <table:table-cell office:value-type="float" office:value="2.73924721172997">
                <text:p>2.73924721172997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26.539243260999">
                <text:p>26.539243260999</text:p>
              </table:table-cell>
              <table:table-cell office:value-type="float" office:value="6.151249761693">
                <text:p>6.151249761693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-37.137531422633">
                <text:p>-37.137531422633</text:p>
              </table:table-cell>
              <table:table-cell office:value-type="float" office:value="0.371958906730932">
                <text:p>0.371958906730932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-10.8622587978245">
                <text:p>-10.8622587978245</text:p>
              </table:table-cell>
              <table:table-cell office:value-type="float" office:value="-0.646115229553242">
                <text:p>-0.646115229553242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-28.9351427123132">
                <text:p>-28.9351427123132</text:p>
              </table:table-cell>
              <table:table-cell office:value-type="float" office:value="-2.9432478207325">
                <text:p>-2.9432478207325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8.20881802153083">
                <text:p>8.20881802153083</text:p>
              </table:table-cell>
              <table:table-cell office:value-type="float" office:value="-2.49123335425004">
                <text:p>-2.49123335425004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27.8753788682808">
                <text:p>27.8753788682808</text:p>
              </table:table-cell>
              <table:table-cell office:value-type="float" office:value="-1.45035192831594">
                <text:p>-1.45035192831594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-18.918415943949">
                <text:p>-18.918415943949</text:p>
              </table:table-cell>
              <table:table-cell office:value-type="float" office:value="-3.50385780828728">
                <text:p>-3.5038578082872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52.5549727965275">
                <text:p>52.5549727965275</text:p>
              </table:table-cell>
              <table:table-cell office:value-type="float" office:value="1.83822096970008">
                <text:p>1.83822096970008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-22.2078129245211">
                <text:p>-22.2078129245211</text:p>
              </table:table-cell>
              <table:table-cell office:value-type="float" office:value="-0.774361732260447">
                <text:p>-0.774361732260447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-9.66764110660522">
                <text:p>-9.66764110660522</text:p>
              </table:table-cell>
              <table:table-cell office:value-type="float" office:value="-5.173319369692">
                <text:p>-5.173319369692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24.8454742212562">
                <text:p>24.8454742212562</text:p>
              </table:table-cell>
              <table:table-cell office:value-type="float" office:value="-7.04557113004448">
                <text:p>-7.0455711300444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-13.4269958710893">
                <text:p>-13.4269958710893</text:p>
              </table:table-cell>
              <table:table-cell office:value-type="float" office:value="-2.09198714413057">
                <text:p>-2.09198714413057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-7.05654819516222">
                <text:p>-7.05654819516222</text:p>
              </table:table-cell>
              <table:table-cell office:value-type="float" office:value="-1.5252663030221">
                <text:p>-1.5252663030221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118.583199663367">
                <text:p>118.583199663367</text:p>
              </table:table-cell>
              <table:table-cell office:value-type="float" office:value="12.7770225870321">
                <text:p>12.7770225870321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-3.08715962480196">
                <text:p>-3.08715962480196</text:p>
              </table:table-cell>
              <table:table-cell office:value-type="float" office:value="10.1998233531584">
                <text:p>10.1998233531584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8.9205535650427">
                <text:p>18.9205535650427</text:p>
              </table:table-cell>
              <table:table-cell office:value-type="float" office:value="10.3999217679598">
                <text:p>10.3999217679598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-28.8871573311918">
                <text:p>-28.8871573311918</text:p>
              </table:table-cell>
              <table:table-cell office:value-type="float" office:value="5.91620841884866">
                <text:p>5.9162084188486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-21.6633980185705">
                <text:p>-21.6633980185705</text:p>
              </table:table-cell>
              <table:table-cell office:value-type="float" office:value="-0.0857226128361634">
                <text:p>-0.0857226128361634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10.2363998195582">
                <text:p>10.2363998195582</text:p>
              </table:table-cell>
              <table:table-cell office:value-type="float" office:value="2.88322649816838">
                <text:p>2.8832264981683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-1.08335269844135">
                <text:p>-1.08335269844135</text:p>
              </table:table-cell>
              <table:table-cell office:value-type="float" office:value="3.36780326342785">
                <text:p>3.3678032634278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19.7207919510054">
                <text:p>19.7207919510054</text:p>
              </table:table-cell>
              <table:table-cell office:value-type="float" office:value="3.58980031197344">
                <text:p>3.58980031197344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14.3326922229962">
                <text:p>14.3326922229962</text:p>
              </table:table-cell>
              <table:table-cell office:value-type="float" office:value="5.99106966523344">
                <text:p>5.99106966523344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-6.74475405751487">
                <text:p>-6.74475405751487</text:p>
              </table:table-cell>
              <table:table-cell office:value-type="float" office:value="5.28980055371164">
                <text:p>5.28980055371164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-17.14002318205">
                <text:p>-17.14002318205</text:p>
              </table:table-cell>
              <table:table-cell office:value-type="float" office:value="-2.9896864551057">
                <text:p>-2.9896864551057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-6.90068490446554">
                <text:p>-6.90068490446554</text:p>
              </table:table-cell>
              <table:table-cell office:value-type="float" office:value="-3.32198672984197">
                <text:p>-3.32198672984197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6.0964601686353">
                <text:p>36.0964601686353</text:p>
              </table:table-cell>
              <table:table-cell office:value-type="float" office:value="-2.6319809776081">
                <text:p>-2.6319809776081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-32.4340825763835">
                <text:p>-32.4340825763835</text:p>
              </table:table-cell>
              <table:table-cell office:value-type="float" office:value="-2.34204250202266">
                <text:p>-2.3420425020226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38.1314544581156">
                <text:p>-38.1314544581156</text:p>
              </table:table-cell>
              <table:table-cell office:value-type="float" office:value="-3.22709237281338">
                <text:p>-3.22709237281338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4.4384373255483">
                <text:p>14.4384373255483</text:p>
              </table:table-cell>
              <table:table-cell office:value-type="float" office:value="-3.45609320555908">
                <text:p>-3.45609320555908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3.3245672085883">
                <text:p>13.3245672085883</text:p>
              </table:table-cell>
              <table:table-cell office:value-type="float" office:value="-2.64701514933424">
                <text:p>-2.6470151493342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-0.717118124628971">
                <text:p>-0.717118124628971</text:p>
              </table:table-cell>
              <table:table-cell office:value-type="float" office:value="-4.73143016674468">
                <text:p>-4.73143016674468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-16.1692731151013">
                <text:p>-16.1692731151013</text:p>
              </table:table-cell>
              <table:table-cell office:value-type="float" office:value="-7.97423489410699">
                <text:p>-7.97423489410699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-21.119990953751">
                <text:p>-21.119990953751</text:p>
              </table:table-cell>
              <table:table-cell office:value-type="float" office:value="-9.06649127694538">
                <text:p>-9.0664912769453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5.0689846772249">
                <text:p>15.0689846772249</text:p>
              </table:table-cell>
              <table:table-cell office:value-type="float" office:value="-6.34568588687811">
                <text:p>-6.3456858868781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4.08638346059197">
                <text:p>4.08638346059197</text:p>
              </table:table-cell>
              <table:table-cell office:value-type="float" office:value="-5.50512184735353">
                <text:p>-5.50512184735353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-9.25492248186574">
                <text:p>-9.25492248186574</text:p>
              </table:table-cell>
              <table:table-cell office:value-type="float" office:value="-11.579562626041">
                <text:p>-11.57956262604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93.548814004526">
                <text:p>293.548814004526</text:p>
              </table:table-cell>
              <table:table-cell office:value-type="float" office:value="18.0831760847118">
                <text:p>18.083176084711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-5.42045427146111">
                <text:p>-5.42045427146111</text:p>
              </table:table-cell>
              <table:table-cell office:value-type="float" office:value="18.481340366572">
                <text:p>18.481340366572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5.02602470963048">
                <text:p>5.02602470963048</text:p>
              </table:table-cell>
              <table:table-cell office:value-type="float" office:value="15.7818688160737">
                <text:p>15.781868816073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6.88346634528232">
                <text:p>6.88346634528232</text:p>
              </table:table-cell>
              <table:table-cell office:value-type="float" office:value="14.1626938092868">
                <text:p>14.1626938092868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-19.9249707940423">
                <text:p>-19.9249707940423</text:p>
              </table:table-cell>
              <table:table-cell office:value-type="float" office:value="8.73126894981123">
                <text:p>8.73126894981123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-4.28849831432969">
                <text:p>-4.28849831432969</text:p>
              </table:table-cell>
              <table:table-cell office:value-type="float" office:value="8.36498295284617">
                <text:p>8.36498295284617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60.414832596336">
                <text:p>60.414832596336</text:p>
              </table:table-cell>
              <table:table-cell office:value-type="float" office:value="15.9888232611054">
                <text:p>15.9888232611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33333"/>
    </style:style>
    <style:style style:name="ch2" style:family="chart">
      <style:chart-properties chart:auto-position="true" style:rotation-angle="0"/>
      <style:text-properties fo:color="#333333" fo:font-family="Arial" fo:font-size="13pt" style:font-size-asian="13pt" style:font-family-complex="Arial" style:font-size-complex="13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0">
      <style:chart-properties chart:display-label="true" chart:logarithmic="false" chart:minimum="1955" chart:maximum="2015" chart:interval-major="5" chart:interval-minor-divisor="2" chart:reverse-direction="false" text:line-break="false" chart:link-data-style-to-source="true" chart:axis-position="0" chart:tick-mark-position="at-axis"/>
      <style:graphic-properties svg:stroke-color="#b3b3b3"/>
      <style:text-properties fo:color="#333333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333333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4cm" svg:height="9cm" xlink:href=".." xlink:type="simple" chart:class="chart:scatter" chart:style-name="ch1">
        <chart:title svg:x="3.236cm" svg:y="0.316cm" chart:style-name="ch2">
          <text:p>Пики относительной стоимости золото/нефть</text:p>
        </chart:title>
        <chart:plot-area chart:style-name="ch3" table:cell-range-address="Лист2.F171:Лист2.F176 Лист2.J171:Лист2.J176" svg:x="0.428cm" svg:y="0.25cm" svg:width="15.576cm" svg:height="8.586cm">
          <chartooo:coordinate-region svg:x="1.235cm" svg:y="0.449cm" svg:width="14.397cm" svg:height="7.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2.J171:Лист2.J176" chart:class="chart:scatter">
            <chart:domain table:cell-range-address="Лист2.F171:Лист2.F176"/>
            <chart:regression-curve chart:style-name="ch8"/>
            <chart:regression-curve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5">
                <text:p>1955</text:p>
                <draw:g>
                  <svg:desc>Лист2.F171:Лист2.F176</svg:desc>
                </draw:g>
              </table:table-cell>
              <table:table-cell office:value-type="float" office:value="1.37935418255782">
                <text:p>1.37935418255782</text:p>
                <draw:g>
                  <svg:desc>Лист2.J171:Лист2.J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0">
                <text:p>1960</text:p>
              </table:table-cell>
              <table:table-cell office:value-type="float" office:value="6.1851644923745">
                <text:p>6.1851644923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8">
                <text:p>1968</text:p>
              </table:table-cell>
              <table:table-cell office:value-type="float" office:value="8.62135669703536">
                <text:p>8.62135669703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2">
                <text:p>1972</text:p>
              </table:table-cell>
              <table:table-cell office:value-type="float" office:value="36.922084623323">
                <text:p>36.922084623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6">
                <text:p>1986</text:p>
              </table:table-cell>
              <table:table-cell office:value-type="float" office:value="118.583199663367">
                <text:p>118.583199663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9">
                <text:p>2009</text:p>
              </table:table-cell>
              <table:table-cell office:value-type="float" office:value="293.548814004526">
                <text:p>293.5488140045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